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701in" fo:margin-top="0in" fo:margin-bottom="0in" table:align="margins" style:writing-mode="lr-tb"/>
    </style:style>
    <style:style style:name="Table1.A" style:family="table-column">
      <style:table-column-properties style:column-width="0.875in" style:rel-column-width="8469*"/>
    </style:style>
    <style:style style:name="Table1.B" style:family="table-column">
      <style:table-column-properties style:column-width="1.4819in" style:rel-column-width="14345*"/>
    </style:style>
    <style:style style:name="Table1.C" style:family="table-column">
      <style:table-column-properties style:column-width="1.1in" style:rel-column-width="10650*"/>
    </style:style>
    <style:style style:name="Table1.D" style:family="table-column">
      <style:table-column-properties style:column-width="3.3132in" style:rel-column-width="32071*"/>
    </style:style>
    <style:style style:name="Table1.1" style:family="table-row">
      <style:table-row-properties style:min-row-height="0.1688in" style:keep-together="true" fo:keep-together="auto"/>
    </style:style>
    <style:style style:name="Table1.A1" style:family="table-cell">
      <style:table-cell-properties fo:background-color="#d8d8d8" fo:padding-left="0.0069in" fo:padding-right="0.0069in" fo:padding-top="0in" fo:padding-bottom="0in" fo:border-left="0.0069in solid #000001" fo:border-right="none" fo:border-top="0.0069in solid #000001" fo:border-bottom="0.0069in solid #000001">
        <style:background-image/>
      </style:table-cell-properties>
    </style:style>
    <style:style style:name="Table1.D1" style:family="table-cell">
      <style:table-cell-properties fo:background-color="#d8d8d8" fo:padding-left="0.0069in" fo:padding-right="0.0069in" fo:padding-top="0in" fo:padding-bottom="0in" fo:border="0.0069in solid #000001">
        <style:background-image/>
      </style:table-cell-properties>
    </style:style>
    <style:style style:name="Table1.2" style:family="table-row">
      <style:table-row-properties style:min-row-height="0.2104in" style:keep-together="true" fo:keep-together="auto"/>
    </style:style>
    <style:style style:name="Table1.A2" style:family="table-cell">
      <style:table-cell-properties fo:padding-left="0.0069in" fo:padding-right="0.0069in" fo:padding-top="0in" fo:padding-bottom="0in" fo:border-left="0.0069in solid #000001" fo:border-right="none" fo:border-top="0.0069in solid #000001" fo:border-bottom="0.0069in solid #000001"/>
    </style:style>
    <style:style style:name="Table1.D2" style:family="table-cell">
      <style:table-cell-properties fo:padding-left="0.0069in" fo:padding-right="0.0069in" fo:padding-top="0in" fo:padding-bottom="0in" fo:border="0.0069in solid #000001"/>
    </style:style>
    <style:style style:name="Table1.A4" style:family="table-cell">
      <style:table-cell-properties fo:padding-left="0.0069in" fo:padding-right="0.0069in" fo:padding-top="0in" fo:padding-bottom="0in" fo:border-left="0.0069in solid #000001" fo:border-right="none" fo:border-top="none" fo:border-bottom="0.0069in solid #000001"/>
    </style:style>
    <style:style style:name="Table1.D4" style:family="table-cell">
      <style:table-cell-properties fo:padding-left="0.0069in" fo:padding-right="0.0069in" fo:padding-top="0in" fo:padding-bottom="0in" fo:border-left="0.0069in solid #000001" fo:border-right="0.0069in solid #000001" fo:border-top="none" fo:border-bottom="0.0069in solid #000001"/>
    </style:style>
    <style:style style:name="Table1.A13" style:family="table-cell">
      <style:table-cell-properties fo:padding-left="0.0069in" fo:padding-right="0.0069in" fo:padding-top="0in" fo:padding-bottom="0in" fo:border-left="0.0069in solid #000001" fo:border-right="none" fo:border-top="none" fo:border-bottom="0.0069in solid #00000a"/>
    </style:style>
    <style:style style:name="Table1.D13" style:family="table-cell">
      <style:table-cell-properties fo:padding-left="0.0069in" fo:padding-right="0.0069in" fo:padding-top="0in" fo:padding-bottom="0in" fo:border-left="0.0069in solid #000001" fo:border-right="0.0069in solid #000001" fo:border-top="none" fo:border-bottom="0.0069in solid #00000a"/>
    </style:style>
    <style:style style:name="Table1.A14" style:family="table-cell">
      <style:table-cell-properties fo:padding-left="0.0069in" fo:padding-right="0.0069in" fo:padding-top="0in" fo:padding-bottom="0in" fo:border-left="0.0069in solid #000001" fo:border-right="none" fo:border-top="0.0069in solid #00000a" fo:border-bottom="0.0069in solid #000001"/>
    </style:style>
    <style:style style:name="Table1.D14" style:family="table-cell">
      <style:table-cell-properties fo:padding-left="0.0069in" fo:padding-right="0.0069in" fo:padding-top="0in" fo:padding-bottom="0in" fo:border-left="0.0069in solid #000001" fo:border-right="0.0069in solid #000001" fo:border-top="0.0069in solid #00000a" fo:border-bottom="0.0069in solid #000001"/>
    </style:style>
    <style:style style:name="Table2" style:family="table">
      <style:table-properties style:width="6.7701in" fo:margin-top="0in" fo:margin-bottom="0in" table:align="margins" style:writing-mode="lr-tb"/>
    </style:style>
    <style:style style:name="Table2.A" style:family="table-column">
      <style:table-column-properties style:column-width="1.6778in" style:rel-column-width="16240*"/>
    </style:style>
    <style:style style:name="Table2.B" style:family="table-column">
      <style:table-column-properties style:column-width="5.0924in" style:rel-column-width="49295*"/>
    </style:style>
    <style:style style:name="Table2.1" style:family="table-row">
      <style:table-row-properties style:keep-together="true" fo:keep-together="auto"/>
    </style:style>
    <style:style style:name="Table2.A1" style:family="table-cell">
      <style:table-cell-properties fo:background-color="#d8d8d8" fo:padding-left="0.0069in" fo:padding-right="0.0069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d8d8d8" fo:padding-left="0.0069in" fo:padding-right="0.0069in" fo:padding-top="0in" fo:padding-bottom="0in" fo:border="0.0069in solid #000001">
        <style:background-image/>
      </style:table-cell-properties>
    </style:style>
    <style:style style:name="Table2.A2" style:family="table-cell">
      <style:table-cell-properties fo:padding-left="0.0069in" fo:padding-right="0.0069in" fo:padding-top="0in" fo:padding-bottom="0in" fo:border-left="0.0069in solid #000001" fo:border-right="none" fo:border-top="none" fo:border-bottom="0.0069in solid #000001"/>
    </style:style>
    <style:style style:name="Table2.B2" style:family="table-cell">
      <style:table-cell-properties fo:padding-left="0.0069in" fo:padding-right="0.0069in" fo:padding-top="0in" fo:padding-bottom="0in" fo:border-left="0.0069in solid #000001" fo:border-right="0.0069in solid #000001" fo:border-top="none" fo:border-bottom="0.0069in solid #000001"/>
    </style:style>
    <style:style style:name="Table3" style:family="table">
      <style:table-properties style:width="6.7701in" fo:margin-top="0in" fo:margin-bottom="0in" table:align="margins" style:writing-mode="lr-tb"/>
    </style:style>
    <style:style style:name="Table3.A" style:family="table-column">
      <style:table-column-properties style:column-width="2.1847in" style:rel-column-width="21147*"/>
    </style:style>
    <style:style style:name="Table3.B" style:family="table-column">
      <style:table-column-properties style:column-width="4.5854in" style:rel-column-width="44388*"/>
    </style:style>
    <style:style style:name="Table3.1" style:family="table-row">
      <style:table-row-properties style:min-row-height="0.1688in" style:keep-together="true" fo:keep-together="auto"/>
    </style:style>
    <style:style style:name="Table3.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3.B1" style:family="table-cell">
      <style:table-cell-properties fo:padding-left="0.0069in" fo:padding-right="0.0069in" fo:padding-top="0in" fo:padding-bottom="0in" fo:border="0.0069in solid #000001"/>
    </style:style>
    <style:style style:name="Table3.A10" style:family="table-cell">
      <style:table-cell-properties fo:padding-left="0.0069in" fo:padding-right="0.0069in" fo:padding-top="0in" fo:padding-bottom="0in" fo:border-left="0.0069in solid #000001" fo:border-right="none" fo:border-top="none" fo:border-bottom="0.0069in solid #000001"/>
    </style:style>
    <style:style style:name="Table3.B10" style:family="table-cell">
      <style:table-cell-properties fo:padding-left="0.0069in" fo:padding-right="0.0069in" fo:padding-top="0in" fo:padding-bottom="0in" fo:border-left="0.0069in solid #000001" fo:border-right="0.0069in solid #000001" fo:border-top="none" fo:border-bottom="0.0069in solid #000001"/>
    </style:style>
    <style:style style:name="Table4" style:family="table">
      <style:table-properties style:width="4in" fo:margin-top="0in" fo:margin-bottom="0in" table:align="left" style:writing-mode="lr-tb"/>
    </style:style>
    <style:style style:name="Table4.A" style:family="table-column">
      <style:table-column-properties style:column-width="2.1201in"/>
    </style:style>
    <style:style style:name="Table4.B" style:family="table-column">
      <style:table-column-properties style:column-width="1.8799in"/>
    </style:style>
    <style:style style:name="Table4.1" style:family="table-row">
      <style:table-row-properties style:min-row-height="0.1688in" style:keep-together="true" fo:keep-together="auto"/>
    </style:style>
    <style:style style:name="Table4.A1" style:family="table-cell">
      <style:table-cell-properties fo:padding-left="0.0069in" fo:padding-right="0.0069in" fo:padding-top="0in" fo:padding-bottom="0in" fo:border-left="0.0069in solid #000001" fo:border-right="none" fo:border-top="0.0069in solid #000001" fo:border-bottom="0.0069in solid #000001"/>
    </style:style>
    <style:style style:name="Table4.B1" style:family="table-cell">
      <style:table-cell-properties fo:padding-left="0.0069in" fo:padding-right="0.0069in" fo:padding-top="0in" fo:padding-bottom="0in" fo:border="0.0069in solid #000001"/>
    </style:style>
    <style:style style:name="Table5" style:family="table">
      <style:table-properties style:width="3.6972in" fo:margin-left="1.3778in" fo:margin-top="0in" fo:margin-bottom="0in" table:align="left" style:writing-mode="lr-tb"/>
    </style:style>
    <style:style style:name="Table5.A" style:family="table-column">
      <style:table-column-properties style:column-width="0.709in"/>
    </style:style>
    <style:style style:name="Table5.B" style:family="table-column">
      <style:table-column-properties style:column-width="2.1979in"/>
    </style:style>
    <style:style style:name="Table5.C" style:family="table-column">
      <style:table-column-properties style:column-width="0.7903in"/>
    </style:style>
    <style:style style:name="Table5.1" style:family="table-row">
      <style:table-row-properties style:min-row-height="0.4694in" style:keep-together="true" fo:keep-together="auto"/>
    </style:style>
    <style:style style:name="Table5.A1" style:family="table-cell">
      <style:table-cell-properties fo:padding-left="0.0069in" fo:padding-right="0.0069in" fo:padding-top="0in" fo:padding-bottom="0in" fo:border-left="0.0007in solid #000001" fo:border-right="none" fo:border-top="0.0007in solid #000001" fo:border-bottom="0.0007in solid #000001"/>
    </style:style>
    <style:style style:name="Table5.C1" style:family="table-cell">
      <style:table-cell-properties fo:padding-left="0.0069in" fo:padding-right="0.0069in" fo:padding-top="0in" fo:padding-bottom="0in" fo:border="0.0007in solid #000001"/>
    </style:style>
    <style:style style:name="Table5.2" style:family="table-row">
      <style:table-row-properties style:keep-together="true" fo:keep-together="auto"/>
    </style:style>
    <style:style style:name="Table5.A2" style:family="table-cell">
      <style:table-cell-properties fo:background-color="transparent" fo:padding-left="0.0069in" fo:padding-right="0.0069in" fo:padding-top="0in" fo:padding-bottom="0in" fo:border-left="0.0007in solid #000001" fo:border-right="none" fo:border-top="none" fo:border-bottom="0.0007in solid #000001">
        <style:background-image/>
      </style:table-cell-properties>
    </style:style>
    <style:style style:name="Table5.C2" style:family="table-cell">
      <style:table-cell-properties fo:background-color="transparent" fo:padding-left="0.0069in" fo:padding-right="0.0069in" fo:padding-top="0in" fo:padding-bottom="0in" fo:border-left="0.0007in solid #000001" fo:border-right="0.0007in solid #000001" fo:border-top="none" fo:border-bottom="0.0007in solid #000001">
        <style:background-image/>
      </style:table-cell-properties>
    </style:style>
    <style:style style:name="P1" style:family="paragraph" style:parent-style-name="Text_20_body">
      <style:text-properties fo:color="#000000" style:font-name-asian="Courier New1" style:font-name-complex="Courier New1"/>
    </style:style>
    <style:style style:name="P2" style:family="paragraph" style:parent-style-name="Title">
      <style:text-properties fo:language="en" fo:country="US"/>
    </style:style>
    <style:style style:name="P3" style:family="paragraph" style:parent-style-name="Standard" style:master-page-name="ToC_20_Page">
      <style:paragraph-properties fo:margin-top="0in" fo:margin-bottom="0.3335in" style:page-number="auto"/>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margin-top="0in" fo:margin-bottom="0.3335in"/>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fo:font-weight="bold" style:font-weight-asian="bold"/>
    </style:style>
    <style:style style:name="P6" style:family="paragraph" style:parent-style-name="Heading_20_1" style:list-style-name="Heading_20_Numbering"/>
    <style:style style:name="P7" style:family="paragraph" style:parent-style-name="Heading_20_1" style:list-style-name="Heading_20_Numbering">
      <style:text-properties style:font-name-asian="Courier New1"/>
    </style:style>
    <style:style style:name="P8" style:family="paragraph" style:parent-style-name="Heading_20_2" style:list-style-name="Heading_20_Numbering"/>
    <style:style style:name="P9" style:family="paragraph" style:parent-style-name="Heading_20_2" style:list-style-name="Heading_20_Numbering">
      <style:text-properties style:font-name-asian="Courier New1"/>
    </style:style>
    <style:style style:name="P10" style:family="paragraph" style:parent-style-name="Heading_20_3" style:list-style-name="Heading_20_Numbering"/>
    <style:style style:name="P11" style:family="paragraph" style:parent-style-name="Heading_20_3" style:list-style-name="Heading_20_Numbering">
      <style:text-properties style:text-underline-style="solid" style:text-underline-type="double" style:text-underline-width="auto" style:text-underline-color="font-color"/>
    </style:style>
    <style:style style:name="P12" style:family="paragraph" style:parent-style-name="Title" style:master-page-name="First_20_Page">
      <style:paragraph-properties style:page-number="auto"/>
      <style:text-properties fo:language="en" fo:country="US"/>
    </style:style>
    <style:style style:name="P13" style:family="paragraph" style:parent-style-name="List_20_1" style:list-style-name="List_20_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sian="Courier New1"/>
    </style:style>
    <style:style style:name="T4" style:family="text">
      <style:text-properties fo:color="#000000"/>
    </style:style>
    <style:style style:name="T5" style:family="text">
      <style:text-properties fo:color="#000000" style:font-name-asian="Courier New1" style:font-name-complex="Courier New1"/>
    </style:style>
    <style:style style:name="T6" style:family="text">
      <style:text-properties fo:color="#000000" style:font-size-complex="8pt"/>
    </style:style>
    <style:style style:name="T7" style:family="text">
      <style:text-properties fo:color="#000000"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color="#ff0000"/>
    </style:style>
    <style:style style:name="T11"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Toc396296341"/>FreeACS Shell</text:p>
      <text:p text:style-name="P2">User Manual<text:bookmark-end text:name="_Toc396296341"/></text:p>
      <text:p text:style-name="FreeACS_5f_UnderTitle"><text:bookmark-start text:name="__RefHeading__5113_252240262"/>Version <text:user-defined style:data-style-name="N0" text:name="Product Version">2014R1</text:user-defined><text:bookmark-end text:name="__RefHeading__5113_252240262"/><text:bookmark-start text:name="_Toc396296342"/><text:bookmark-end text:name="_Toc396296342"/></text:p>
      <text:section text:style-name="Sect1" text:name="TextSection">
        <text:p text:style-name="P3">&lt;&lt;Insert table of contents here&gt;&gt;</text:p>
        <text:p text:style-name="P4"/>
      </text:section>
      <text:list xml:id="list4723759025696265827" text:style-name="Heading_20_Numbering">
        <text:list-item>
          <text:h text:style-name="P6" text:outline-level="1"><text:bookmark-start text:name="_Toc396296343"/><text:bookmark-start text:name="__RefHeading__40094964"/>Document Introduction<text:bookmark-end text:name="_Toc396296343"/><text:bookmark-end text:name="__RefHeading__40094964"/></text:h>
          <text:list>
            <text:list-item>
              <text:h text:style-name="P8" text:outline-level="2"><text:bookmark-start text:name="_GoBack"/><text:bookmark-start text:name="_Toc396296344"/><text:bookmark-start text:name="__RefHeading__5115_252240262"/>Document Purpose and Audience<text:bookmark-end text:name="_Toc396296344"/><text:bookmark-end text:name="__RefHeading__5115_252240262"/></text:h>
              <text:list>
                <text:list-item>
                  <text:h text:style-name="P10" text:outline-level="3"><text:bookmark-end text:name="_GoBack"/><text:bookmark-start text:name="_Toc396296345"/>Purpose<text:bookmark-end text:name="_Toc396296345"/></text:h>
                </text:list-item>
              </text:list>
            </text:list-item>
          </text:list>
        </text:list-item>
      </text:list>
      <text:p text:style-name="Text_20_body">The purpose of the document is to explain what FreeACS Shell is and how to use it.</text:p>
      <text:list xml:id="list2076666155" text:continue-numbering="true" text:style-name="Heading_20_Numbering">
        <text:list-item>
          <text:list>
            <text:list-item>
              <text:list>
                <text:list-item>
                  <text:h text:style-name="P10" text:outline-level="3"><text:bookmark-start text:name="__RefHeading__5117_252240262"/><text:bookmark-start text:name="_Toc396296346"/>Audience<text:bookmark-end text:name="_Toc396296346"/></text:h>
                </text:list-item>
              </text:list>
            </text:list-item>
          </text:list>
        </text:list-item>
      </text:list>
      <text:p text:style-name="Text_20_body">FreeACS Shell is not at all that intuitive like FreeACS Web. It is a command line interface and requires either</text:p>
      <text:list xml:id="list6149130703416358107" text:style-name="List_20_1">
        <text:list-item>
          <text:p text:style-name="P13">A determined user with some technical experience; or</text:p>
        </text:list-item>
        <text:list-item>
          <text:p text:style-name="P13">A technically experienced user</text:p>
        </text:list-item>
      </text:list>
      <text:p text:style-name="Text_20_body">Users with experience from other shells (like unix-shells, telnet-interfaces, ftp etc) should be able to navigate the shell fairly quickly. Furthermore, recognizing regex is always a good thing. The not so experienced user will have a steep hill to climb – but the document aims to help him/her as well.</text:p>
      <text:list xml:id="list1420537471" text:continue-list="list2076666155" text:style-name="Heading_20_Numbering">
        <text:list-item>
          <text:list>
            <text:list-item>
              <text:h text:style-name="P8" text:outline-level="2"><text:bookmark-end text:name="__RefHeading__5117_252240262"/><text:bookmark-start text:name="__RefHeading__5119_252240262"/><text:bookmark-start text:name="_Toc396296347"/>Document History<text:bookmark-end text:name="__RefHeading__5119_252240262"/><text:bookmark-end text:name="_Toc396296347"/></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2">
          <table:table-cell table:style-name="Table1.A2" office:value-type="string">
            <text:p text:style-name="Table_20_Contents">1.4.0</text:p>
          </table:table-cell>
          <table:table-cell table:style-name="Table1.A2" office:value-type="string">
            <text:p text:style-name="Table_20_Contents">M. Simonsen</text:p>
          </table:table-cell>
          <table:table-cell table:style-name="Table1.A2" office:value-type="string">
            <text:p text:style-name="Table_20_Contents">01-Mar-09</text:p>
          </table:table-cell>
          <table:table-cell table:style-name="Table1.D2" office:value-type="string">
            <text:p text:style-name="Table_20_Contents">Initial public version.</text:p>
          </table:table-cell>
        </table:table-row>
        <table:table-row table:style-name="Table1.2">
          <table:table-cell table:style-name="Table1.A2" office:value-type="string">
            <text:p text:style-name="Table_20_Contents">1.4.1</text:p>
          </table:table-cell>
          <table:table-cell table:style-name="Table1.A2" office:value-type="string">
            <text:p text:style-name="Table_20_Contents">M. Simonsen</text:p>
          </table:table-cell>
          <table:table-cell table:style-name="Table1.A2" office:value-type="string">
            <text:p text:style-name="Table_20_Contents">23-Mar-09</text:p>
          </table:table-cell>
          <table:table-cell table:style-name="Table1.D2" office:value-type="string">
            <text:p text:style-name="Table_20_Contents">Revised version</text:p>
          </table:table-cell>
        </table:table-row>
        <table:table-row table:style-name="Table1.2">
          <table:table-cell table:style-name="Table1.A4" office:value-type="string">
            <text:p text:style-name="Table_20_Contents">1.4.2</text:p>
          </table:table-cell>
          <table:table-cell table:style-name="Table1.A4" office:value-type="string">
            <text:p text:style-name="Table_20_Contents">M. Simonsen</text:p>
          </table:table-cell>
          <table:table-cell table:style-name="Table1.A4" office:value-type="string">
            <text:p text:style-name="Table_20_Contents">03-Apr-09</text:p>
          </table:table-cell>
          <table:table-cell table:style-name="Table1.D4" office:value-type="string">
            <text:p text:style-name="Table_20_Contents">Revised edition</text:p>
          </table:table-cell>
        </table:table-row>
        <table:table-row table:style-name="Table1.2">
          <table:table-cell table:style-name="Table1.A4" office:value-type="string">
            <text:p text:style-name="Table_20_Contents">1.4.3</text:p>
          </table:table-cell>
          <table:table-cell table:style-name="Table1.A4" office:value-type="string">
            <text:p text:style-name="Table_20_Contents">M. Simonsen</text:p>
          </table:table-cell>
          <table:table-cell table:style-name="Table1.A4" office:value-type="string">
            <text:p text:style-name="Table_20_Contents">25-Jun-09</text:p>
          </table:table-cell>
          <table:table-cell table:style-name="Table1.D4" office:value-type="string">
            <text:p text:style-name="Table_20_Contents">Revised edition</text:p>
          </table:table-cell>
        </table:table-row>
        <table:table-row table:style-name="Table1.2">
          <table:table-cell table:style-name="Table1.A4" office:value-type="string">
            <text:p text:style-name="Table_20_Contents">1.4.4</text:p>
          </table:table-cell>
          <table:table-cell table:style-name="Table1.A4" office:value-type="string">
            <text:p text:style-name="Table_20_Contents">M. Simonsen</text:p>
          </table:table-cell>
          <table:table-cell table:style-name="Table1.A4" office:value-type="string">
            <text:p text:style-name="Table_20_Contents">01-Oct-09</text:p>
          </table:table-cell>
          <table:table-cell table:style-name="Table1.D4" office:value-type="string">
            <text:p text:style-name="Table_20_Contents">Revised edition</text:p>
          </table:table-cell>
        </table:table-row>
        <table:table-row table:style-name="Table1.2">
          <table:table-cell table:style-name="Table1.A4" office:value-type="string">
            <text:p text:style-name="Table_20_Contents">1.5.0</text:p>
          </table:table-cell>
          <table:table-cell table:style-name="Table1.A4" office:value-type="string">
            <text:p text:style-name="Table_20_Contents">M. Simonsen</text:p>
          </table:table-cell>
          <table:table-cell table:style-name="Table1.A4" office:value-type="string">
            <text:p text:style-name="Table_20_Contents">27-Sep-10</text:p>
          </table:table-cell>
          <table:table-cell table:style-name="Table1.D4" office:value-type="string">
            <text:p text:style-name="Table_20_Contents">Revised edition</text:p>
          </table:table-cell>
        </table:table-row>
        <table:table-row table:style-name="Table1.2">
          <table:table-cell table:style-name="Table1.A4" office:value-type="string">
            <text:p text:style-name="Table_20_Contents">1.5.1</text:p>
          </table:table-cell>
          <table:table-cell table:style-name="Table1.A4" office:value-type="string">
            <text:p text:style-name="Table_20_Contents">J. Hübenthal</text:p>
          </table:table-cell>
          <table:table-cell table:style-name="Table1.A4" office:value-type="string">
            <text:p text:style-name="Table_20_Contents">19-Okt-10</text:p>
          </table:table-cell>
          <table:table-cell table:style-name="Table1.D4" office:value-type="string">
            <text:p text:style-name="Table_20_Contents">Revised edition</text:p>
          </table:table-cell>
        </table:table-row>
        <table:table-row table:style-name="Table1.2">
          <table:table-cell table:style-name="Table1.A4" office:value-type="string">
            <text:p text:style-name="Table_20_Contents">1.5.3</text:p>
          </table:table-cell>
          <table:table-cell table:style-name="Table1.A4" office:value-type="string">
            <text:p text:style-name="Table_20_Contents">M. Simonsen</text:p>
          </table:table-cell>
          <table:table-cell table:style-name="Table1.A4" office:value-type="string">
            <text:p text:style-name="Table_20_Contents">24-Nov-10</text:p>
          </table:table-cell>
          <table:table-cell table:style-name="Table1.D4" office:value-type="string">
            <text:p text:style-name="Table_20_Contents">Supports Job repeat/interval and script variables. Added monitoring scripts and commands. Added help. Major refactoring of document</text:p>
          </table:table-cell>
        </table:table-row>
        <table:table-row table:style-name="Table1.2">
          <table:table-cell table:style-name="Table1.A4" office:value-type="string">
            <text:p text:style-name="Table_20_Contents">1.5.4</text:p>
          </table:table-cell>
          <table:table-cell table:style-name="Table1.A4" office:value-type="string">
            <text:p text:style-name="Table_20_Contents">M. Simonsen</text:p>
          </table:table-cell>
          <table:table-cell table:style-name="Table1.A4" office:value-type="string">
            <text:p text:style-name="Table_20_Contents">07-Feb-11</text:p>
          </table:table-cell>
          <table:table-cell table:style-name="Table1.D4" office:value-type="string">
            <text:p text:style-name="Table_20_Contents">Bugfix edition for 2011R1-SP1</text:p>
          </table:table-cell>
        </table:table-row>
        <table:table-row table:style-name="Table1.2">
          <table:table-cell table:style-name="Table1.A4" office:value-type="string">
            <text:p text:style-name="Table_20_Contents">1.7.3</text:p>
          </table:table-cell>
          <table:table-cell table:style-name="Table1.A4" office:value-type="string">
            <text:p text:style-name="Table_20_Contents">M. Simonsen</text:p>
          </table:table-cell>
          <table:table-cell table:style-name="Table1.A4" office:value-type="string">
            <text:p text:style-name="Table_20_Contents">25-May-11</text:p>
          </table:table-cell>
          <table:table-cell table:style-name="Table1.D4" office:value-type="string">
            <text:p text:style-name="Table_20_Contents">2011R2 edition (added command piping, new options, syslog commands, inbuilt export/import command, ++</text:p>
          </table:table-cell>
        </table:table-row>
        <table:table-row table:style-name="Table1.2">
          <table:table-cell table:style-name="Table1.A4" office:value-type="string">
            <text:p text:style-name="Table_20_Contents">2.0.7</text:p>
          </table:table-cell>
          <table:table-cell table:style-name="Table1.A4" office:value-type="string">
            <text:p text:style-name="Table_20_Contents">M. Simonsen</text:p>
          </table:table-cell>
          <table:table-cell table:style-name="Table1.A4" office:value-type="string">
            <text:p text:style-name="Table_20_Contents">28-Dec-11</text:p>
          </table:table-cell>
          <table:table-cell table:style-name="Table1.D4" office:value-type="string">
            <text:p text:style-name="Table_20_Contents">2012R1 edition, updated to latest commands (if/else/while/done)</text:p>
          </table:table-cell>
        </table:table-row>
        <table:table-row table:style-name="Table1.2">
          <table:table-cell table:style-name="Table1.A13" office:value-type="string">
            <text:p text:style-name="Table_20_Contents">2.3.18</text:p>
          </table:table-cell>
          <table:table-cell table:style-name="Table1.A13" office:value-type="string">
            <text:p text:style-name="Table_20_Contents">M. Simonsen</text:p>
          </table:table-cell>
          <table:table-cell table:style-name="Table1.A13" office:value-type="string">
            <text:p text:style-name="Table_20_Contents">13-Feb-13</text:p>
          </table:table-cell>
          <table:table-cell table:style-name="Table1.D13" office:value-type="string">
            <text:p text:style-name="Table_20_Contents">2013R1 edition, updated to latest commands</text:p>
          </table:table-cell>
        </table:table-row>
        <table:table-row table:style-name="Table1.2">
          <table:table-cell table:style-name="Table1.A14" office:value-type="string">
            <text:p text:style-name="Table_20_Contents">2.3.40</text:p>
          </table:table-cell>
          <table:table-cell table:style-name="Table1.A14" office:value-type="string">
            <text:p text:style-name="Table_20_Contents">M. Simonsen</text:p>
          </table:table-cell>
          <table:table-cell table:style-name="Table1.A14" office:value-type="string">
            <text:p text:style-name="Table_20_Contents">20-Aug-14</text:p>
          </table:table-cell>
          <table:table-cell table:style-name="Table1.D14" office:value-type="string">
            <text:p text:style-name="Table_20_Contents">Revision of this document – changed from Fusion to FreeACS Fusion</text:p>
          </table:table-cell>
        </table:table-row>
      </table:table>
      <text:list xml:id="list303382221" text:continue-numbering="true" text:style-name="Heading_20_Numbering">
        <text:list-item>
          <text:list>
            <text:list-item>
              <text:h text:style-name="P8" text:outline-level="2"><text:bookmark-start text:name="_Toc396296348"/><text:bookmark-start text:name="__RefHeading__5121_252240262"/>Acronyms and Abbreviations<text:bookmark-end text:name="_Toc396296348"/><text:bookmark-end text:name="__RefHeading__5121_252240262"/></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Fusion</text:p>
          </table:table-cell>
          <table:table-cell table:style-name="Table2.B2" office:value-type="string">
            <text:p text:style-name="Table_20_Contents">The previous (commercial) brand name of the product. </text:p>
          </table:table-cell>
        </table:table-row>
        <table:table-row table:style-name="Table2.1">
          <table:table-cell table:style-name="Table2.A2" office:value-type="string">
            <text:p text:style-name="Table_20_Contents">Module</text:p>
          </table:table-cell>
          <table:table-cell table:style-name="Table2.B2" office:value-type="string">
            <text:p text:style-name="Table_20_Contents">The product consists of several independently running servers, which we often call “Module”. The Modules may run on separate hosts in the network.</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 Used in this document to refer to a single physical device. Same as the term “Device”.</text:p>
          </table:table-cell>
        </table:table-row>
        <table:table-row table:style-name="Table2.1">
          <table:table-cell table:style-name="Table2.A2" office:value-type="string">
            <text:p text:style-name="Table_20_Contents">Parameter</text:p>
          </table:table-cell>
          <table:table-cell table:style-name="Table2.B2" office:value-type="string">
            <text:p text:style-name="Table_20_Contents">Each individual configuration setting is represented in the FreeACS <text:s/>Data Model as a Parameter. A Parameter consists of a name and usually (but not always) a value.</text:p>
          </table:table-cell>
        </table:table-row>
        <table:table-row table:style-name="Table2.1">
          <table:table-cell table:style-name="Table2.A2" office:value-type="string">
            <text:p text:style-name="Table_20_Contents">Unit</text:p>
          </table:table-cell>
          <table:table-cell table:style-name="Table2.B2" office:value-type="string">
            <text:p text:style-name="Table_20_Contents">A dataset in the FreeACS <text:s/>database consisting of Parameter values relating to a single CPE. This dataset may extend beyond the Parameter values actually sent to the CPE, as some Parameter values may only be useful or needed by the <text:soft-page-break/>FreeACS <text:s/>itself. Also, the dataset may represent only a subset of all the configurable settings in the CPE. For these reasons, it is important to distinguish the term “Unit” from the terms “CPE” and “Device”.</text:p>
          </table:table-cell>
        </table:table-row>
        <table:table-row table:style-name="Table2.1">
          <table:table-cell table:style-name="Table2.A2" office:value-type="string">
            <text:p text:style-name="Table_20_Contents">Profile</text:p>
          </table:table-cell>
          <table:table-cell table:style-name="Table2.B2" office:value-type="string">
            <text:p text:style-name="Table_20_Contents">Dataset stored in the FreeACS <text:s/>containing Parameter values shared by multiple Units of the same Unit Type. A Unit is always assigned to a single profile. Multiple Profiles may be created for a Unit Type.</text:p>
          </table:table-cell>
        </table:table-row>
        <table:table-row table:style-name="Table2.1">
          <table:table-cell table:style-name="Table2.A2" office:value-type="string">
            <text:p text:style-name="Table_20_Contents">Unit Type</text:p>
          </table:table-cell>
          <table:table-cell table:style-name="Table2.B2" office:value-type="string">
            <text:p text:style-name="Table_20_Contents">Units that represent CPEs of the same model share a common definition of that CPE model named Unit Type. The Unit Type definition is a list of Parameter names only, as the Unit Type never contains any Parameter values (values are stored in the Unit and/or Profile).</text:p>
          </table:table-cell>
        </table:table-row>
        <table:table-row table:style-name="Table2.1">
          <table:table-cell table:style-name="Table2.A2" office:value-type="string">
            <text:p text:style-name="Table_20_Contents">Group</text:p>
          </table:table-cell>
          <table:table-cell table:style-name="Table2.B2" office:value-type="string">
            <text:p text:style-name="Table_20_Contents">A set of matching criteria used to search for Units. Commonly referred to as Smart Group.</text:p>
          </table:table-cell>
        </table:table-row>
        <table:table-row table:style-name="Table2.1">
          <table:table-cell table:style-name="Table2.A2" office:value-type="string">
            <text:p text:style-name="Table_20_Contents">Job</text:p>
          </table:table-cell>
          <table:table-cell table:style-name="Table2.B2" office:value-type="string">
            <text:p text:style-name="Table_20_Contents">Automates and controls changes to Units within a Group. Partitions the changes over time according to rules to limit network load.</text:p>
          </table:table-cell>
        </table:table-row>
      </table:table>
      <text:list xml:id="list787818102" text:continue-numbering="true" text:style-name="Heading_20_Numbering">
        <text:list-item>
          <text:h text:style-name="P6" text:outline-level="1"><text:bookmark-start text:name="_Toc396296349"/><text:bookmark-start text:name="__RefHeading__5125_252240262"/>Introduction<text:bookmark-end text:name="_Toc396296349"/><text:bookmark-end text:name="__RefHeading__5125_252240262"/></text:h>
        </text:list-item>
      </text:list>
      <text:p text:style-name="Text_20_body">The Shell is a tool to help you understand, list, change, delete and add elements in the database. Furthermore it is a tool to help you automate tasks which are large or repetitive. <text:s/></text:p>
      <text:p text:style-name="Text_20_body">Previously, both xAPS and Fusion has been the brand names of FreeACS. The name change has not been completed throughout the system, hence there will be some references (in filenames, etc.) to "xaps" and “fusion”. I hope that this will not confuse too much.</text:p>
      <text:list xml:id="list1411767791" text:continue-numbering="true" text:style-name="Heading_20_Numbering">
        <text:list-item>
          <text:list>
            <text:list-item>
              <text:h text:style-name="P8" text:outline-level="2"><text:bookmark-start text:name="_Toc396296350"/><text:bookmark-start text:name="__RefHeading__5127_252240262"/>A brief introduction to FreeACS concepts<text:bookmark-end text:name="_Toc396296350"/><text:bookmark-end text:name="__RefHeading__5127_252240262"/></text:h>
            </text:list-item>
          </text:list>
        </text:list-item>
      </text:list>
      <text:p text:style-name="Text_20_body">The system is based on an idea of Unit Types, Profiles and Units. These concepts are part of a hierarchy like this:</text:p>
      <text:list xml:id="list1779006919" text:continue-list="list6149130703416358107" text:style-name="List_20_1">
        <text:list-item>
          <text:p text:style-name="P13">the database can contain many Unit Types - each Unit Type represent a device model</text:p>
        </text:list-item>
        <text:list-item>
          <text:p text:style-name="P13">each Unit Type can contain many Profiles - a Profile is a group of Units</text:p>
        </text:list-item>
        <text:list-item>
          <text:p text:style-name="P13">each Profile can contain many Units -</text:p>
        </text:list-item>
        <text:list-item>
          <text:p text:style-name="P13">each Unit represents one physical device and contains data for one CPE/device</text:p>
        </text:list-item>
      </text:list>
      <text:p text:style-name="Text_20_body">A Unit Type holds the information about which Parameters <text:span text:style-name="T1">can</text:span> be configured through FreeACS. A Profile holds the actual Parameter values, values that are similar for a whole group of Units. Correspondingly, the Unit holds the Parameter values that are special for each Unit (CPE/device).</text:p>
      <text:p text:style-name="Text_20_body">That's it! To get a better understanding of FreeACS, read some of the reference documentation. This document will explain how to use FreeACS Shell. As stated earlier the shell should help you to administer and manage the content of the database. The whole point is simply to be able to configure the CPEs in your network in the most efficient way, and the shell will prove to be one powerful tool to help you out in that task. But instead of explaining to you what the shell does it's better to show it.</text:p>
      <text:list xml:id="list894685610" text:continue-list="list1411767791" text:style-name="Heading_20_Numbering">
        <text:list-item>
          <text:h text:style-name="P6" text:outline-level="1"><text:bookmark-start text:name="_Toc396296351"/><text:bookmark-start text:name="__RefHeading__5129_252240262"/>Installation<text:bookmark-end text:name="_Toc396296351"/><text:bookmark-end text:name="__RefHeading__5129_252240262"/></text:h>
        </text:list-item>
      </text:list>
      <text:p text:style-name="Text_20_body">The installation should be done by running the install script for FreeACS (download from freeacs.com/download). </text:p>
      <text:p text:style-name="Text_20_body">The shell comes as a JAR file plus two property files. Place the JAR file somewhere of your choosing. Place xaps-shell.properties and xaps-shell-log4j.properties in the same directory. Run this command:</text:p>
      <text:p text:style-name="FreeACS_5f_Code">&gt;java -jar shell.jar</text:p>
      <text:p text:style-name="Text_20_body">Immediately the shell will ask you for some information, so if it does, “installation” is successful.</text:p>
      <text:p text:style-name="Text_20_body">If you get this error message during startup:</text:p>
      <text:p text:style-name="Text_20_body"><text:span text:style-name="T11">Wed Dec 28 11:01:46 CET 2011 ERROR FileAppender.rollOnTime() LOG Have NOT rolled /opt/shell/fusion-shell.log</text:span></text:p>
      <text:p text:style-name="Text_20_body">it is because your Linux user is not able to create files and/or directories in the /opt/xaps directory. Trying using "sudo" to overcome the problem. Another possibility is that two or more shell-sessions are running at the same time.</text:p>
      <text:list xml:id="list882509290" text:continue-numbering="true" text:style-name="Heading_20_Numbering">
        <text:list-item>
          <text:h text:style-name="P6" text:outline-level="1"><text:bookmark-start text:name="__RefHeading__40200908"/><text:bookmark-start text:name="_Toc396296352"/>Options<text:bookmark-end text:name="__RefHeading__40200908"/><text:bookmark-end text:name="_Toc396296352"/></text:h>
        </text:list-item>
      </text:list>
      <text:p text:style-name="Text_20_body">To find out which options you have to run shell, run</text:p>
      <text:p text:style-name="FreeACS_5f_Code">java –jar shell.jar –help</text:p>
      <text:p text:style-name="Text_20_body">This should reveal the short help page</text:p>
      <text:p text:style-name="FreeACS_5f_Code"><text:bookmark-start text:name="__RefHeading__5131_252240262"/>Usage:</text:p>
      <text:p text:style-name="FreeACS_5f_Code"/>
      <text:p text:style-name="FreeACS_5f_Code">xapsshell</text:p>
      <text:p text:style-name="FreeACS_5f_Code"><text:tab/>Interactive session. Choose DB in application</text:p>
      <text:p text:style-name="FreeACS_5f_Code">xapsshell &lt;LOGIN&gt;</text:p>
      <text:p text:style-name="FreeACS_5f_Code"><text:tab/>Interactive session. DB chosen using command line arguments</text:p>
      <text:p text:style-name="FreeACS_5f_Code">xapsshell &lt;COMMAND-OPTION&gt; [&lt;LOGIN&gt;]</text:p>
      <text:p text:style-name="FreeACS_5f_Code"><text:tab/>Session runs according to command-option. May be interactive.</text:p>
      <text:p text:style-name="FreeACS_5f_Code"><text:tab/>DATABASE can be omitted only if using the script, help and ? command</text:p>
      <text:p text:style-name="FreeACS_5f_Code"><text:tab/>options.</text:p>
      <text:p text:style-name="FreeACS_5f_Code"/>
      <text:p text:style-name="FreeACS_5f_Code">COMMAND-OPTIONS (choose one):</text:p>
      <text:p text:style-name="FreeACS_5f_Code"><text:tab/>-script &lt;filename&gt;</text:p>
      <text:p text:style-name="FreeACS_5f_Code"><text:tab/><text:tab/>The shell will execute the commands in the file. The commands </text:p>
      <text:p text:style-name="FreeACS_5f_Code"><text:tab/><text:tab/>would be the same as used in an interactive session.</text:p>
      <text:p text:style-name="FreeACS_5f_Code"><text:tab/>-export ALL|&lt;unittype-name&gt; [-dir &lt;directory&gt;]</text:p>
      <text:p text:style-name="FreeACS_5f_Code"><text:tab/><text:tab/>The shell wil export ALL or a specific unit type to files. If you</text:p>
      <text:p text:style-name="FreeACS_5f_Code"><text:tab/><text:tab/>want to, you can specify a directory to place the files, otherwise</text:p>
      <text:p text:style-name="FreeACS_5f_Code"><text:tab/><text:tab/>it will place the files in a directory with the same name as the</text:p>
      <text:p text:style-name="FreeACS_5f_Code"><text:tab/><text:tab/>unittype.</text:p>
      <text:p text:style-name="FreeACS_5f_Code"><text:tab/>-import ALL|&lt;unittype-name&gt; [-dir &lt;directory&gt;]</text:p>
      <text:p text:style-name="FreeACS_5f_Code"><text:tab/><text:tab/>The shell will import ALL or a specific unit type from files. If you</text:p>
      <text:p text:style-name="FreeACS_5f_Code"><text:tab/><text:tab/>want to, you can specify a directory to read the files, otherwise</text:p>
      <text:p text:style-name="FreeACS_5f_Code"><text:tab/><text:tab/>it will read the files in a directory with the same name as the</text:p>
      <text:p text:style-name="FreeACS_5f_Code"><text:tab/><text:tab/>unittype.</text:p>
      <text:p text:style-name="FreeACS_5f_Code"><text:tab/>-delete ALL|&lt;unittype-name&gt;</text:p>
      <text:p text:style-name="FreeACS_5f_Code"><text:tab/><text:tab/>The shell will delete ALL or a specific unit type. Be careful.</text:p>
      <text:p text:style-name="FreeACS_5f_Code"><text:tab/>-help</text:p>
      <text:p text:style-name="FreeACS_5f_Code"><text:tab/><text:tab/>Shows this message</text:p>
      <text:p text:style-name="FreeACS_5f_Code"><text:tab/>-?</text:p>
      <text:p text:style-name="FreeACS_5f_Code"><text:tab/><text:tab/>Shows this message</text:p>
      <text:p text:style-name="FreeACS_5f_Code"><text:tab/>-&lt;unrecognized option&gt; &lt;value&gt;</text:p>
      <text:p text:style-name="FreeACS_5f_Code"><text:tab/><text:tab/>The shell will translate any unrecognized option into a variable. </text:p>
      <text:p text:style-name="FreeACS_5f_Code"><text:tab/><text:tab/>Option name will be the variable name and option will be the variable </text:p>
      <text:p text:style-name="FreeACS_5f_Code"><text:tab/><text:tab/>value.</text:p>
      <text:p text:style-name="FreeACS_5f_Code"/>
      <text:p text:style-name="FreeACS_5f_Code">LOGIN:</text:p>
      <text:p text:style-name="FreeACS_5f_Code"><text:tab/>-user &lt;username&gt;</text:p>
      <text:p text:style-name="FreeACS_5f_Code"><text:tab/><text:tab/>The database username, can be taken from xaps-shell.properties</text:p>
      <text:p text:style-name="FreeACS_5f_Code"><text:tab/>-password &lt;password&gt;</text:p>
      <text:p text:style-name="FreeACS_5f_Code"><text:tab/><text:tab/>The database password, can be taken from xaps-shell.properties</text:p>
      <text:p text:style-name="FreeACS_5f_Code"><text:tab/>-url &lt;jdbc-url&gt;</text:p>
      <text:p text:style-name="FreeACS_5f_Code"><text:tab/><text:tab/>The database url, can be taken from xaps-shell.properties.</text:p>
      <text:p text:style-name="FreeACS_5f_Code"><text:tab/>-fusionuser &lt;username&gt;</text:p>
      <text:p text:style-name="FreeACS_5f_Code"><text:tab/><text:tab/>The Fusion user, with a specified set of access permissions within </text:p>
      <text:p text:style-name="FreeACS_5f_Code"><text:tab/><text:tab/>FreeACS user database</text:p>
      <text:p text:style-name="FreeACS_5f_Code"><text:tab/>-fusionpass &lt;password&gt;</text:p>
      <text:p text:style-name="FreeACS_5f_Code"><text:tab/><text:tab/>The FreeACS password</text:p>
      <text:list xml:id="list2086571754" text:continue-numbering="true" text:style-name="Heading_20_Numbering">
        <text:list-item>
          <text:h text:style-name="P6" text:outline-level="1"><text:s/><text:bookmark-start text:name="_Toc396296353"/>Connect &amp; Configure<text:bookmark-end text:name="__RefHeading__5131_252240262"/><text:bookmark-end text:name="_Toc396296353"/></text:h>
        </text:list-item>
      </text:list>
      <text:p text:style-name="Text_20_body">If you choose the interactive database login options (from previous chapter), the first you'll see something similar to this:</text:p>
      <text:p text:style-name="FreeACS_5f_Code"><text:span text:style-name="T3">0. Custom.</text:span></text:p>
      <text:p text:style-name="FreeACS_5f_Code">1. <text:span text:style-name="T8">xaps</text:span>/xaps<text:span text:style-name="T8">@jdbc:mysql</text:span>://<text:span text:style-name="T9">localhost</text:span>:3306/<text:span text:style-name="T8">xaps</text:span></text:p>
      <text:p text:style-name="Text_20_body">The choices you see here are configured in xaps-shell.properties; reconfigure to correct user/password/URL.</text:p>
      <text:p text:style-name="Text_20_body">Example of xaps-shell.properties:</text:p>
      <text:p text:style-name="FreeACS_5f_Code"># Available connections</text:p>
      <text:p text:style-name="FreeACS_5f_Code">db.1 = <text:a xlink:type="simple" xlink:href="mailto:xaps/xaps@jdbc" text:style-name="Internet_20_link" text:visited-style-name="Visited_20_Internet_20_Link"><text:span text:style-name="T8">xaps</text:span></text:a><text:a xlink:type="simple" xlink:href="mailto:xaps/xaps@jdbc" text:style-name="Internet_20_link" text:visited-style-name="Visited_20_Internet_20_Link">/xaps</text:a><text:a xlink:type="simple" xlink:href="mailto:xaps/xaps@jdbc" text:style-name="Internet_20_link" text:visited-style-name="Visited_20_Internet_20_Link"><text:span text:style-name="T8">@jdbc</text:span></text:a><text:span text:style-name="T8">:mysql</text:span>://<text:span text:style-name="T9">localhost</text:span>:3306/<text:span text:style-name="T8">xaps</text:span></text:p>
      <text:p text:style-name="FreeACS_5f_Code">db.2 = myuser/mypass@jdbc:mysql://anotherhost:3306/xaps</text:p>
      <text:p text:style-name="Text_20_body">You most definitely need to change the list of databases in xaps-shell.properties. Just try to follow the pattern &lt;user&gt;/&lt;password&gt;@&lt;jdbc-url&gt;. You can of course add more than one database, just increase the counter db.&lt;counter&gt; for each line. Do not skip a number.</text:p>
      <text:p text:style-name="Text_20_body">If you choose custom (0) login, you will have to answer a series of question to establish the necessary information to log in to the database. Be prepared to enter the username, password and jdbc-url of the database, see example:</text:p>
      <text:p text:style-name="FreeACS_5f_Code">xapsdb-shell&gt;0</text:p>
      <text:p text:style-name="FreeACS_5f_Code">What is the url to the database?</text:p>
      <text:p text:style-name="FreeACS_5f_Code">xapsdb-shell&gt;<text:span text:style-name="T8">jdbc:mysql</text:span>://<text:span text:style-name="T9">localhost</text:span>:3306/<text:span text:style-name="T8">xaps</text:span></text:p>
      <text:p text:style-name="FreeACS_5f_Code">What is the username to the database?</text:p>
      <text:p text:style-name="FreeACS_5f_Code">xapsdb-shell&gt;user</text:p>
      <text:p text:style-name="FreeACS_5f_Code">What is the password to the database?</text:p>
      <text:p text:style-name="FreeACS_5f_Code">xapsdb-shell&gt;password</text:p>
      <text:p text:style-name="FreeACS_5f_Code">Wait a moment while some tables are loaded into memory.</text:p>
      <text:p text:style-name="Text_20_body">After you’ve chosen the database to connect to, you may also specify a so-called “fusion username”. If you decide to skip it, you can press ENTER and become admin. The reason for logging in with a specified FreeACS user is to reproduce a certain behaviour or because you run the shell in “restricted mode” (check xaps-shell.properties). </text:p>
      <text:list xml:id="list181059505" text:continue-numbering="true" text:style-name="Heading_20_Numbering">
        <text:list-item>
          <text:h text:style-name="P7" text:outline-level="1"><text:bookmark-start text:name="_Toc396296354"/><text:bookmark-start text:name="__RefHeading__5133_252240262"/>Command Introduction<text:bookmark-end text:name="_Toc396296354"/><text:bookmark-end text:name="__RefHeading__5133_252240262"/></text:h>
        </text:list-item>
      </text:list>
      <text:p text:style-name="Text_20_body"><text:span text:style-name="T3">The shell has over the past years grown into a simple (compared to shells like sh and bash), but yet powerful domain-specific script-language for </text:span>FreeACS<text:span text:style-name="T3">. It can do many kinds of tasks specific to FreeACS like adding a Unit or changing a Profile or starting a Job. This is in itself so useful that you would never ever consider doing a repetitive task in Web now that you are aware of the shell.</text:span></text:p>
      <text:p text:style-name="Text_20_body"><text:span text:style-name="T3">In order to make shell really useful some concepts more linked to regular script languages than to FreeACS itself are included. We'll discuss these concepts first, then move on to the specific commands to add, modify and delete contents of </text:span>FreeACS<text:span text:style-name="T3">.</text:span></text:p>
      <text:list xml:id="list2038468642" text:continue-numbering="true" text:style-name="Heading_20_Numbering">
        <text:list-item>
          <text:list>
            <text:list-item>
              <text:h text:style-name="P9" text:outline-level="2"><text:bookmark-start text:name="_Toc396296355"/><text:bookmark-start text:name="__RefHeading__5135_252240262"/>Syntax and arguments<text:bookmark-end text:name="_Toc396296355"/><text:bookmark-end text:name="__RefHeading__5135_252240262"/></text:h>
            </text:list-item>
          </text:list>
        </text:list-item>
      </text:list>
      <text:p text:style-name="Text_20_body">The syntax of this section goes like this:</text:p>
      <table:table table:name="Table3" table:style-name="Table3">
        <table:table-column table:style-name="Table3.A"/>
        <table:table-column table:style-name="Table3.B"/>
        <table:table-row table:style-name="Table3.1">
          <table:table-cell table:style-name="Table3.A1" office:value-type="string">
            <text:p text:style-name="Table_20_Heading">Expression</text:p>
          </table:table-cell>
          <table:table-cell table:style-name="Table3.B1" office:value-type="string">
            <text:p text:style-name="Table_20_Heading">Explanation</text:p>
          </table:table-cell>
        </table:table-row>
        <table:table-row table:style-name="Table3.1">
          <table:table-cell table:style-name="Table3.A1" office:value-type="string">
            <text:p text:style-name="Table_20_Contents">&lt;something&gt;</text:p>
          </table:table-cell>
          <table:table-cell table:style-name="Table3.B1" office:value-type="string">
            <text:p text:style-name="Table_20_Contents">The whole argument should be replaced by the name of this</text:p>
            <text:p text:style-name="Table_20_Contents">“something”</text:p>
          </table:table-cell>
        </table:table-row>
        <table:table-row table:style-name="Table3.1">
          <table:table-cell table:style-name="Table3.A1" office:value-type="string">
            <text:p text:style-name="Table_20_Contents">|</text:p>
          </table:table-cell>
          <table:table-cell table:style-name="Table3.B1" office:value-type="string">
            <text:p text:style-name="Table_20_Contents">Logical “OR”. </text:p>
          </table:table-cell>
        </table:table-row>
        <table:table-row table:style-name="Table3.1">
          <table:table-cell table:style-name="Table3.A1" office:value-type="string">
            <text:p text:style-name="Table_20_Contents">[&lt;something&gt;]</text:p>
          </table:table-cell>
          <table:table-cell table:style-name="Table3.B1" office:value-type="string">
            <text:p text:style-name="Table_20_Contents">The “something” argument is optional</text:p>
          </table:table-cell>
        </table:table-row>
        <table:table-row table:style-name="Table3.1">
          <table:table-cell table:style-name="Table3.A1" office:value-type="string">
            <text:p text:style-name="Table_20_Contents">()</text:p>
          </table:table-cell>
          <table:table-cell table:style-name="Table3.B1" office:value-type="string">
            <text:p text:style-name="Table_20_Contents">Used to group an expression</text:p>
          </table:table-cell>
        </table:table-row>
        <table:table-row table:style-name="Table3.1">
          <table:table-cell table:style-name="Table3.A1" office:value-type="string">
            <text:p text:style-name="Table_20_Contents">*</text:p>
          </table:table-cell>
          <table:table-cell table:style-name="Table3.B1" office:value-type="string">
            <text:p text:style-name="Table_20_Contents">An expression can be repeated 0 or more times</text:p>
          </table:table-cell>
        </table:table-row>
        <table:table-row table:style-name="Table3.1">
          <table:table-cell table:style-name="Table3.A1" office:value-type="string">
            <text:p text:style-name="Table_20_Contents">Something</text:p>
          </table:table-cell>
          <table:table-cell table:style-name="Table3.B1" office:value-type="string">
            <text:p text:style-name="Table_20_Contents">The argument should be exactly the string “Something”</text:p>
          </table:table-cell>
        </table:table-row>
        <table:table-row table:style-name="Table3.1">
          <table:table-cell table:style-name="Table3.A1" office:value-type="string">
            <text:p text:style-name="Table_20_Contents">=</text:p>
          </table:table-cell>
          <table:table-cell table:style-name="Table3.B1" office:value-type="string">
            <text:p text:style-name="Table_20_Contents">Equal</text:p>
          </table:table-cell>
        </table:table-row>
        <table:table-row table:style-name="Table3.1">
          <table:table-cell table:style-name="Table3.A1" office:value-type="string">
            <text:p text:style-name="Table_20_Contents">!</text:p>
          </table:table-cell>
          <table:table-cell table:style-name="Table3.B1" office:value-type="string">
            <text:p text:style-name="Table_20_Contents">Not equal</text:p>
          </table:table-cell>
        </table:table-row>
        <table:table-row table:style-name="Table3.1">
          <table:table-cell table:style-name="Table3.A10" office:value-type="string">
            <text:p text:style-name="Table_20_Contents">+</text:p>
          </table:table-cell>
          <table:table-cell table:style-name="Table3.B10" office:value-type="string">
            <text:p text:style-name="Table_20_Contents">An expression can be repeated 1 or more times</text:p>
          </table:table-cell>
        </table:table-row>
      </table:table>
      <text:p text:style-name="Text_20_body">Some examples to clarify:</text:p>
      <table:table table:name="Table4" table:style-name="Table4">
        <table:table-column table:style-name="Table4.A"/>
        <table:table-column table:style-name="Table4.B"/>
        <table:table-row table:style-name="Table4.1">
          <table:table-cell table:style-name="Table4.A1" office:value-type="string">
            <text:p text:style-name="Table_20_Heading">Example</text:p>
          </table:table-cell>
          <table:table-cell table:style-name="Table4.B1" office:value-type="string">
            <text:p text:style-name="Table_20_Heading">Can be written as</text:p>
          </table:table-cell>
        </table:table-row>
        <table:table-row table:style-name="Table4.1">
          <table:table-cell table:style-name="Table4.A1" office:value-type="string">
            <text:p text:style-name="Table_20_Contents">&lt;weekday&gt;</text:p>
          </table:table-cell>
          <table:table-cell table:style-name="Table4.B1" office:value-type="string">
            <text:p text:style-name="Table_20_Contents">Monday</text:p>
          </table:table-cell>
        </table:table-row>
        <table:table-row table:style-name="Table4.1">
          <table:table-cell table:style-name="Table4.A1" office:value-type="string">
            <text:p text:style-name="Table_20_Contents">&lt;A|B&gt;</text:p>
          </table:table-cell>
          <table:table-cell table:style-name="Table4.B1" office:value-type="string">
            <text:p text:style-name="Table_20_Contents">A</text:p>
          </table:table-cell>
        </table:table-row>
        <table:table-row table:style-name="Table4.1">
          <table:table-cell table:style-name="Table4.A1" office:value-type="string">
            <text:p text:style-name="Table_20_Contents">A[&lt;weekday&gt;]</text:p>
          </table:table-cell>
          <table:table-cell table:style-name="Table4.B1" office:value-type="string">
            <text:p text:style-name="Table_20_Contents">ATuesday</text:p>
          </table:table-cell>
        </table:table-row>
        <table:table-row table:style-name="Table4.1">
          <table:table-cell table:style-name="Table4.A1" office:value-type="string">
            <text:p text:style-name="Table_20_Contents">[A|B]|C</text:p>
          </table:table-cell>
          <table:table-cell table:style-name="Table4.B1" office:value-type="string">
            <text:p text:style-name="Table_20_Contents">C</text:p>
          </table:table-cell>
        </table:table-row>
        <table:table-row table:style-name="Table4.1">
          <table:table-cell table:style-name="Table4.A1" office:value-type="string">
            <text:p text:style-name="Table_20_Contents">(A|B)*</text:p>
          </table:table-cell>
          <table:table-cell table:style-name="Table4.B1" office:value-type="string">
            <text:p text:style-name="Table_20_Contents">AAAB</text:p>
          </table:table-cell>
        </table:table-row>
        <table:table-row table:style-name="Table4.1">
          <table:table-cell table:style-name="Table4.A1" office:value-type="string">
            <text:p text:style-name="Table_20_Contents">Weekday</text:p>
          </table:table-cell>
          <table:table-cell table:style-name="Table4.B1" office:value-type="string">
            <text:p text:style-name="Table_20_Contents">Weekday</text:p>
          </table:table-cell>
        </table:table-row>
      </table:table>
      <text:p text:style-name="Text_20_body">Arguments will have to be enclosed in double quotes (“an argument”) if it contains a space. Otherwise, it will be interpreted as two arguments. </text:p>
      <text:list xml:id="list101367149" text:continue-numbering="true" text:style-name="Heading_20_Numbering">
        <text:list-item>
          <text:list>
            <text:list-item>
              <text:h text:style-name="P8" text:outline-level="2"><text:bookmark-start text:name="_Toc396296356"/><text:bookmark-start text:name="__RefHeading__32576394"/>Contexts<text:bookmark-end text:name="_Toc396296356"/><text:bookmark-end text:name="__RefHeading__32576394"/></text:h>
            </text:list-item>
          </text:list>
        </text:list-item>
      </text:list>
      <text:p text:style-name="Text_20_body">A very basic idea in the shell (and Web) is the idea of contexts. A context will tell the shell which Unit Type, Profile, Unit, Unit Parameter, Group or Job is currently being worked on. That way we do not have to specify all this information for each command that is invoked. The context are presented in the prompt like this:</text:p>
      <text:p text:style-name="FreeACS_5f_Code">/ut:Testperf/pr:Default/&gt;</text:p>
      <text:p text:style-name="Text_20_body">This prompt informs the user that Unit Type is “Testperf” and Profile is “Default”. All commands entered in this context will be invoked on this Unit Type and Profile. Since the shell at all times know the context, the user can at any time enter “help” and expect a list of commands available in that specific context.</text:p>
      <text:p text:style-name="Text_20_body">Even though the context in this example specifies both Unit Type and Profile, it makes most sense to think of this as a Profile context, since Profile is more “specific” than a Unit Type.</text:p>
      <text:p text:style-name="Text_20_body">To switch between commands see command reference for "Generic.cc" or type "help cc".</text:p>
      <text:list xml:id="list1336227572" text:continue-numbering="true" text:style-name="Heading_20_Numbering">
        <text:list-item>
          <text:list>
            <text:list-item>
              <text:h text:style-name="P9" text:outline-level="2"><text:bookmark-start text:name="__RefHeading__5137_252240262"/><text:bookmark-start text:name="_Toc396296357"/>File redirection<text:bookmark-end text:name="__RefHeading__5137_252240262"/><text:bookmark-end text:name="_Toc396296357"/></text:h>
            </text:list-item>
          </text:list>
        </text:list-item>
      </text:list>
      <text:p text:style-name="Text_20_body">There are basically two types of commands: read &amp; write. The read command produces output and the write command requires input. The shell exploit these characteristics of the commands by employing a simple principle for file redirection. <text:s/>Just like a unix-shell, by using “&gt;”, you redirect the output of a command to a file. <text:soft-page-break/>If you want to append to an existing file, you may use "&gt;&gt;" for file redirection. Let's say you wanted to list all Unit Types, then you could send the output directly to a file like this:</text:p>
      <text:p text:style-name="FreeACS_5f_Code"><text:span text:style-name="T4">/&gt;</text:span><text:span text:style-name="T10">listunittypes &gt; output-of-list.txt</text:span></text:p>
      <text:p text:style-name="FreeACS_5f_Code">/&gt;</text:p>
      <text:p text:style-name="Text_20_body">Now the output of the list command is sent to a file called output-of-list.txt. We could also do the opposite, using the “&lt;”, but only for write-commands. One typical example could be to add new Units to the system. Assume you have a file (units.txt) like this:</text:p>
      <text:p text:style-name="FreeACS_5f_Code">A</text:p>
      <text:p text:style-name="FreeACS_5f_Code">B</text:p>
      <text:p text:style-name="FreeACS_5f_Code">C</text:p>
      <text:p text:style-name="FreeACS_5f_Code">D</text:p>
      <text:p text:style-name="Text_20_body">Each letter now represents a Unit-id. We want to add this to the system as quickly as possible. To do so just run</text:p>
      <text:p text:style-name="FreeACS_5f_Code">/ut:Testperf/pr:Default/&gt;setunit &lt; units.txt</text:p>
      <text:p text:style-name="FreeACS_5f_Code">[1] The unit was added</text:p>
      <text:p text:style-name="FreeACS_5f_Code">[2] The unit was added</text:p>
      <text:p text:style-name="FreeACS_5f_Code">[3] The unit was added</text:p>
      <text:p text:style-name="FreeACS_5f_Code">[4] The unit was added</text:p>
      <text:p text:style-name="FreeACS_5f_Code">/ut:Testperf/pr:Default/&gt;</text:p>
      <text:p text:style-name="Text_20_body">What happens here is that a write-command can iterate over a input-file and process one line at the time from the file. The file's content is simply added to the command before it is being processed, so the actual commands processed is really:</text:p>
      <text:p text:style-name="FreeACS_5f_Code">setunit A</text:p>
      <text:p text:style-name="FreeACS_5f_Code">setunit B</text:p>
      <text:p text:style-name="FreeACS_5f_Code">setunit C</text:p>
      <text:p text:style-name="FreeACS_5f_Code">setunit D</text:p>
      <text:p text:style-name="Text_20_body">At this point, it is possible to recognize that it can be fairly easy to add a lot of Units to the database.</text:p>
      <text:list xml:id="list1651995408" text:continue-numbering="true" text:style-name="Heading_20_Numbering">
        <text:list-item>
          <text:list>
            <text:list-item>
              <text:list>
                <text:list-item>
                  <text:h text:style-name="P10" text:outline-level="3"><text:bookmark-start text:name="_Toc396296358"/><text:bookmark-start text:name="__RefHeading__5139_252240262"/>Advanced file redirection - input<text:bookmark-end text:name="_Toc396296358"/><text:bookmark-end text:name="__RefHeading__5139_252240262"/></text:h>
                </text:list-item>
              </text:list>
            </text:list-item>
          </text:list>
        </text:list-item>
      </text:list>
      <text:p text:style-name="Text_20_body">After coming to terms with file redirection in general there will soon be a need for a smarter way of using the file input than just appending the entire content at the end of the command (like the previous example). What we would like is to be able to place the file input arguments somewhere of our choosing. Going back to the previous example with the file “units.txt”, we can now look on how to set a Parameter on each Unit:</text:p>
      <text:p text:style-name="FreeACS_5f_Code"><text:span text:style-name="T6">/ut:Testperf/pr:Default/&gt;un:${1}/</text:span><text:span text:style-name="T10">setparam Testparameter "A value" &lt; units.txt</text:span></text:p>
      <text:p text:style-name="FreeACS_5f_Code">[1] The unit parameter is added.</text:p>
      <text:p text:style-name="FreeACS_5f_Code">[2] The unit parameter is added.</text:p>
      <text:p text:style-name="FreeACS_5f_Code">[3] The unit parameter is added.</text:p>
      <text:p text:style-name="FreeACS_5f_Code">[4] The unit parameter is added.</text:p>
      <text:p text:style-name="FreeACS_5f_Code">/ut:Testperf/pr:Default/&gt;</text:p>
      <text:p text:style-name="Text_20_body">In this command we insert the input from the file at the beginning of the command by referencing the first (and only) column in the units.txt file. Since this input is a Unit id, the context is shifted, then “setparam” command is executed in the Unit context.</text:p>
      <text:p text:style-name="Text_20_body">To further build on this example, let us assume that “units.txt” contains two columns, one with the Unit id and one with a Unit Parameter value:</text:p>
      <text:p text:style-name="FreeACS_5f_Code">A 1</text:p>
      <text:p text:style-name="FreeACS_5f_Code">B 2</text:p>
      <text:p text:style-name="FreeACS_5f_Code">C 3</text:p>
      <text:p text:style-name="FreeACS_5f_Code">D 4</text:p>
      <text:p text:style-name="Text_20_body">This file could then be used to set the value directly from file, instead of using a “static” value like in the previous example:</text:p>
      <text:p text:style-name="FreeACS_5f_Code"><text:span text:style-name="T6">/ut:Testperf/pr:Default/&gt;un:${1}/</text:span><text:span text:style-name="T10">setparam Testparameter ${2} &lt; units.txt</text:span></text:p>
      <text:p text:style-name="FreeACS_5f_Code">[1] The unit parameter is changed.</text:p>
      <text:p text:style-name="FreeACS_5f_Code">[2] The unit parameter is changed.</text:p>
      <text:p text:style-name="FreeACS_5f_Code">[3] The unit parameter is changed.</text:p>
      <text:p text:style-name="FreeACS_5f_Code">[4] The unit parameter is changed.</text:p>
      <text:p text:style-name="FreeACS_5f_Code">/ut:Testperf/pr:Default/&gt;</text:p>
      <text:p text:style-name="Text_20_body"><text:soft-page-break/>In this example arguments from the input file is extracted column by column (for each row). This will give a lot of flexibility when it comes to what kind of file input that can be used.</text:p>
      <text:list xml:id="list1042880934" text:continue-numbering="true" text:style-name="Heading_20_Numbering">
        <text:list-item>
          <text:list>
            <text:list-item>
              <text:list>
                <text:list-item>
                  <text:h text:style-name="P10" text:outline-level="3"><text:bookmark-start text:name="_Toc396296359"/><text:bookmark-start text:name="__RefHeading__5143_252240262"/>Advanced file redirection – input/output<text:bookmark-end text:name="_Toc396296359"/><text:bookmark-end text:name="__RefHeading__5143_252240262"/></text:h>
                </text:list-item>
              </text:list>
            </text:list-item>
          </text:list>
        </text:list-item>
      </text:list>
      <text:p text:style-name="Text_20_body">It is also possible to do both input and output in one command. Assume we have a file with all names of the Unit Types in "unittypes.txt". We can now list all parameters in all those Unit Types and output to a file:</text:p>
      <text:p text:style-name="FreeACS_5f_Code">/&gt;ut:${1}/listparams &lt; unittypes.txt &gt; params.txt</text:p>
      <text:list xml:id="list1113262061" text:continue-numbering="true" text:style-name="Heading_20_Numbering">
        <text:list-item>
          <text:list>
            <text:list-item>
              <text:h text:style-name="P8" text:outline-level="2"><text:bookmark-start text:name="_Toc396296360"/><text:bookmark-start text:name="__RefHeading__6188_1137633861"/>Piping<text:bookmark-end text:name="_Toc396296360"/><text:bookmark-end text:name="__RefHeading__6188_1137633861"/></text:h>
            </text:list-item>
          </text:list>
        </text:list-item>
      </text:list>
      <text:p text:style-name="Text_20_body">Once familiar with the file redirection feature, you may discover that you write to file for the <text:span text:style-name="T2">sole</text:span> purpose of using it as input in the next command. In that case you can avoid it all together by using pipe (the character is '|'). Using pipe you can send the output of one command into the next and then quickly build complex commands. This is the same feature as available in standard unix-shell. One example could be:</text:p>
      <text:p text:style-name="FreeACS_5f_Code">/&gt;listunittypes | ut:${1}/listparams Comment</text:p>
      <text:p text:style-name="Text_20_body">This example shows a listing of all parameters having the name "Comment" for all unittypes. The ${1} is used the same way as for file redirection.</text:p>
      <text:p text:style-name="Text_20_body">A further enhancement of this command might be</text:p>
      <text:p text:style-name="FreeACS_5f_Code">/&gt;listunittypes | ut:${1} listparams -c MAC | listunits -u ${1} = %10AE</text:p>
      <text:p text:style-name="Text_20_body">This command will search all unittypes and all parameters named something with "MAC" with the value '10AE' preceded by anything. Notice the introduction of the options "-c" and "-u". The option "-c" will make the output from this command also list the context. The option "-u" will let the command use any context information from the input of the previous command/file-input.</text:p>
      <text:list xml:id="list1120309407" text:continue-numbering="true" text:style-name="Heading_20_Numbering">
        <text:list-item>
          <text:list>
            <text:list-item>
              <text:h text:style-name="P8" text:outline-level="2"><text:bookmark-start text:name="_Toc396296361"/><text:bookmark-start text:name="__RefHeading__5145_252240262"/>Scripts<text:bookmark-end text:name="_Toc396296361"/><text:bookmark-end text:name="__RefHeading__5145_252240262"/></text:h>
            </text:list-item>
          </text:list>
        </text:list-item>
      </text:list>
      <text:p text:style-name="Text_20_body">The absolute most useful thing about the shell is the ability to make a script. A script is nothing more than a file with shell commands. These commands should be entered into the script file just as you would enter the commands directly to the shell, even the login commands. You can of course run a script at any time. Such a script can be used to set up a whole range of Units or an entire Unit Type or modify all Profiles, etc. Sometimes you write a script for one occasion, other times you write scripts to use them over and over.</text:p>
      <text:list xml:id="list1078707453" text:continue-numbering="true" text:style-name="Heading_20_Numbering">
        <text:list-item>
          <text:list>
            <text:list-item>
              <text:list>
                <text:list-item>
                  <text:h text:style-name="P10" text:outline-level="3"><text:bookmark-start text:name="__RefHeading__5147_252240262"/><text:bookmark-start text:name="_Toc396296362"/>Call<text:bookmark-end text:name="__RefHeading__5147_252240262"/><text:bookmark-end text:name="_Toc396296362"/></text:h>
                </text:list-item>
              </text:list>
            </text:list-item>
          </text:list>
        </text:list-item>
      </text:list>
      <text:p text:style-name="Text_20_body">To run a script there are various possibilities – one is already mentioned in the Option chapter: Make a script, then trigger it using the script option. Another possibility is to use the script-command “call”. If the script is called “test.xss”, then this command will trigger it:</text:p>
      <text:p text:style-name="FreeACS_5f_Code">/&gt;call test.xss [-c&lt;context&gt;] [-v&lt;variables&gt;]</text:p>
      <text:p text:style-name="Text_20_body">It is possible to make a script which calls upon another script (and so forth). What for? The reasoning is that it can be useful to make small reusable “scriptlets” which can be combined into a larger “master-script” which is custom made.</text:p>
      <text:p text:style-name="Text_20_body">The context argument is optional and defaults to “the same context as for the callee”. In other words: If no context is supplied to the new script it will start with the same context. However, sometimes it can be useful to specify another context for the new script. Specify the context in the same way as in the prompt (ut:MYUNITTYPE/pr:Default/un:MYUNIT). </text:p>
      <text:p text:style-name="Text_20_body">The variables argument is a comma-separated list of variable names or values that you wish to pass to the new script. A variable name that is known in the callee will be referenced the same way in the called script. Example could be ${a}. If the variable name is not known, it will be passed as a value and will be referenced ${_1}, ${_2}, <text:s/>etc... in the called script.</text:p>
      <text:list xml:id="list1090657980" text:continue-numbering="true" text:style-name="Heading_20_Numbering">
        <text:list-item>
          <text:list>
            <text:list-item>
              <text:list>
                <text:list-item>
                  <text:h text:style-name="P10" text:outline-level="3"><text:bookmark-start text:name="_Toc396296363"/><text:bookmark-start text:name="__RefHeading__5018_1226717569"/>Variables<text:bookmark-end text:name="_Toc396296363"/><text:bookmark-end text:name="__RefHeading__5018_1226717569"/></text:h>
                </text:list-item>
              </text:list>
            </text:list-item>
          </text:list>
        </text:list-item>
      </text:list>
      <text:p text:style-name="Text_20_body">A variable can be created using the "setvar" command, like this:</text:p>
      <text:p text:style-name="FreeACS_5f_Code">/&gt;setvar &lt;variable-name&gt; &lt;expression&gt;</text:p>
      <text:p text:style-name="Text_20_body"><text:soft-page-break/>To display it you can use this command:</text:p>
      <text:p text:style-name="FreeACS_5f_Code">/&gt;echo ${&lt;variable-name&gt;}</text:p>
      <text:p text:style-name="Text_20_body">The expression is interpreted and evaluated using Javascript. This is a major benefit for this shell, since all kinds of expression may be evaluated upon setting the variable. However, to assign a string to a variable, you must enclose it with simple quotes ('). The setvar command is also allowed to run without the set-prefix, for better readability in scripts.</text:p>
      <text:p text:style-name="Text_20_body">Examples:</text:p>
      <text:p text:style-name="FreeACS_5f_Code">/&gt;var a 'Hello World'</text:p>
      <text:p text:style-name="FreeACS_5f_Code"><text:span text:style-name="T4">/&gt;</text:span><text:span text:style-name="T10">echo ${a}</text:span></text:p>
      <text:p text:style-name="FreeACS_5f_Code">"Hello World"</text:p>
      <text:p text:style-name="FreeACS_5f_Code">/&gt;var b 1 + 2</text:p>
      <text:p text:style-name="FreeACS_5f_Code"><text:span text:style-name="T4">/&gt;</text:span><text:span text:style-name="T10">echo ${b}</text:span></text:p>
      <text:p text:style-name="FreeACS_5f_Code">3.0</text:p>
      <text:p text:style-name="FreeACS_5f_Code">/&gt;</text:p>
      <text:p text:style-name="Text_20_body">If you are inside a Unittype context (that translates to every context except Root context), you may reference a parameter using a variable in this form:</text:p>
      <text:p text:style-name="FreeACS_5f_Code">/&gt;${_parameter_name}</text:p>
      <text:p text:style-name="Text_20_body">If such a parameter is defined in the Unit Type, the variable will contain the value of that a parameter. If you are in a Unit context, and that parameter happens not to be specified, the value of the variable will be NULL.</text:p>
      <text:p text:style-name="Text_20_body">Examples:</text:p>
      <text:p text:style-name="FreeACS_5f_Code">/ut:N/pr:D/un:8/&gt;echo ${_System.X_OWERA-COM.Secret}</text:p>
      <text:p text:style-name="FreeACS_5f_Code">5546084FCD4B8E37</text:p>
      <text:p text:style-name="FreeACS_5f_Code">/ut:N/pr:D/un:8/&gt;echo ${_System.X_OWERA-COM.Telnet.Username}</text:p>
      <text:p text:style-name="FreeACS_5f_Code">NULL</text:p>
      <text:p text:style-name="FreeACS_5f_Code">/ut:N/pr:D/un:8/&gt;echo ${_System.X_OWERA-COM.Telnet.UsernameX}</text:p>
      <text:p text:style-name="FreeACS_5f_Code">System.X_OWERA-COM.Telnet.UsernameX</text:p>
      <text:p text:style-name="FreeACS_5f_Code">/ut:N/pr:D/un:8/&gt;</text:p>
      <text:p text:style-name="Text_20_body">If a regular variable is not resolved to any known variable name or parameter name, the variable name is simply echoed.</text:p>
      <text:p text:style-name="Text_20_body">You can also access the context information using special variable names:</text:p>
      <text:p text:style-name="FreeACS_5f_Code">/ut:MYUNITTYPE/pr:Default/un:MYUNIT/&gt;echo ${_ut} ${_pr} ${_un} </text:p>
      <text:p text:style-name="FreeACS_5f_Code">MYUNITTYPE Default MYUNIT</text:p>
      <text:p text:style-name="FreeACS_5f_Code">/ut:MYUNITTYPE/pr:Default/un:MYUNIT/&gt;</text:p>
      <text:p text:style-name="Text_20_body"><text:bookmark-start text:name="__RefHeading__5149_252240262"/>The special variables are _ut (unittype), _pr (profile), _un (unit), _gr (group), _jo (job), _up (unittype parameter) and _return (return value from a script).</text:p>
      <text:list xml:id="list1200203967" text:continue-numbering="true" text:style-name="Heading_20_Numbering">
        <text:list-item>
          <text:list>
            <text:list-item>
              <text:list>
                <text:list-item>
                  <text:h text:style-name="P10" text:outline-level="3"><text:bookmark-start text:name="_Toc396296364"/>Return<text:bookmark-end text:name="__RefHeading__5149_252240262"/><text:bookmark-end text:name="_Toc396296364"/></text:h>
                </text:list-item>
              </text:list>
            </text:list-item>
          </text:list>
        </text:list-item>
      </text:list>
      <text:p text:style-name="FreeACS_5f_Code">/&gt;return [&lt;value&gt;]</text:p>
      <text:p text:style-name="Text_20_body">The command will return from the script, even if there are more to process in the script. The command is useful for testing of script, or to reuse parts of scripts. Upon return a value may be sent. This value can only be read using a special variable: ${_return}.</text:p>
      <text:list xml:id="list1638592391" text:continue-numbering="true" text:style-name="Heading_20_Numbering">
        <text:list-item>
          <text:list>
            <text:list-item>
              <text:list>
                <text:list-item>
                  <text:h text:style-name="P10" text:outline-level="3"><text:bookmark-start text:name="_Toc396296365"/><text:bookmark-start text:name="__RefHeading__5151_252240262"/>Sleep<text:bookmark-end text:name="_Toc396296365"/><text:bookmark-end text:name="__RefHeading__5151_252240262"/></text:h>
                </text:list-item>
              </text:list>
            </text:list-item>
          </text:list>
        </text:list-item>
      </text:list>
      <text:p text:style-name="FreeACS_5f_Code">/&gt;sleep [&lt;number-of-seconds&gt;]</text:p>
      <text:p text:style-name="Text_20_body">The command will halt the script for as many seconds as specified, default is 60. The command is useful to provoke changes in FreeACS a timed manner, usually to test something, but could perhaps also be used to make a gradual change over a large population of objects.</text:p>
      <text:list xml:id="list1085890297" text:continue-numbering="true" text:style-name="Heading_20_Numbering">
        <text:list-item>
          <text:list>
            <text:list-item>
              <text:list>
                <text:list-item>
                  <text:h text:style-name="P10" text:outline-level="3"><text:bookmark-start text:name="_Toc396296366"/><text:bookmark-start text:name="__RefHeading__5153_252240262"/>Echo<text:bookmark-end text:name="_Toc396296366"/><text:bookmark-end text:name="__RefHeading__5153_252240262"/></text:h>
                </text:list-item>
              </text:list>
            </text:list-item>
          </text:list>
        </text:list-item>
      </text:list>
      <text:p text:style-name="FreeACS_5f_Code">/&gt;echo [&lt;message&gt;|on|off]</text:p>
      <text:p text:style-name="Text_20_body">The command will just print without any error message. You may write whatever you want after the echo command – maybe a warning or a message. If you specify "echo off", your scripts will run without showing all the commands executed. Set to on after finishing the scripts.</text:p>
      <text:list xml:id="list602742364" text:continue-numbering="true" text:style-name="Heading_20_Numbering">
        <text:list-item>
          <text:list>
            <text:list-item>
              <text:list>
                <text:list-item>
                  <text:h text:style-name="P10" text:outline-level="3"><text:bookmark-start text:name="_Toc396296367"/><text:bookmark-start text:name="__RefHeading__5020_1226717569"/><text:soft-page-break/>If/Else<text:bookmark-end text:name="_Toc396296367"/><text:bookmark-end text:name="__RefHeading__5020_1226717569"/></text:h>
                </text:list-item>
              </text:list>
            </text:list-item>
          </text:list>
        </text:list-item>
      </text:list>
      <text:p text:style-name="Text_20_body">From version 2.0.0, if/else has been added, which makes the scripts even more flexible. The syntax is</text:p>
      <text:p text:style-name="FreeACS_5f_Code">if &lt;expression&gt;</text:p>
      <text:p text:style-name="FreeACS_5f_Code">elseif &lt;expression&gt;</text:p>
      <text:p text:style-name="FreeACS_5f_Code">else</text:p>
      <text:p text:style-name="FreeACS_5f_Code">fi</text:p>
      <text:p text:style-name="Text_20_body">You may repeat "elseif" 0 or more times, as you would expect. "else" is also optional. <text:s/>An expression is interpreted and evaluated by a Javascript-engine, so you will have the same capabilities here as you have in regular Javascript programming. Let's look at an example:</text:p>
      <text:p text:style-name="Text_20_body">In this example we are looking for a particular parameter called ConnectionRequestURL with the format/value mentioned in the script-comment. Then we want to extract the IP-address of that string and return from the script.</text:p>
      <text:p text:style-name="FreeACS_5f_Code"># We assume a unit-context, where we can find the ConnectionRequestURL</text:p>
      <text:p text:style-name="FreeACS_5f_Code"># with a value like this:</text:p>
      <text:p text:style-name="FreeACS_5f_Code"># http://192.168.100.10:9699/conn_req_url</text:p>
      <text:p text:style-name="FreeACS_5f_Code"/>
      <text:p text:style-name="FreeACS_5f_Code"><text:span text:style-name="T4">var</text:span> <text:span text:style-name="T7">param</text:span> '_InternetGatewayDevice.ManagementServer.ConnectionRequestURL'</text:p>
      <text:p text:style-name="FreeACS_5f_Code">if '${<text:span text:style-name="T7">param</text:span>}' <text:span text:style-name="T7">eq</text:span> 'NULL'</text:p>
      <text:p text:style-name="FreeACS_5f_Code"><text:tab/>return 'NULL'</text:p>
      <text:p text:style-name="FreeACS_5f_Code"><text:span text:style-name="T7">elseif</text:span> '${<text:span text:style-name="T7">param</text:span>}'.<text:span text:style-name="T7">substr</text:span>(5,6) <text:span text:style-name="T7">eq</text:span> 's'</text:p>
      <text:p text:style-name="FreeACS_5f_Code"><text:tab/><text:span text:style-name="T4">var</text:span> <text:span text:style-name="T7">ip</text:span> '${<text:span text:style-name="T7">param</text:span>}'.<text:span text:style-name="T7">substr</text:span>(8)</text:p>
      <text:p text:style-name="FreeACS_5f_Code">else</text:p>
      <text:p text:style-name="FreeACS_5f_Code"><text:tab/><text:span text:style-name="T4">var</text:span> <text:span text:style-name="T7">ip</text:span> '${<text:span text:style-name="T7">param</text:span>}'.<text:span text:style-name="T7">substr</text:span>(7)</text:p>
      <text:p text:style-name="FreeACS_5f_Code">fi</text:p>
      <text:p text:style-name="FreeACS_5f_Code"><text:span text:style-name="T4">var</text:span> <text:span text:style-name="T7">ip</text:span> '${<text:span text:style-name="T7">ip</text:span>}'.<text:span text:style-name="T7">substr</text:span>(0,'${<text:span text:style-name="T7">ip</text:span>}'.indexOf(':'))</text:p>
      <text:p text:style-name="FreeACS_5f_Code">return '${<text:span text:style-name="T7">ip</text:span>}'</text:p>
      <text:p text:style-name="Text_20_body">First we assign a value to a variable called "param". The main reason for doing so, is simply readability. In the first if-statement we test for equality between this variable and 'NULL'. <text:s/>Remember (from the variable sub-chapter) that if a variable name matches a parameter name, the script will retrieve the value of that parameter. In case that parameter has no value, the script will return 'NULL'.</text:p>
      <text:p text:style-name="Text_20_body">If the parameter actually has a value, the script uses the Javascript-command "substr" to check if the URL starts with "https" or "http". Then the "substr" command is used to assign a value into the variable ${ip}. Lastly the ip-variable is manipulated using the Javascript command "indexOf" and the IP-address is found and returned.</text:p>
      <text:p text:style-name="Text_20_body">Because &gt; and &lt; are use for file redirection, we have been forced to exchange all comparison operators in Javascript with a literal substitutes. Thus "eq" is used instead of "=". Here is the list of all comparison operator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able_20_Heading">New operator</text:p>
          </table:table-cell>
          <table:table-cell table:style-name="Table5.A1" office:value-type="string">
            <text:p text:style-name="Table_20_Heading">Textual</text:p>
          </table:table-cell>
          <table:table-cell table:style-name="Table5.C1" office:value-type="string">
            <text:p text:style-name="Table_20_Heading">Old operator</text:p>
          </table:table-cell>
        </table:table-row>
        <table:table-row table:style-name="Table5.2">
          <table:table-cell table:style-name="Table5.A2" office:value-type="string">
            <text:p text:style-name="Table_20_Contents">lt</text:p>
          </table:table-cell>
          <table:table-cell table:style-name="Table5.A2" office:value-type="string">
            <text:p text:style-name="Table_20_Contents">Less Than</text:p>
          </table:table-cell>
          <table:table-cell table:style-name="Table5.C2" office:value-type="string">
            <text:p text:style-name="Table_20_Contents">&lt;</text:p>
          </table:table-cell>
        </table:table-row>
        <table:table-row table:style-name="Table5.2">
          <table:table-cell table:style-name="Table5.A2" office:value-type="string">
            <text:p text:style-name="Table_20_Contents">le</text:p>
          </table:table-cell>
          <table:table-cell table:style-name="Table5.A2" office:value-type="string">
            <text:p text:style-name="Table_20_Contents">Less Than Or Equal</text:p>
          </table:table-cell>
          <table:table-cell table:style-name="Table5.C2" office:value-type="string">
            <text:p text:style-name="Table_20_Contents">&lt;=</text:p>
          </table:table-cell>
        </table:table-row>
        <table:table-row table:style-name="Table5.2">
          <table:table-cell table:style-name="Table5.A2" office:value-type="string">
            <text:p text:style-name="Table_20_Contents">eq</text:p>
          </table:table-cell>
          <table:table-cell table:style-name="Table5.A2" office:value-type="string">
            <text:p text:style-name="Table_20_Contents">Equal</text:p>
          </table:table-cell>
          <table:table-cell table:style-name="Table5.C2" office:value-type="string">
            <text:p text:style-name="Table_20_Contents">=</text:p>
          </table:table-cell>
        </table:table-row>
        <table:table-row table:style-name="Table5.2">
          <table:table-cell table:style-name="Table5.A2" office:value-type="string">
            <text:p text:style-name="Table_20_Contents">ne</text:p>
          </table:table-cell>
          <table:table-cell table:style-name="Table5.A2" office:value-type="string">
            <text:p text:style-name="Table_20_Contents">Not Equal</text:p>
          </table:table-cell>
          <table:table-cell table:style-name="Table5.C2" office:value-type="string">
            <text:p text:style-name="Table_20_Contents">!=</text:p>
          </table:table-cell>
        </table:table-row>
        <table:table-row table:style-name="Table5.2">
          <table:table-cell table:style-name="Table5.A2" office:value-type="string">
            <text:p text:style-name="Table_20_Contents">ge</text:p>
          </table:table-cell>
          <table:table-cell table:style-name="Table5.A2" office:value-type="string">
            <text:p text:style-name="Table_20_Contents">Greater Than Or Equal</text:p>
          </table:table-cell>
          <table:table-cell table:style-name="Table5.C2" office:value-type="string">
            <text:p text:style-name="Table_20_Contents">&gt;=</text:p>
          </table:table-cell>
        </table:table-row>
        <table:table-row table:style-name="Table5.2">
          <table:table-cell table:style-name="Table5.A2" office:value-type="string">
            <text:p text:style-name="Table_20_Contents">gt</text:p>
          </table:table-cell>
          <table:table-cell table:style-name="Table5.A2" office:value-type="string">
            <text:p text:style-name="Table_20_Contents">Greater Than</text:p>
          </table:table-cell>
          <table:table-cell table:style-name="Table5.C2" office:value-type="string">
            <text:p text:style-name="Table_20_Contents">&gt;</text:p>
          </table:table-cell>
        </table:table-row>
      </table:table>
      <text:p text:style-name="Text_20_body"><text:span text:style-name="T5">Additionally || cannot be used (already used for piping). Therefore, this must be replaced with "or".</text:span></text:p>
      <text:list xml:id="list1707724544" text:continue-numbering="true" text:style-name="Heading_20_Numbering">
        <text:list-item>
          <text:list>
            <text:list-item>
              <text:list>
                <text:list-item>
                  <text:h text:style-name="P10" text:outline-level="3"><text:bookmark-start text:name="__RefHeading__5022_1226717569"/><text:bookmark-start text:name="_Toc396296368"/>While<text:bookmark-end text:name="__RefHeading__5022_1226717569"/><text:bookmark-end text:name="_Toc396296368"/></text:h>
                </text:list-item>
              </text:list>
            </text:list-item>
          </text:list>
        </text:list-item>
      </text:list>
      <text:p text:style-name="P1">Another construct as of version 2.0.0 is the while/done. This is the only loop-construct of this shell, and for-loops or do-while loops has to be constructed using while-loops. The syntax of the loop is</text:p>
      <text:p text:style-name="FreeACS_5f_Code">while &lt;expression&gt;</text:p>
      <text:p text:style-name="FreeACS_5f_Code"><text:tab/>...&lt;commands&gt;...<text:tab/></text:p>
      <text:p text:style-name="FreeACS_5f_Code">done</text:p>
      <text:p text:style-name="Text_20_body"><text:span text:style-name="T5">The simplest expression in a while loop is this</text:span></text:p>
      <text:p text:style-name="FreeACS_5f_Code">while true</text:p>
      <text:p text:style-name="FreeACS_5f_Code"><text:soft-page-break/><text:tab/>echo Eternal loop</text:p>
      <text:p text:style-name="FreeACS_5f_Code">done</text:p>
      <text:p text:style-name="Text_20_body"><text:span text:style-name="T5">This kind of loop doesn't make much sense without the break-command, which allows the loop to be terminated.</text:span></text:p>
      <text:p text:style-name="FreeACS_5f_Code">while true</text:p>
      <text:p text:style-name="FreeACS_5f_Code"><text:tab/>echo One loop</text:p>
      <text:p text:style-name="FreeACS_5f_Code"><text:tab/>break</text:p>
      <text:p text:style-name="FreeACS_5f_Code">done</text:p>
      <text:p text:style-name="Text_20_body">Combining the break statement with an if statement which turns true after a certain number of loops, can make some sense to this kind of loop. In that case we're very close to a regular for-loop.</text:p>
      <text:p text:style-name="FreeACS_5f_Code">echo off</text:p>
      <text:p text:style-name="FreeACS_5f_Code"><text:span text:style-name="T7">var</text:span> index 0</text:p>
      <text:p text:style-name="FreeACS_5f_Code">while ${index} <text:span text:style-name="T7">lt</text:span> 10</text:p>
      <text:p text:style-name="FreeACS_5f_Code"><text:tab/><text:span text:style-name="T7">var</text:span> index ${index} + 1</text:p>
      <text:p text:style-name="FreeACS_5f_Code"><text:tab/>echo Loop number ${index}</text:p>
      <text:p text:style-name="FreeACS_5f_Code">done</text:p>
      <text:p text:style-name="FreeACS_5f_Code">echo on</text:p>
      <text:p text:style-name="Text_20_body">This loop will go 10 rounds before exiting as is similar to a for-loop construct. Another very useful expression allowed by this shell is to run while over a file:</text:p>
      <text:p text:style-name="FreeACS_5f_Code">while foo.txt</text:p>
      <text:p text:style-name="FreeACS_5f_Code"><text:tab/>echo ${1} ${2}</text:p>
      <text:p text:style-name="FreeACS_5f_Code">done</text:p>
      <text:p text:style-name="Text_20_body">The while loop will read line by line from the file, and each argument in this line will be available using ${1} for the first argument, ${2} for the second, etc.</text:p>
      <text:p text:style-name="Text_20_body">Lastly, the command "continue" can be used to start the loop over, before coming to the end:</text:p>
      <text:p text:style-name="FreeACS_5f_Code">echo off</text:p>
      <text:p text:style-name="FreeACS_5f_Code"><text:span text:style-name="T7">var</text:span> index 0</text:p>
      <text:p text:style-name="FreeACS_5f_Code">while true</text:p>
      <text:p text:style-name="FreeACS_5f_Code"><text:tab/><text:span text:style-name="T7">var</text:span> index ${index} + 1</text:p>
      <text:p text:style-name="FreeACS_5f_Code"><text:tab/>if ${index} <text:span text:style-name="T7">le</text:span> 10</text:p>
      <text:p text:style-name="FreeACS_5f_Code"><text:tab/><text:tab/>continue</text:p>
      <text:p text:style-name="FreeACS_5f_Code"><text:tab/><text:span text:style-name="T7">fi</text:span></text:p>
      <text:p text:style-name="FreeACS_5f_Code"><text:tab/>echo Loop number ${index}</text:p>
      <text:p text:style-name="FreeACS_5f_Code"><text:tab/>if ${index} <text:span text:style-name="T7">ge</text:span> 20</text:p>
      <text:p text:style-name="FreeACS_5f_Code"><text:tab/><text:tab/>break</text:p>
      <text:p text:style-name="FreeACS_5f_Code"><text:tab/><text:span text:style-name="T7">fi</text:span></text:p>
      <text:p text:style-name="FreeACS_5f_Code">done</text:p>
      <text:p text:style-name="FreeACS_5f_Code">echo on</text:p>
      <text:list xml:id="list629562203" text:continue-numbering="true" text:style-name="Heading_20_Numbering">
        <text:list-item>
          <text:list>
            <text:list-item>
              <text:h text:style-name="P8" text:outline-level="2"><text:bookmark-start text:name="_Toc396296369"/><text:bookmark-start text:name="__RefHeading__5155_252240262"/>File system commands<text:bookmark-end text:name="_Toc396296369"/><text:bookmark-end text:name="__RefHeading__5155_252240262"/></text:h>
            </text:list-item>
          </text:list>
        </text:list-item>
      </text:list>
      <text:p text:style-name="Text_20_body">Since the script files are found on the file system, the shell provides a few very simple file system commands to browse the file system.</text:p>
      <text:p text:style-name="FreeACS_5f_Code">/&gt;cat &lt;filename&gt;</text:p>
      <text:p text:style-name="Text_20_body">Lists the content of the file specified. You should always use / as the file separator, it will work even if you run in a Windows environment.</text:p>
      <text:p text:style-name="FreeACS_5f_Code">/&gt;ls [&lt;directory&gt;]</text:p>
      <text:p text:style-name="Text_20_body">Lists the content of the directory. Default is the current directory (.). None of the options of ls are supported, but the output is similar to that of ls -l, but also influenced by the DOS command “dir”.</text:p>
      <text:p text:style-name="FreeACS_5f_Code">/&gt;delosfile &lt;filename&gt;</text:p>
      <text:p text:style-name="Text_20_body">A command provided to make some cleanup (since it’s quite easy to create a lot of files with the file redirection feature). </text:p>
      <text:p text:style-name="Text_20_body">It is not a goal to provide a transparent shell which provides access to native commands from either a linux/unix/dos shell – to do so would be to break the platform compatibility of this shell. Instead we aim to provide a tiny subset of commands which is just enough to browse files.</text:p>
      <text:list xml:id="list1415619395" text:continue-numbering="true" text:style-name="Heading_20_Numbering">
        <text:list-item>
          <text:list>
            <text:list-item>
              <text:h text:style-name="P8" text:outline-level="2"><text:bookmark-start text:name="_Toc396296370"/><text:bookmark-start text:name="__RefHeading__5157_252240262"/><text:soft-page-break/>Logout/Exit<text:bookmark-end text:name="_Toc396296370"/><text:bookmark-end text:name="__RefHeading__5157_252240262"/></text:h>
            </text:list-item>
          </text:list>
        </text:list-item>
      </text:list>
      <text:p text:style-name="Text_20_body">You can change which database to work on, without exiting the shell. Just enter this command:</text:p>
      <text:p text:style-name="FreeACS_5f_Code">/&gt;logout</text:p>
      <text:p text:style-name="Text_20_body">Then you will get the same list of choices as at startup of the shell. </text:p>
      <text:p text:style-name="Text_20_body">To completely exit the shell, run ‘exit’ command.</text:p>
      <text:list xml:id="list215480664" text:continue-numbering="true" text:style-name="Heading_20_Numbering">
        <text:list-item>
          <text:list>
            <text:list-item>
              <text:h text:style-name="P8" text:outline-level="2"><text:bookmark-start text:name="_Toc396296371"/><text:bookmark-start text:name="__RefHeading__5159_252240262"/>General help<text:bookmark-end text:name="_Toc396296371"/><text:bookmark-end text:name="__RefHeading__5159_252240262"/></text:h>
            </text:list-item>
          </text:list>
        </text:list-item>
      </text:list>
      <text:p text:style-name="Text_20_body">When you log in you will see the “general help” of FreeACS Shell. That is a kind of short summary of how to work with the commands available in the shell:</text:p>
      <text:p text:style-name="FreeACS_5f_Code"><text:s text:c="2"/>____ _ <text:s/>_ ____ _ ____ _ <text:s/>_ <text:s text:c="3"/>____ _ <text:s/>_ ____ _ <text:s text:c="3"/>_ <text:s text:c="3"/></text:p>
      <text:p text:style-name="FreeACS_5f_Code"><text:s text:c="2"/>|___ | <text:s/>| [__ <text:s/>| | <text:s/>| |\ | <text:s text:c="3"/>[__ <text:s/>|__| |___ | <text:s text:c="3"/>|</text:p>
      <text:p text:style-name="FreeACS_5f_Code"><text:s text:c="2"/>| <text:s text:c="3"/>|__| ___] | |__| | \| <text:s text:c="3"/>___] | <text:s/>| |___ |___ |___ v2.0.5</text:p>
      <text:p text:style-name="FreeACS_5f_Code"/>
      <text:p text:style-name="FreeACS_5f_Code"/>
      <text:p text:style-name="FreeACS_5f_Code"><text:s text:c="2"/>FreeACS Shell provdes a variety of commands and possibilities for the advanced</text:p>
      <text:p text:style-name="FreeACS_5f_Code"><text:s text:c="2"/>user of FreeACS. It is possible to make scripts to automate tedious tasks, and</text:p>
      <text:p text:style-name="FreeACS_5f_Code"><text:s text:c="2"/>the scripts can be made fairly advanced by the use of file input/output.</text:p>
      <text:p text:style-name="FreeACS_5f_Code"><text:s text:c="2"/>Furthermore it is possible to combine several scripts so the user can build</text:p>
      <text:p text:style-name="FreeACS_5f_Code"><text:s text:c="2"/>script libraries for optimal reuse. To learn all about FreeACS Shell you need</text:p>
      <text:p text:style-name="FreeACS_5f_Code"><text:s text:c="2"/>to read FreeACS Shell User Manual, but 4 commands is a must at this point:</text:p>
      <text:p text:style-name="FreeACS_5f_Code"/>
      <text:p text:style-name="FreeACS_5f_Code"><text:s text:c="2"/>- Type 'help' to get context-sensitive help.</text:p>
      <text:p text:style-name="FreeACS_5f_Code"><text:s text:c="2"/>- Type 'help generic' to get generic help.</text:p>
      <text:p text:style-name="FreeACS_5f_Code"><text:s text:c="2"/>- Type 'help &lt;name-of-command&gt;' to get detailed command help.</text:p>
      <text:p text:style-name="FreeACS_5f_Code"><text:s text:c="2"/>- Type 'exit' to exit.</text:p>
      <text:p text:style-name="FreeACS_5f_Code"/>
      <text:p text:style-name="FreeACS_5f_Code"><text:s text:c="2"/>By using help the user should be able to learn most of the commands in FreeACS</text:p>
      <text:p text:style-name="FreeACS_5f_Code"><text:s text:c="2"/>Shell, which will enable him to create/update/delete/inspect all parts of</text:p>
      <text:p text:style-name="FreeACS_5f_Code"><text:s text:c="2"/>the FreeACS database. The argument in the 'help' command can be shortened as</text:p>
      <text:p text:style-name="FreeACS_5f_Code"><text:s text:c="2"/>long as it's not ambigious ('help g' is valid)</text:p>
      <text:p text:style-name="FreeACS_5f_Code"/>
      <text:p text:style-name="Text_20_body">The most interesting thing about this is just these two commands: help and exit. Help has already been mentioned, but it should be repeated: whenever assistance is needed, enter “help”. There will most certainly be many times when the number of arguments needed for a command is forgotten. <text:s/>The detailed help for each command will also provide examples and comments explaining the particular command. As mentioned earlier the help is context sensitive. However, all the commands listed in from chapter 6.4 and onwards are generic commands. These can be invoked everywhere, and are also listed in each help.</text:p>
      <text:p text:style-name="Text_20_body">The exit command will simply quit the shell. A script doesn't need an exit command – but if you use it – expect the termination of the shell even if it's a script called by another script. Instead use return if it's the termination of that specific script which is required.</text:p>
      <text:list xml:id="list1612469064" text:continue-numbering="true" text:style-name="Heading_20_Numbering">
        <text:list-item>
          <text:list>
            <text:list-item>
              <text:h text:style-name="P8" text:outline-level="2"><text:bookmark-start text:name="_Toc396296372"/><text:bookmark-start text:name="__RefHeading__5161_252240262"/>Tab completion &amp; command history<text:bookmark-end text:name="_Toc396296372"/><text:bookmark-end text:name="__RefHeading__5161_252240262"/></text:h>
            </text:list-item>
          </text:list>
        </text:list-item>
      </text:list>
      <text:p text:style-name="Text_20_body">Shell now supports tab completion. The tab completion works to fill out long parameter names and commands. Since some terminals struggle to handle backspace/delete, this feature is very helpful and time saving.</text:p>
      <text:p text:style-name="Text_20_body">Shell also supports command history, just hit arrow up key to re-run old commands. You can dump the command history by the command ‘history’ or a single ‘!’ and re-run a command by using !&lt;history-number&gt;:</text:p>
      <text:p text:style-name="FreeACS_5f_Code">/&gt;ls</text:p>
      <text:p text:style-name="FreeACS_5f_Code">…Some output…</text:p>
      <text:p text:style-name="FreeACS_5f_Code">/&gt;!1 (will run ‘ls’ again)</text:p>
      <text:list xml:id="list1136844451" text:continue-numbering="true" text:style-name="Heading_20_Numbering">
        <text:list-item>
          <text:list>
            <text:list-item>
              <text:h text:style-name="P8" text:outline-level="2"><text:bookmark-start text:name="__RefHeading__6801_1991558230"/><text:bookmark-start text:name="_Toc396296373"/>Important concepts/principles<text:bookmark-end text:name="__RefHeading__6801_1991558230"/><text:bookmark-end text:name="_Toc396296373"/></text:h>
            </text:list-item>
          </text:list>
        </text:list-item>
      </text:list>
      <text:p text:style-name="Text_20_body">The set commands will do both add and change. The commands are designed to be run twice with the same input, something which is essential for scripts.</text:p>
      <text:p text:style-name="Text_20_body">The deletion commands will offer some level of cascade deletion, but not a complete cascade. The principle is that when deleting a unit, all unit parameters will be deleted as well, when deleting a profile, all profile <text:soft-page-break/>parameter will be deleted, and so on. The reason for not offering full cascade is that it should not be easy to delete too much. Take a look at the -delete option in chapter 4.</text:p>
      <text:list xml:id="list1037552189" text:continue-numbering="true" text:style-name="Heading_20_Numbering">
        <text:list-item>
          <text:h text:style-name="P6" text:outline-level="1"><text:bookmark-start text:name="_Toc396296374"/><text:bookmark-start text:name="__RefHeading__5347_2047880018"/>Command reference<text:bookmark-end text:name="_Toc396296374"/><text:bookmark-end text:name="__RefHeading__5347_2047880018"/></text:h>
        </text:list-item>
      </text:list>
      <text:p text:style-name="Text_20_body">The next chapters contains all the help text found in FreeACS Shell. This is mostly for reference, but it can be beneficial to quickly skim through the commands, to get an idea of the richness of the commands available. You should browse through the chapter, to see which commands are available.</text:p>
      <text:list xml:id="list553296061" text:continue-numbering="true" text:style-name="Heading_20_Numbering">
        <text:list-item>
          <text:list>
            <text:list-item>
              <text:h text:style-name="P8" text:outline-level="2"><text:bookmark-start text:name="_Toc396296375"/><text:bookmark-start text:name="__RefHeading__6470_138634379"/>Generic menu<text:bookmark-end text:name="_Toc396296375"/><text:bookmark-end text:name="__RefHeading__6470_138634379"/></text:h>
            </text:list-item>
          </text:list>
        </text:list-item>
      </text:list>
      <text:p text:style-name="Text_20_body">List of commands available:</text:p>
      <text:list xml:id="list1025460428" text:continue-list="list1779006919" text:style-name="List_20_1">
        <text:list-item>
          <text:p text:style-name="P13">cc</text:p>
        </text:list-item>
        <text:list-item>
          <text:p text:style-name="P13">unit</text:p>
        </text:list-item>
        <text:list-item>
          <text:p text:style-name="P13">syslog</text:p>
        </text:list-item>
        <text:list-item>
          <text:p text:style-name="P13">call</text:p>
        </text:list-item>
        <text:list-item>
          <text:p text:style-name="P13">setvar</text:p>
        </text:list-item>
        <text:list-item>
          <text:p text:style-name="P13">delvar</text:p>
        </text:list-item>
        <text:list-item>
          <text:p text:style-name="P13">listvars</text:p>
        </text:list-item>
        <text:list-item>
          <text:p text:style-name="P13">cat</text:p>
        </text:list-item>
        <text:list-item>
          <text:p text:style-name="P13">delosfile</text:p>
        </text:list-item>
        <text:list-item>
          <text:p text:style-name="P13">unittypeimport</text:p>
        </text:list-item>
        <text:list-item>
          <text:p text:style-name="P13">unittypeexport</text:p>
        </text:list-item>
        <text:list-item>
          <text:p text:style-name="P13">unittypecompletedelete</text:p>
        </text:list-item>
        <text:list-item>
          <text:p text:style-name="P13">logout</text:p>
        </text:list-item>
        <text:list-item>
          <text:p text:style-name="P13">dbinfo</text:p>
        </text:list-item>
        <text:list-item>
          <text:p text:style-name="P13">userinfo</text:p>
        </text:list-item>
        <text:list-item>
          <text:p text:style-name="P13">echo</text:p>
        </text:list-item>
        <text:list-item>
          <text:p text:style-name="P13">exit</text:p>
        </text:list-item>
        <text:list-item>
          <text:p text:style-name="P13">help</text:p>
        </text:list-item>
        <text:list-item>
          <text:p text:style-name="P13">ls</text:p>
        </text:list-item>
        <text:list-item>
          <text:p text:style-name="P13">sleep</text:p>
        </text:list-item>
        <text:list-item>
          <text:p text:style-name="P13">pausescript</text:p>
        </text:list-item>
        <text:list-item>
          <text:p text:style-name="P13">error</text:p>
        </text:list-item>
      </text:list>
      <text:list xml:id="list270039483" text:continue-list="list553296061" text:style-name="Heading_20_Numbering">
        <text:list-item>
          <text:list>
            <text:list-item>
              <text:list>
                <text:list-item>
                  <text:h text:style-name="P10" text:outline-level="3"><text:bookmark-start text:name="_Toc396296376"/><text:bookmark-start text:name="__RefHeading__6472_138634379"/>Generic.cc<text:bookmark-end text:name="_Toc396296376"/><text:bookmark-end text:name="__RefHeading__6472_138634379"/></text:h>
                </text:list-item>
              </text:list>
            </text:list-item>
          </text:list>
        </text:list-item>
      </text:list>
      <text:p text:style-name="Text_20_body"><text:span text:style-name="T1">Syntax:</text:span> cc &lt;context&gt;</text:p>
      <text:p text:style-name="Text_20_body"><text:span text:style-name="T1">Comment:</text:span> Change to another context. The context change is fairly robust, so you can make context changes directly from, say a unit context to a group context, if only the group specified is within the same unit type.</text:p>
      <text:p text:style-name="Text_20_body">Arguments:</text:p>
      <text:list xml:id="list816111752" text:continue-list="list1025460428" text:style-name="List_20_1">
        <text:list-item>
          <text:p text:style-name="P13"><text:span text:style-name="T1">&lt;context&gt;</text:span>: Specify context to change to.<text:line-break/>Syntax: .. or /(&lt;type&gt;:&lt;contextname&gt;/)*<text:line-break/>Use .. to go one step back in the context hiearchy.. Types are:<text:line-break/>     'ut' (Unit Type)<text:line-break/>     'pr' (Profile)<text:line-break/>     'un' (Unit)<text:line-break/>     'gr' (Group)<text:line-break/>     'jo' (Job)<text:line-break/>     'up' (Unit Type Parameter)<text:line-break/>Use a single '/' to specify root. If context name contains whitespace, enclose the entire context with quotes: "/ut:Test UT/".</text:p>
        </text:list-item>
      </text:list>
      <text:p text:style-name="P5">Examples:</text:p>
      <text:list xml:id="list1772712000" text:continue-numbering="true" text:style-name="List_20_1">
        <text:list-item>
          <text:p text:style-name="P13">cc ..</text:p>
        </text:list-item>
        <text:list-item>
          <text:p text:style-name="P13">cc /</text:p>
        </text:list-item>
        <text:list-item>
          <text:p text:style-name="P13">cc /ut:TestUnittype/pr:TestProfile</text:p>
        </text:list-item>
        <text:list-item>
          <text:p text:style-name="P13">cc "/ut:Test Unit Type/"</text:p>
        </text:list-item>
        <text:list-item>
          <text:p text:style-name="P13">cc /gr:MyGroup</text:p>
        </text:list-item>
      </text:list>
      <text:list xml:id="list1641240744" text:continue-list="list270039483" text:style-name="Heading_20_Numbering">
        <text:list-item>
          <text:list>
            <text:list-item>
              <text:list>
                <text:list-item>
                  <text:h text:style-name="P10" text:outline-level="3"><text:bookmark-start text:name="_Toc396296377"/><text:bookmark-start text:name="__RefHeading__6474_138634379"/><text:soft-page-break/>Generic.unit<text:bookmark-end text:name="_Toc396296377"/><text:bookmark-end text:name="__RefHeading__6474_138634379"/></text:h>
                </text:list-item>
              </text:list>
            </text:list-item>
          </text:list>
        </text:list-item>
      </text:list>
      <text:p text:style-name="Text_20_body"><text:span text:style-name="T1">Syntax:</text:span> unit [&lt;search-value&gt;]</text:p>
      <text:p text:style-name="Text_20_body"><text:span text:style-name="T1">Comment:</text:span> Switch context to a particular unit. If more than 1 unit is found, all the units are listed. If within a unit type context, all parameters with the D(isplayeble) flag are shown.</text:p>
      <text:p text:style-name="Text_20_body">Arguments:</text:p>
      <text:list xml:id="list407068494" text:continue-list="list1772712000" text:style-name="List_20_1">
        <text:list-item>
          <text:p text:style-name="P13"><text:span text:style-name="T1">[&lt;search-value&gt;]</text:span>: Optional. Searches among all unit parameters values and unit-ids. Possible to use control characters to specify search more closely:<text:line-break/>* (asterix) - 0 or more wildchars<text:line-break/>_ (underscore) - 1 wildchar<text:line-break/>^ (circumflex) - start of string<text:line-break/>$ (dollar) - end of string<text:line-break/>! (exclamation) - negation of search</text:p>
        </text:list-item>
      </text:list>
      <text:p text:style-name="Text_20_body">  <text:span text:style-name="T1">Examples:</text:span></text:p>
      <text:list xml:id="list479347433" text:continue-numbering="true" text:style-name="List_20_1">
        <text:list-item>
          <text:p text:style-name="P13">unit</text:p>
        </text:list-item>
        <text:list-item>
          <text:p text:style-name="P13">unit AABBCC0123</text:p>
        </text:list-item>
        <text:list-item>
          <text:p text:style-name="P13">unit "John Doe"</text:p>
        </text:list-item>
      </text:list>
      <text:list xml:id="list335699856" text:continue-list="list1641240744" text:style-name="Heading_20_Numbering">
        <text:list-item>
          <text:list>
            <text:list-item>
              <text:list>
                <text:list-item>
                  <text:h text:style-name="P10" text:outline-level="3"><text:bookmark-start text:name="__RefHeading__6476_138634379"/><text:bookmark-start text:name="_Toc396296378"/>Generic.syslog<text:bookmark-end text:name="__RefHeading__6476_138634379"/><text:bookmark-end text:name="_Toc396296378"/></text:h>
                </text:list-item>
              </text:list>
            </text:list-item>
          </text:list>
        </text:list-item>
      </text:list>
      <text:p text:style-name="Text_20_body">        <text:span text:style-name="T1">Syntax:</text:span> syslog [&lt;search-args&gt;] [&lt;list-args&gt;]</text:p>
      <text:p text:style-name="Text_20_body">   <text:span text:style-name="T1">Comment:</text:span> Search syslog and list the results in various ways</text:p>
      <text:p text:style-name="Text_20_body">Arguments:</text:p>
      <text:list xml:id="list305590070" text:continue-list="list479347433" text:style-name="List_20_1">
        <text:list-item>
          <text:p text:style-name="P13"><text:span text:style-name="T1">-c</text:span>: Will list the current context to the output. This is useful when using this output as input to another command using the -u option.</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619840408" text:continue-numbering="true" text:style-name="List_20_1">
        <text:list-item>
          <text:p text:style-name="P13"><text:span text:style-name="T1">[&lt;search-args&gt;]</text:span>: Optional. Default search is for everything the last 24h, but only return the 100 most recent entries. If search argument contains whitespace, enclose with double quotes. The search argument syntax is:<text:line-break/>s(&lt;option&gt;)(,&lt;option&gt;)* Each option is described below: </text:p>
        </text:list-item>
        <text:list-item>
          <text:p text:style-name="P13">ts=&lt;time&gt; - The start time. There are two ways to specify the &lt;time&gt; option:</text:p>
          <text:list>
            <text:list-item>
              <text:p text:style-name="P13">\d+(m|h|d) - specify as a number of (m)in, (h)our or (d)ays ago.</text:p>
            </text:list-item>
            <text:list-item>
              <text:p text:style-name="P13">yyyyMMdd[-HH[mm]] - specify as a timestamp. Optional defaults to 0</text:p>
            </text:list-item>
          </text:list>
        </text:list-item>
        <text:list-item>
          <text:p text:style-name="P13">te=&lt;time&gt; - The end time. There are two ways to specify the &lt;time&gt; option:</text:p>
          <text:list>
            <text:list-item>
              <text:p text:style-name="P13">\d+(m|h|d) - specify as a number of (m)in, (h)our or (d)ays ago.</text:p>
            </text:list-item>
            <text:list-item>
              <text:p text:style-name="P13">yyyyMMdd[-HH[mm]] - specify as a timestamp. Optional defaults to 0</text:p>
            </text:list-item>
          </text:list>
        </text:list-item>
        <text:list-item>
          <text:p text:style-name="P13">If ts is not specified, it will be set to 1d before te.</text:p>
        </text:list-item>
        <text:list-item>
          <text:p text:style-name="P13">ev=\d+ - Event-id</text:p>
        </text:list-item>
        <text:list-item>
          <text:p text:style-name="P13">fn=.+ - Facility-name (ex: Device-Local&lt;number&gt;, FreeACS TR069, FreeACS Web, etc)</text:p>
        </text:list-item>
        <text:list-item>
          <text:p text:style-name="P13">fv=.+ - Facility-version (expr*)</text:p>
        </text:list-item>
        <text:list-item>
          <text:p text:style-name="P13">ip=.+ - An ip-address or part of an ip-address (expr*)</text:p>
        </text:list-item>
        <text:list-item>
          <text:p text:style-name="P13">m=.+ - Part of the syslog message. May use % or _ as wildchar. (expr*)</text:p>
        </text:list-item>
        <text:list-item>
          <text:p text:style-name="P13">s=(\d)+ - One or more severities. 7=DEBUG, 6=INFO, 5=NOTICE, 4=WARN, 3=ERROR</text:p>
        </text:list-item>
        <text:list-item>
          <text:p text:style-name="P13">us=.+ - A user id (expr*)</text:p>
        </text:list-item>
        <text:list-item>
          <text:p text:style-name="P13">r=\d+ - Max number of rows in the result. Default is 100</text:p>
        </text:list-item>
        <text:list-item>
          <text:p text:style-name="P13">Some fields are marked with (expr*). These fields can be specifed using the following syntax:</text:p>
          <text:list>
            <text:list-item>
              <text:p text:style-name="P13">word : matches messages which contain 'word'</text:p>
            </text:list-item>
            <text:list-item>
              <text:p text:style-name="P13">* <text:s text:c="5"/>: matches 0 or more characters</text:p>
            </text:list-item>
            <text:list-item>
              <text:p text:style-name="P13">_ <text:s text:c="5"/>: matches 1 character</text:p>
            </text:list-item>
            <text:list-item>
              <text:p text:style-name="P13"><text:soft-page-break/>^ <text:s text:c="5"/>: if used at beginning (allowed after !) of expression, matches expression only from start of message</text:p>
            </text:list-item>
            <text:list-item>
              <text:p text:style-name="P13">$ <text:s text:c="5"/>: if used at end of expression, matches expression only at end of message</text:p>
            </text:list-item>
            <text:list-item>
              <text:p text:style-name="P13">! <text:s text:c="6"/>: if used at beginning of expression, will negate the matching</text:p>
            </text:list-item>
            <text:list-item>
              <text:p text:style-name="P13">| <text:s text:c="6"/>: split the search, so 'A|B' translates to 'A OR B', and '!A|B' translates to 'NOT A AND NOT B'</text:p>
            </text:list-item>
          </text:list>
        </text:list-item>
        <text:list-item>
          <text:p text:style-name="P13">To search within a specific unittype, profile or unit, change to the appropriate context and search.</text:p>
        </text:list-item>
        <text:list-item>
          <text:p text:style-name="P13"><text:span text:style-name="T1">[&lt;list-args&gt;]</text:span>: Optional. Default listing is timestamp, severity, facility, message, ipaddress, unitid, profile and unittype. The list argument syntax is:<text:line-break/>l(&lt;column-type&gt;)(,&lt;column-type&gt;)* Each column-type is described below: <text:line-break/>t - Timestamp column<text:line-break/>ev - Event id<text:line-break/>fn - Facility name<text:line-break/>fv - Facility version<text:line-break/>ip - Ip address<text:line-break/>m - Syslog message<text:line-break/>s - Severity level<text:line-break/>us - User name<text:line-break/>un - Unit id<text:line-break/>pr - Profile name<text:line-break/>ut - Unit Type name</text:p>
        </text:list-item>
      </text:list>
      <text:p text:style-name="Text_20_body">  <text:span text:style-name="T1">Examples:</text:span></text:p>
      <text:list xml:id="list186118321" text:continue-numbering="true" text:style-name="List_20_1">
        <text:list-item>
          <text:p text:style-name="P13">syslog "sts=1d,m=Hello World,s=5,6,7,r=120"</text:p>
        </text:list-item>
        <text:list-item>
          <text:p text:style-name="P13">syslog sts=20110515-12,ip=192,fv=4.2</text:p>
        </text:list-item>
        <text:list-item>
          <text:p text:style-name="P13">syslog lun,t,fv,m</text:p>
        </text:list-item>
      </text:list>
      <text:list xml:id="list366390689" text:continue-list="list335699856" text:style-name="Heading_20_Numbering">
        <text:list-item>
          <text:list>
            <text:list-item>
              <text:list>
                <text:list-item>
                  <text:h text:style-name="P10" text:outline-level="3"><text:bookmark-start text:name="_Toc396296379"/><text:bookmark-start text:name="__RefHeading__6478_138634379"/>Generic.call<text:bookmark-end text:name="_Toc396296379"/><text:bookmark-end text:name="__RefHeading__6478_138634379"/></text:h>
                </text:list-item>
              </text:list>
            </text:list-item>
          </text:list>
        </text:list-item>
      </text:list>
      <text:p text:style-name="Text_20_body">        <text:span text:style-name="T1">Syntax:</text:span> call &lt;scriptname&gt;</text:p>
      <text:p text:style-name="Text_20_body">   <text:span text:style-name="T1">Comment:</text:span> A call to another script. Possible to pass context-information and variables.</text:p>
      <text:p text:style-name="Text_20_body">Arguments:</text:p>
      <text:list xml:id="list1915501450" text:continue-list="list186118321" text:style-name="List_20_1">
        <text:list-item>
          <text:p text:style-name="P13"><text:span text:style-name="T1">-u</text:span>: Specify context to run the script within. Default is to run in the same context as the callee.<text:line-break/>Syntax: -c/(&lt;type&gt;:&lt;contextname&gt;/)*<text:line-break/>Types are: 'ut' (Unit Type), 'pr' (Profile), 'un' (Unit), 'gr' (Group), 'jo' (Job) or 'up' (Unit Type Parameter). Use a single '/' to specify root. If context name contains whitespace, enclose the entire option with quotes: "-c/ut:Test UT/".</text:p>
        </text:list-item>
        <text:list-item>
          <text:p text:style-name="P13"><text:span text:style-name="T1">-v</text:span>: Specify variables to pass to the script. The variables are passed using the variable name or a value<text:line-break/>Syntax: -v(&lt;var1&gt;)(,&lt;var2&gt;)*<text:line-break/>The variable names must be defined in the callee's context, if not the variable is passed as a value and is then referred to using ${_1} for the first value, and ${_2} for the second value etc..</text:p>
        </text:list-item>
      </text:list>
      <text:p text:style-name="Text_20_body">Arguments:</text:p>
      <text:list xml:id="list1797547199" text:continue-numbering="true" text:style-name="List_20_1">
        <text:list-item>
          <text:p text:style-name="P13"><text:span text:style-name="T1">&lt;scriptname&gt;</text:span>: Can refer to scripts found in the filesystem or in FreeACS. For referring to FreeACS script files, the context cannot be root. In case a script has the same name in the filesystem and in FreeACS, the FreeACS script file is used. For filesystem scripts use / as directory path delimiter.</text:p>
        </text:list-item>
      </text:list>
      <text:p text:style-name="Text_20_body">  <text:span text:style-name="T1">Examples:</text:span></text:p>
      <text:list xml:id="list1368705093" text:continue-numbering="true" text:style-name="List_20_1">
        <text:list-item>
          <text:p text:style-name="P13">call test.xss</text:p>
        </text:list-item>
        <text:list-item>
          <text:p text:style-name="P13">call scripts/test.xss</text:p>
        </text:list-item>
        <text:list-item>
          <text:p text:style-name="P13">call -c/ut:TestUnittype/pr:TestProfile/un:TestUnit/ test.xss</text:p>
        </text:list-item>
        <text:list-item>
          <text:p text:style-name="P13">call -vFoo,Bar test.xss</text:p>
        </text:list-item>
      </text:list>
      <text:list xml:id="list840713333" text:continue-list="list366390689" text:style-name="Heading_20_Numbering">
        <text:list-item>
          <text:list>
            <text:list-item>
              <text:list>
                <text:list-item>
                  <text:h text:style-name="P10" text:outline-level="3"><text:bookmark-start text:name="_Toc396296380"/><text:bookmark-start text:name="__RefHeading__6480_138634379"/>Generic.setvar<text:bookmark-end text:name="_Toc396296380"/><text:bookmark-end text:name="__RefHeading__6480_138634379"/></text:h>
                </text:list-item>
              </text:list>
            </text:list-item>
          </text:list>
        </text:list-item>
      </text:list>
      <text:p text:style-name="Text_20_body">        <text:span text:style-name="T1">Syntax:</text:span> setvar &lt;name&gt; &lt;expression&gt;</text:p>
      <text:p text:style-name="Text_20_body"><text:soft-page-break/>   <text:span text:style-name="T1">Comment:</text:span> Setting a variable which may be read in this session. The variables will not be passed to a new script when using call, then you need to use -v option in the call command. To reference a variable use ${name}.</text:p>
      <text:p text:style-name="Text_20_body">Arguments:</text:p>
      <text:list xml:id="list729806429" text:continue-list="list1368705093" text:style-name="List_20_1">
        <text:list-item>
          <text:p text:style-name="P13"><text:span text:style-name="T1">&lt;name&gt;</text:span>: Any name, but cannot start with a number, or an undescore or contain whitespace.</text:p>
        </text:list-item>
        <text:list-item>
          <text:p text:style-name="P13"><text:span text:style-name="T1">&lt;expression&gt;</text:span>: A Javascript expression. Use single quotes to specify a string value.</text:p>
        </text:list-item>
      </text:list>
      <text:p text:style-name="Text_20_body">  <text:span text:style-name="T1">Examples:</text:span></text:p>
      <text:list xml:id="list259362368" text:continue-numbering="true" text:style-name="List_20_1">
        <text:list-item>
          <text:p text:style-name="P13">setvar Foo 'Hello'</text:p>
        </text:list-item>
        <text:list-item>
          <text:p text:style-name="P13">setvar Bar 'Hello World'</text:p>
        </text:list-item>
        <text:list-item>
          <text:p text:style-name="P13">setvar '${Bar}'+Test</text:p>
        </text:list-item>
        <text:list-item>
          <text:p text:style-name="P13">setvar Sum 1 + 2</text:p>
        </text:list-item>
      </text:list>
      <text:list xml:id="list1890804783" text:continue-list="list840713333" text:style-name="Heading_20_Numbering">
        <text:list-item>
          <text:list>
            <text:list-item>
              <text:list>
                <text:list-item>
                  <text:h text:style-name="P10" text:outline-level="3"><text:bookmark-start text:name="_Toc396296381"/><text:bookmark-start text:name="__RefHeading__6482_138634379"/>Generic.delvar<text:bookmark-end text:name="_Toc396296381"/><text:bookmark-end text:name="__RefHeading__6482_138634379"/></text:h>
                </text:list-item>
              </text:list>
            </text:list-item>
          </text:list>
        </text:list-item>
      </text:list>
      <text:p text:style-name="Text_20_body">        <text:span text:style-name="T1">Syntax:</text:span> delvar &lt;name&gt;</text:p>
      <text:p text:style-name="Text_20_body">   <text:span text:style-name="T1">Comment:</text:span> Delete a variable, the variable can no longer be accessed in this session.</text:p>
      <text:p text:style-name="Text_20_body">Arguments:</text:p>
      <text:list xml:id="list1889443866" text:continue-list="list259362368" text:style-name="List_20_1">
        <text:list-item>
          <text:p text:style-name="P13"><text:span text:style-name="T1">&lt;name&gt;</text:span>: The variable name</text:p>
        </text:list-item>
      </text:list>
      <text:p text:style-name="Text_20_body">  <text:span text:style-name="T1">Examples:</text:span></text:p>
      <text:list xml:id="list1857388230" text:continue-numbering="true" text:style-name="List_20_1">
        <text:list-item>
          <text:p text:style-name="P13">delvar Foo</text:p>
        </text:list-item>
      </text:list>
      <text:list xml:id="list788644903" text:continue-list="list1890804783" text:style-name="Heading_20_Numbering">
        <text:list-item>
          <text:list>
            <text:list-item>
              <text:list>
                <text:list-item>
                  <text:h text:style-name="P10" text:outline-level="3"><text:bookmark-start text:name="_Toc396296382"/><text:bookmark-start text:name="__RefHeading__6484_138634379"/>Generic.listvars<text:bookmark-end text:name="_Toc396296382"/><text:bookmark-end text:name="__RefHeading__6484_138634379"/></text:h>
                </text:list-item>
              </text:list>
            </text:list-item>
          </text:list>
        </text:list-item>
      </text:list>
      <text:p text:style-name="Text_20_body">        <text:span text:style-name="T1">Syntax:</text:span> listvars</text:p>
      <text:p text:style-name="Text_20_body">   <text:span text:style-name="T1">Comment:</text:span> List all variables defined in this session</text:p>
      <text:list xml:id="list304136053" text:continue-numbering="true" text:style-name="Heading_20_Numbering">
        <text:list-item>
          <text:list>
            <text:list-item>
              <text:list>
                <text:list-item>
                  <text:h text:style-name="P10" text:outline-level="3"><text:bookmark-start text:name="__RefHeading__6486_138634379"/><text:bookmark-start text:name="_Toc396296383"/>Generic.cat<text:bookmark-end text:name="__RefHeading__6486_138634379"/><text:bookmark-end text:name="_Toc396296383"/></text:h>
                </text:list-item>
              </text:list>
            </text:list-item>
          </text:list>
        </text:list-item>
      </text:list>
      <text:p text:style-name="Text_20_body">        <text:span text:style-name="T1">Syntax:</text:span> cat &lt;filename&gt;</text:p>
      <text:p text:style-name="Text_20_body">   <text:span text:style-name="T1">Comment:</text:span> Prints the content of the filename to the screen.</text:p>
      <text:p text:style-name="Text_20_body">Arguments:</text:p>
      <text:list xml:id="list1377062596" text:continue-list="list1857388230" text:style-name="List_20_1">
        <text:list-item>
          <text:p text:style-name="P13"><text:span text:style-name="T1">&lt;filename&gt;</text:span>: Can refer to files found in the filesystem or in FreeACS. For referring to FreeACS script files, the context cannot be root. In case a script has the same name in the filesystem and in FreeACS, the FreeACS script file is used. For filesystem files use / as directory path delimiter.</text:p>
        </text:list-item>
      </text:list>
      <text:p text:style-name="Text_20_body">  <text:span text:style-name="T1">Examples:</text:span></text:p>
      <text:list xml:id="list1377640576" text:continue-numbering="true" text:style-name="List_20_1">
        <text:list-item>
          <text:p text:style-name="P13">cat test.xss</text:p>
        </text:list-item>
        <text:list-item>
          <text:p text:style-name="P13">cat scrips/test.xss</text:p>
        </text:list-item>
      </text:list>
      <text:list xml:id="list1679188918" text:continue-list="list304136053" text:style-name="Heading_20_Numbering">
        <text:list-item>
          <text:list>
            <text:list-item>
              <text:list>
                <text:list-item>
                  <text:h text:style-name="P10" text:outline-level="3"><text:bookmark-start text:name="_Toc396296384"/><text:bookmark-start text:name="__RefHeading__6488_138634379"/>Generic.delosfile<text:bookmark-end text:name="_Toc396296384"/><text:bookmark-end text:name="__RefHeading__6488_138634379"/></text:h>
                </text:list-item>
              </text:list>
            </text:list-item>
          </text:list>
        </text:list-item>
      </text:list>
      <text:p text:style-name="Text_20_body">        <text:span text:style-name="T1">Syntax:</text:span> delosfile &lt;filename&gt;</text:p>
      <text:p text:style-name="Text_20_body">   <text:span text:style-name="T1">Comment:</text:span> Deletes a file found in the os filesystem.</text:p>
      <text:p text:style-name="Text_20_body">Arguments:</text:p>
      <text:list xml:id="list1551976731" text:continue-list="list137764057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802059462" text:continue-numbering="true" text:style-name="List_20_1">
        <text:list-item>
          <text:p text:style-name="P13"><text:span text:style-name="T1">&lt;filename&gt;</text:span>: Specify filename to delete. Use / as directory path delimiter</text:p>
        </text:list-item>
      </text:list>
      <text:p text:style-name="Text_20_body">  <text:span text:style-name="T1">Examples:</text:span></text:p>
      <text:list xml:id="list627983191" text:continue-numbering="true" text:style-name="List_20_1">
        <text:list-item>
          <text:p text:style-name="P13">delosfile test.log</text:p>
        </text:list-item>
      </text:list>
      <text:list xml:id="list401478742" text:continue-list="list1679188918" text:style-name="Heading_20_Numbering">
        <text:list-item>
          <text:list>
            <text:list-item>
              <text:list>
                <text:list-item>
                  <text:h text:style-name="P10" text:outline-level="3"><text:bookmark-start text:name="_Toc396296385"/><text:bookmark-start text:name="__RefHeading__6490_138634379"/><text:soft-page-break/>Generic.unittypeimport<text:bookmark-end text:name="_Toc396296385"/><text:bookmark-end text:name="__RefHeading__6490_138634379"/></text:h>
                </text:list-item>
              </text:list>
            </text:list-item>
          </text:list>
        </text:list-item>
      </text:list>
      <text:p text:style-name="Text_20_body">        <text:span text:style-name="T1">Syntax:</text:span> unittypeimport &lt;unittypename&gt;|ALL</text:p>
      <text:p text:style-name="Text_20_body">   <text:span text:style-name="T1">Comment:</text:span> Import a unittype from a set of files previously exported using exportunittype command</text:p>
      <text:p text:style-name="Text_20_body">Arguments:</text:p>
      <text:list xml:id="list1314788994" text:continue-list="list627983191" text:style-name="List_20_1">
        <text:list-item>
          <text:p text:style-name="P13"><text:span text:style-name="T1">&lt;unittypename&gt;|ALL</text:span>: Specify the unittype name or ALL for all unittypes. In both cases the command expects a directory with this name to exist in working directory and it must contain the files exported from exportunittype command</text:p>
        </text:list-item>
      </text:list>
      <text:p text:style-name="Text_20_body">  <text:span text:style-name="T1">Examples:</text:span></text:p>
      <text:list xml:id="list1612877090" text:continue-numbering="true" text:style-name="List_20_1">
        <text:list-item>
          <text:p text:style-name="P13">unittypeimport ALL</text:p>
        </text:list-item>
        <text:list-item>
          <text:p text:style-name="P13">unittypeimport NPA201E</text:p>
        </text:list-item>
      </text:list>
      <text:list xml:id="list630951695" text:continue-list="list401478742" text:style-name="Heading_20_Numbering">
        <text:list-item>
          <text:list>
            <text:list-item>
              <text:list>
                <text:list-item>
                  <text:h text:style-name="P10" text:outline-level="3"><text:bookmark-start text:name="_Toc396296386"/><text:bookmark-start text:name="__RefHeading__6492_138634379"/>Generic.unittypeexport<text:bookmark-end text:name="_Toc396296386"/><text:bookmark-end text:name="__RefHeading__6492_138634379"/></text:h>
                </text:list-item>
              </text:list>
            </text:list-item>
          </text:list>
        </text:list-item>
      </text:list>
      <text:p text:style-name="Text_20_body">        <text:span text:style-name="T1">Syntax:</text:span> unittypeexport &lt;unittypename&gt;|ALL</text:p>
      <text:p text:style-name="Text_20_body">   <text:span text:style-name="T1">Comment:</text:span> Export a unittype to a set of files in a directory with the same name as the unittype</text:p>
      <text:p text:style-name="Text_20_body">Arguments:</text:p>
      <text:list xml:id="list2090334216" text:continue-list="list1612877090" text:style-name="List_20_1">
        <text:list-item>
          <text:p text:style-name="P13"><text:span text:style-name="T1">&lt;unittypename&gt;|ALL</text:span>: Specify the unittype name or ALL for all unittypes. In both cases the command will create a directory with this name and store all the exported files there.</text:p>
        </text:list-item>
      </text:list>
      <text:p text:style-name="Text_20_body">  <text:span text:style-name="T1">Examples:</text:span></text:p>
      <text:list xml:id="list1197538912" text:continue-numbering="true" text:style-name="List_20_1">
        <text:list-item>
          <text:p text:style-name="P13">unittypeexport ALL</text:p>
        </text:list-item>
        <text:list-item>
          <text:p text:style-name="P13">unittypeexport NPA201E</text:p>
        </text:list-item>
      </text:list>
      <text:list xml:id="list84142262" text:continue-list="list630951695" text:style-name="Heading_20_Numbering">
        <text:list-item>
          <text:list>
            <text:list-item>
              <text:list>
                <text:list-item>
                  <text:h text:style-name="P10" text:outline-level="3"><text:bookmark-start text:name="_Toc396296387"/><text:bookmark-start text:name="__RefHeading__6494_138634379"/>Generic.unittypecompletedelete<text:bookmark-end text:name="_Toc396296387"/><text:bookmark-end text:name="__RefHeading__6494_138634379"/></text:h>
                </text:list-item>
              </text:list>
            </text:list-item>
          </text:list>
        </text:list-item>
      </text:list>
      <text:p text:style-name="Text_20_body">        <text:span text:style-name="T1">Syntax:</text:span> unittypecompletedelete &lt;unittypename&gt;|ALL</text:p>
      <text:p text:style-name="Text_20_body">   <text:span text:style-name="T1">Comment:</text:span> Delete a unittype or all unittypes.</text:p>
      <text:p text:style-name="Text_20_body">Arguments:</text:p>
      <text:list xml:id="list309352532" text:continue-list="list1197538912" text:style-name="List_20_1">
        <text:list-item>
          <text:p text:style-name="P13"><text:span text:style-name="T1">&lt;unittypename&gt;|ALL</text:span>: Specify the unittype name or ALL for all unittypes.</text:p>
        </text:list-item>
      </text:list>
      <text:p text:style-name="Text_20_body">  <text:span text:style-name="T1">Examples:</text:span></text:p>
      <text:list xml:id="list1636319815" text:continue-numbering="true" text:style-name="List_20_1">
        <text:list-item>
          <text:p text:style-name="P13">unittypecompletedelete ALL</text:p>
        </text:list-item>
        <text:list-item>
          <text:p text:style-name="P13">unittypecompletedelete NPA201E</text:p>
        </text:list-item>
      </text:list>
      <text:list xml:id="list379275588" text:continue-list="list84142262" text:style-name="Heading_20_Numbering">
        <text:list-item>
          <text:list>
            <text:list-item>
              <text:list>
                <text:list-item>
                  <text:h text:style-name="P10" text:outline-level="3"><text:bookmark-start text:name="_Toc396296388"/><text:bookmark-start text:name="__RefHeading__6496_138634379"/>Generic.logout<text:bookmark-end text:name="_Toc396296388"/><text:bookmark-end text:name="__RefHeading__6496_138634379"/></text:h>
                </text:list-item>
              </text:list>
            </text:list-item>
          </text:list>
        </text:list-item>
      </text:list>
      <text:p text:style-name="Text_20_body">        <text:span text:style-name="T1">Syntax:</text:span> logout</text:p>
      <text:p text:style-name="Text_20_body">   <text:span text:style-name="T1">Comment:</text:span> Logout of the shell, will prompt a new login</text:p>
      <text:list xml:id="list574376072" text:continue-numbering="true" text:style-name="Heading_20_Numbering">
        <text:list-item>
          <text:list>
            <text:list-item>
              <text:list>
                <text:list-item>
                  <text:h text:style-name="P10" text:outline-level="3"><text:bookmark-start text:name="__RefHeading__6498_138634379"/><text:bookmark-start text:name="_Toc396296389"/>Generic.dbinfo<text:bookmark-end text:name="__RefHeading__6498_138634379"/><text:bookmark-end text:name="_Toc396296389"/></text:h>
                </text:list-item>
              </text:list>
            </text:list-item>
          </text:list>
        </text:list-item>
      </text:list>
      <text:p text:style-name="Text_20_body">        <text:span text:style-name="T1">Syntax:</text:span> dbinfo</text:p>
      <text:p text:style-name="Text_20_body">   <text:span text:style-name="T1">Comment:</text:span> Shows which db-user is used which database the shell is connected to</text:p>
      <text:list xml:id="list68110046" text:continue-numbering="true" text:style-name="Heading_20_Numbering">
        <text:list-item>
          <text:list>
            <text:list-item>
              <text:list>
                <text:list-item>
                  <text:h text:style-name="P10" text:outline-level="3"><text:bookmark-start text:name="_Toc396296390"/><text:bookmark-start text:name="__RefHeading__6500_138634379"/>Generic.userinfo<text:bookmark-end text:name="_Toc396296390"/><text:bookmark-end text:name="__RefHeading__6500_138634379"/></text:h>
                </text:list-item>
              </text:list>
            </text:list-item>
          </text:list>
        </text:list-item>
      </text:list>
      <text:p text:style-name="Text_20_body">        <text:span text:style-name="T1">Syntax:</text:span> userinfo</text:p>
      <text:p text:style-name="Text_20_body">   <text:span text:style-name="T1">Comment:</text:span> Shows which FreeACS user is logged in</text:p>
      <text:list xml:id="list524827379" text:continue-numbering="true" text:style-name="Heading_20_Numbering">
        <text:list-item>
          <text:list>
            <text:list-item>
              <text:list>
                <text:list-item>
                  <text:h text:style-name="P10" text:outline-level="3"><text:bookmark-start text:name="_Toc396296391"/><text:bookmark-start text:name="__RefHeading__6502_138634379"/>Generic.echo<text:bookmark-end text:name="_Toc396296391"/><text:bookmark-end text:name="__RefHeading__6502_138634379"/></text:h>
                </text:list-item>
              </text:list>
            </text:list-item>
          </text:list>
        </text:list-item>
      </text:list>
      <text:p text:style-name="Text_20_body">        <text:span text:style-name="T1">Syntax:</text:span> echo &lt;text&gt;</text:p>
      <text:p text:style-name="Text_20_body">   <text:span text:style-name="T1">Comment:</text:span> Echos the &lt;text&gt; argument to screen. Will evaluate any references to variables</text:p>
      <text:p text:style-name="Text_20_body"><text:soft-page-break/>Arguments:</text:p>
      <text:list xml:id="list900200232" text:continue-list="list1636319815" text:style-name="List_20_1">
        <text:list-item>
          <text:p text:style-name="P13"><text:span text:style-name="T1">&lt;text&gt;</text:span>: Any text</text:p>
        </text:list-item>
      </text:list>
      <text:p text:style-name="Text_20_body">  <text:span text:style-name="T1">Examples:</text:span></text:p>
      <text:list xml:id="list1943044966" text:continue-numbering="true" text:style-name="List_20_1">
        <text:list-item>
          <text:p text:style-name="P13">echo "Hello World"</text:p>
        </text:list-item>
        <text:list-item>
          <text:p text:style-name="P13">echo ${VariableName}</text:p>
        </text:list-item>
      </text:list>
      <text:list xml:id="list134324401" text:continue-list="list524827379" text:style-name="Heading_20_Numbering">
        <text:list-item>
          <text:list>
            <text:list-item>
              <text:list>
                <text:list-item>
                  <text:h text:style-name="P10" text:outline-level="3"><text:bookmark-start text:name="_Toc396296392"/><text:bookmark-start text:name="__RefHeading__6504_138634379"/>Generic.exit<text:bookmark-end text:name="_Toc396296392"/><text:bookmark-end text:name="__RefHeading__6504_138634379"/></text:h>
                </text:list-item>
              </text:list>
            </text:list-item>
          </text:list>
        </text:list-item>
      </text:list>
      <text:p text:style-name="Text_20_body">        <text:span text:style-name="T1">Syntax:</text:span> exit</text:p>
      <text:p text:style-name="Text_20_body">   <text:span text:style-name="T1">Comment:</text:span> Exits FreeACS Shell</text:p>
      <text:list xml:id="list80855147" text:continue-numbering="true" text:style-name="Heading_20_Numbering">
        <text:list-item>
          <text:list>
            <text:list-item>
              <text:list>
                <text:list-item>
                  <text:h text:style-name="P10" text:outline-level="3"><text:bookmark-start text:name="_Toc396296393"/><text:bookmark-start text:name="__RefHeading__6506_138634379"/>Generic.help<text:bookmark-end text:name="_Toc396296393"/><text:bookmark-end text:name="__RefHeading__6506_138634379"/></text:h>
                </text:list-item>
              </text:list>
            </text:list-item>
          </text:list>
        </text:list-item>
      </text:list>
      <text:p text:style-name="Text_20_body">        <text:span text:style-name="T1">Syntax:</text:span> help [&lt;command&gt;|generic]</text:p>
      <text:p text:style-name="Text_20_body">   <text:span text:style-name="T1">Comment:</text:span> Helptext for the various commands.</text:p>
      <text:p text:style-name="Text_20_body">Arguments:</text:p>
      <text:list xml:id="list595708122" text:continue-list="list1943044966" text:style-name="List_20_1">
        <text:list-item>
          <text:p text:style-name="P13"><text:span text:style-name="T1">[&lt;command&gt;|generic]</text:span>: Optional. If skipped help will show a list of commands available in this context. Use 'generic' to get list of generic commands. To get detailed help, specify a command name. There is no need to specify the whole command name, just specify enough to make the argument non-ambigious.</text:p>
        </text:list-item>
      </text:list>
      <text:p text:style-name="Text_20_body">  <text:span text:style-name="T1">Examples:</text:span></text:p>
      <text:list xml:id="list823564300" text:continue-numbering="true" text:style-name="List_20_1">
        <text:list-item>
          <text:p text:style-name="P13">help</text:p>
        </text:list-item>
        <text:list-item>
          <text:p text:style-name="P13">help generic</text:p>
        </text:list-item>
        <text:list-item>
          <text:p text:style-name="P13">help cal</text:p>
        </text:list-item>
        <text:list-item>
          <text:p text:style-name="P13">help &lt;unittype-name&gt;</text:p>
        </text:list-item>
      </text:list>
      <text:list xml:id="list299650986" text:continue-list="list80855147" text:style-name="Heading_20_Numbering">
        <text:list-item>
          <text:list>
            <text:list-item>
              <text:list>
                <text:list-item>
                  <text:h text:style-name="P10" text:outline-level="3"><text:bookmark-start text:name="__RefHeading__6508_138634379"/><text:bookmark-start text:name="_Toc396296394"/>Generic.ls<text:bookmark-end text:name="__RefHeading__6508_138634379"/><text:bookmark-end text:name="_Toc396296394"/></text:h>
                </text:list-item>
              </text:list>
            </text:list-item>
          </text:list>
        </text:list-item>
      </text:list>
      <text:p text:style-name="Text_20_body">        <text:span text:style-name="T1">Syntax:</text:span> ls [&lt;directory&gt;]</text:p>
      <text:p text:style-name="Text_20_body">   <text:span text:style-name="T1">Comment:</text:span> Lists the content of the files in a directory</text:p>
      <text:p text:style-name="Text_20_body">Arguments:</text:p>
      <text:list xml:id="list298462727" text:continue-list="list823564300" text:style-name="List_20_1">
        <text:list-item>
          <text:p text:style-name="P13"><text:span text:style-name="T1">[&lt;directory&gt;]</text:span>: Optional. Default is the working directory. Use / as directory path delimiter.</text:p>
        </text:list-item>
      </text:list>
      <text:p text:style-name="Text_20_body">  <text:span text:style-name="T1">Examples:</text:span></text:p>
      <text:list xml:id="list524957988" text:continue-numbering="true" text:style-name="List_20_1">
        <text:list-item>
          <text:p text:style-name="P13">ls</text:p>
        </text:list-item>
        <text:list-item>
          <text:p text:style-name="P13">ls lib/.svn</text:p>
        </text:list-item>
      </text:list>
      <text:list xml:id="list2116472686" text:continue-list="list299650986" text:style-name="Heading_20_Numbering">
        <text:list-item>
          <text:list>
            <text:list-item>
              <text:list>
                <text:list-item>
                  <text:h text:style-name="P10" text:outline-level="3"><text:bookmark-start text:name="_Toc396296395"/><text:bookmark-start text:name="__RefHeading__6510_138634379"/>Generic.sleep<text:bookmark-end text:name="_Toc396296395"/><text:bookmark-end text:name="__RefHeading__6510_138634379"/></text:h>
                </text:list-item>
              </text:list>
            </text:list-item>
          </text:list>
        </text:list-item>
      </text:list>
      <text:p text:style-name="Text_20_body">        <text:span text:style-name="T1">Syntax:</text:span> sleep [&lt;seconds&gt;]</text:p>
      <text:p text:style-name="Text_20_body">   <text:span text:style-name="T1">Comment:</text:span> Sleeps/halts the shell for a number of seconds.</text:p>
      <text:p text:style-name="Text_20_body">Arguments:</text:p>
      <text:list xml:id="list1046541100" text:continue-list="list524957988" text:style-name="List_20_1">
        <text:list-item>
          <text:p text:style-name="P13"><text:span text:style-name="T1">[&lt;seconds&gt;]</text:span>: Optional. Default is 60 seconds.</text:p>
        </text:list-item>
      </text:list>
      <text:list xml:id="list788527511" text:continue-list="list2116472686" text:style-name="Heading_20_Numbering">
        <text:list-item>
          <text:list>
            <text:list-item>
              <text:list>
                <text:list-item>
                  <text:h text:style-name="P10" text:outline-level="3"><text:bookmark-start text:name="_Toc396296396"/><text:bookmark-start text:name="__RefHeading__6512_138634379"/>Generic.pausescript<text:bookmark-end text:name="_Toc396296396"/><text:bookmark-end text:name="__RefHeading__6512_138634379"/></text:h>
                </text:list-item>
              </text:list>
            </text:list-item>
          </text:list>
        </text:list-item>
      </text:list>
      <text:p text:style-name="Text_20_body">        <text:span text:style-name="T1">Syntax:</text:span> pausescript</text:p>
      <text:p text:style-name="Text_20_body">   <text:span text:style-name="T1">Comment:</text:span> Pause the script execution until user hits RETURN</text:p>
      <text:list xml:id="list1305485104" text:continue-numbering="true" text:style-name="Heading_20_Numbering">
        <text:list-item>
          <text:list>
            <text:list-item>
              <text:list>
                <text:list-item>
                  <text:h text:style-name="P10" text:outline-level="3"><text:bookmark-start text:name="_Toc396296397"/><text:bookmark-start text:name="__RefHeading__6514_138634379"/>Generic.error<text:bookmark-end text:name="_Toc396296397"/><text:bookmark-end text:name="__RefHeading__6514_138634379"/></text:h>
                </text:list-item>
              </text:list>
            </text:list-item>
          </text:list>
        </text:list-item>
      </text:list>
      <text:p text:style-name="Text_20_body">        <text:span text:style-name="T1">Syntax:</text:span> error &lt;error-message&gt;</text:p>
      <text:p text:style-name="Text_20_body"><text:soft-page-break/>   <text:span text:style-name="T1">Comment:</text:span> Exit a script with an error message</text:p>
      <text:list xml:id="list236131498" text:continue-numbering="true" text:style-name="Heading_20_Numbering">
        <text:list-item>
          <text:list>
            <text:list-item>
              <text:h text:style-name="P8" text:outline-level="2"><text:bookmark-start text:name="_Toc396296398"/><text:bookmark-start text:name="__RefHeading__6516_138634379"/>Root menu<text:bookmark-end text:name="_Toc396296398"/><text:bookmark-end text:name="__RefHeading__6516_138634379"/></text:h>
            </text:list-item>
          </text:list>
        </text:list-item>
      </text:list>
      <text:p text:style-name="Text_20_body">List of commands available:</text:p>
      <text:list xml:id="list279666252" text:continue-list="list1046541100" text:style-name="List_20_1">
        <text:list-item>
          <text:p text:style-name="P13">listunittypes</text:p>
        </text:list-item>
        <text:list-item>
          <text:p text:style-name="P13">listunits</text:p>
        </text:list-item>
        <text:list-item>
          <text:p text:style-name="P13">setunittype</text:p>
        </text:list-item>
        <text:list-item>
          <text:p text:style-name="P13">delunittype</text:p>
        </text:list-item>
        <text:list-item>
          <text:p text:style-name="P13">listparams</text:p>
        </text:list-item>
        <text:list-item>
          <text:p text:style-name="P13">listusers</text:p>
        </text:list-item>
        <text:list-item>
          <text:p text:style-name="P13">setuser</text:p>
        </text:list-item>
        <text:list-item>
          <text:p text:style-name="P13">deluser</text:p>
        </text:list-item>
        <text:list-item>
          <text:p text:style-name="P13">listperms</text:p>
        </text:list-item>
        <text:list-item>
          <text:p text:style-name="P13">setperm</text:p>
        </text:list-item>
        <text:list-item>
          <text:p text:style-name="P13">delperm</text:p>
        </text:list-item>
        <text:list-item>
          <text:p text:style-name="P13">listcertificates</text:p>
        </text:list-item>
        <text:list-item>
          <text:p text:style-name="P13">setcertificate</text:p>
        </text:list-item>
        <text:list-item>
          <text:p text:style-name="P13">delcertificate</text:p>
        </text:list-item>
      </text:list>
      <text:list xml:id="list669411657" text:continue-list="list236131498" text:style-name="Heading_20_Numbering">
        <text:list-item>
          <text:list>
            <text:list-item>
              <text:list>
                <text:list-item>
                  <text:h text:style-name="P10" text:outline-level="3"><text:bookmark-start text:name="__RefHeading__6518_138634379"/><text:bookmark-start text:name="_Toc396296399"/>Root.listunittypes<text:bookmark-end text:name="__RefHeading__6518_138634379"/><text:bookmark-end text:name="_Toc396296399"/></text:h>
                </text:list-item>
              </text:list>
            </text:list-item>
          </text:list>
        </text:list-item>
      </text:list>
      <text:p text:style-name="Text_20_body">        <text:span text:style-name="T1">Syntax:</text:span> listunittypes [&lt;unittype-name-pattern&gt;]</text:p>
      <text:p text:style-name="Text_20_body">   <text:span text:style-name="T1">Comment:</text:span> Lists the unittypes available in FreeACS</text:p>
      <text:p text:style-name="Text_20_body">Arguments:</text:p>
      <text:list xml:id="list997624431" text:continue-list="list279666252"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867082913" text:continue-numbering="true" text:style-name="List_20_1">
        <text:list-item>
          <text:p text:style-name="P13"><text:span text:style-name="T1">[&lt;unittype-name-pattern&gt;]</text:span>: Optional. Any string which will be used to match the list of unittype names. The string will be interpreted as a regular expression which is a very powerful matching language. If you want to know how to take full advantage of regular expressions you need to consult internet resources.</text:p>
        </text:list-item>
      </text:list>
      <text:p text:style-name="Text_20_body">  <text:span text:style-name="T1">Examples:</text:span></text:p>
      <text:list xml:id="list1030323870" text:continue-numbering="true" text:style-name="List_20_1">
        <text:list-item>
          <text:p text:style-name="P13">list</text:p>
        </text:list-item>
        <text:list-item>
          <text:p text:style-name="P13">list NPA</text:p>
        </text:list-item>
        <text:list-item>
          <text:p text:style-name="P13">list ^NPA</text:p>
        </text:list-item>
        <text:list-item>
          <text:p text:style-name="P13">list NPA\d01</text:p>
        </text:list-item>
      </text:list>
      <text:list xml:id="list124363247" text:continue-list="list669411657" text:style-name="Heading_20_Numbering">
        <text:list-item>
          <text:list>
            <text:list-item>
              <text:list>
                <text:list-item>
                  <text:h text:style-name="P10" text:outline-level="3"><text:bookmark-start text:name="_Toc396296400"/><text:bookmark-start text:name="__RefHeading__6520_138634379"/>Root.listunits<text:bookmark-end text:name="_Toc396296400"/><text:bookmark-end text:name="__RefHeading__6520_138634379"/></text:h>
                </text:list-item>
              </text:list>
            </text:list-item>
          </text:list>
        </text:list-item>
      </text:list>
      <text:p text:style-name="Text_20_body">        <text:span text:style-name="T1">Syntax:</text:span> listunits [&lt;search-value&gt;]</text:p>
      <text:p text:style-name="Text_20_body">   <text:span text:style-name="T1">Comment:</text:span> List/search for units in FreeACS</text:p>
      <text:p text:style-name="Text_20_body">Arguments:</text:p>
      <text:list xml:id="list291909825" text:continue-list="list1030323870"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text:soft-page-break/>(a)lphabetically in an (a)scending order, next sort on the (4)th column (n)umericallay in an (d)escending order. Parts of the argument may be ignored if incorrectly specified.</text:p>
        </text:list-item>
      </text:list>
      <text:p text:style-name="Text_20_body">Arguments:</text:p>
      <text:list xml:id="list1620709035" text:continue-numbering="true" text:style-name="List_20_1">
        <text:list-item>
          <text:p text:style-name="P13"><text:span text:style-name="T1">[&lt;search-value&gt;]</text:span>: Optional. If this is the only argument, it will search among all unit parameters and unit-ids.</text:p>
        </text:list-item>
      </text:list>
      <text:p text:style-name="Text_20_body">  <text:span text:style-name="T1">Examples:</text:span></text:p>
      <text:list xml:id="list2174130933" text:continue-numbering="true" text:style-name="List_20_1">
        <text:list-item>
          <text:p text:style-name="P13">listunits AABBCC0123</text:p>
        </text:list-item>
        <text:list-item>
          <text:p text:style-name="P13">listunits "John Doe"</text:p>
        </text:list-item>
      </text:list>
      <text:list xml:id="list1448882208" text:continue-list="list124363247" text:style-name="Heading_20_Numbering">
        <text:list-item>
          <text:list>
            <text:list-item>
              <text:list>
                <text:list-item>
                  <text:h text:style-name="P10" text:outline-level="3"><text:bookmark-start text:name="_Toc396296401"/><text:bookmark-start text:name="__RefHeading__6522_138634379"/>Root.setunittype<text:bookmark-end text:name="_Toc396296401"/><text:bookmark-end text:name="__RefHeading__6522_138634379"/></text:h>
                </text:list-item>
              </text:list>
            </text:list-item>
          </text:list>
        </text:list-item>
      </text:list>
      <text:p text:style-name="Text_20_body">        <text:span text:style-name="T1">Syntax:</text:span> setunittype &lt;unittype-name&gt; TR-069|N/A (&lt;vendor&gt; &lt;description&gt;)|&lt;unittype-file&gt;</text:p>
      <text:p text:style-name="Text_20_body">   <text:span text:style-name="T1">Comment:</text:span> Add/change a unittype. No parameters are added.</text:p>
      <text:p text:style-name="Text_20_body">Arguments:</text:p>
      <text:list xml:id="list1664284767" text:continue-list="list2174130933"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295433288" text:continue-numbering="true" text:style-name="List_20_1">
        <text:list-item>
          <text:p text:style-name="P13"><text:span text:style-name="T1">&lt;unittype-name&gt;</text:span>: Any string if adding. If changing it must be a valid unittype name.</text:p>
        </text:list-item>
        <text:list-item>
          <text:p text:style-name="P13"><text:span text:style-name="T1">TR-069|N/A</text:span>: Set to N/A for all other protocols (HTTP/TFTP) than TR-069.</text:p>
        </text:list-item>
        <text:list-item>
          <text:p text:style-name="P13"><text:span text:style-name="T1">&lt;vendor&gt;</text:span>: Non-essential (to FreeACS) information</text:p>
        </text:list-item>
        <text:list-item>
          <text:p text:style-name="P13"><text:span text:style-name="T1">&lt;description&gt;</text:span>: Non-essential (to FreeACS) information</text:p>
        </text:list-item>
        <text:list-item>
          <text:p text:style-name="P13"><text:span text:style-name="T1">&lt;unittype-file&gt;</text:span>: A file in the filesystem (cannot retrieve from FreeACS filestore). Use / as directory path delimiter. The file must be a specially made xml-file with information on how to build a complete unittype.</text:p>
        </text:list-item>
      </text:list>
      <text:p text:style-name="Text_20_body">  <text:span text:style-name="T1">Examples:</text:span></text:p>
      <text:list xml:id="list897151845" text:continue-numbering="true" text:style-name="List_20_1">
        <text:list-item>
          <text:p text:style-name="P13">setunittype NPA201E TR-069 "Ping Communication" "Two port ATA"</text:p>
        </text:list-item>
        <text:list-item>
          <text:p text:style-name="P13">setunittype NPA201E TR-069 unittypedef/npa201e/npa201e-34707-master.xml</text:p>
        </text:list-item>
      </text:list>
      <text:list xml:id="list2002993826" text:continue-list="list1448882208" text:style-name="Heading_20_Numbering">
        <text:list-item>
          <text:list>
            <text:list-item>
              <text:list>
                <text:list-item>
                  <text:h text:style-name="P10" text:outline-level="3"><text:bookmark-start text:name="_Toc396296402"/><text:bookmark-start text:name="__RefHeading__6524_138634379"/>Root.delunittype<text:bookmark-end text:name="_Toc396296402"/><text:bookmark-end text:name="__RefHeading__6524_138634379"/></text:h>
                </text:list-item>
              </text:list>
            </text:list-item>
          </text:list>
        </text:list-item>
      </text:list>
      <text:p text:style-name="Text_20_body">        <text:span text:style-name="T1">Syntax:</text:span> delunittype &lt;unittype-name&gt;</text:p>
      <text:p text:style-name="Text_20_body">   <text:span text:style-name="T1">Comment:</text:span> Delete a unittype. The command will not succeed if profiles/groups/jobs/software/files exists in this unittype. For a complete delete procedure, use the -delete option when executing xapsshell.jar</text:p>
      <text:p text:style-name="Text_20_body">Arguments:</text:p>
      <text:list xml:id="list829242830" text:continue-list="list897151845"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924695361" text:continue-numbering="true" text:style-name="List_20_1">
        <text:list-item>
          <text:p text:style-name="P13"><text:span text:style-name="T1">&lt;unittype-name&gt;</text:span>: Must be a valid unittype name.</text:p>
        </text:list-item>
      </text:list>
      <text:p text:style-name="Text_20_body">  <text:span text:style-name="T1">Examples:</text:span></text:p>
      <text:list xml:id="list339771027" text:continue-numbering="true" text:style-name="List_20_1">
        <text:list-item>
          <text:p text:style-name="P13">delunittype NPA201E</text:p>
        </text:list-item>
      </text:list>
      <text:list xml:id="list1688876532" text:continue-list="list2002993826" text:style-name="Heading_20_Numbering">
        <text:list-item>
          <text:list>
            <text:list-item>
              <text:list>
                <text:list-item>
                  <text:h text:style-name="P10" text:outline-level="3"><text:bookmark-start text:name="_Toc396296403"/><text:bookmark-start text:name="__RefHeading__6526_138634379"/>Root.listparams<text:bookmark-end text:name="_Toc396296403"/><text:bookmark-end text:name="__RefHeading__6526_138634379"/></text:h>
                </text:list-item>
              </text:list>
            </text:list-item>
          </text:list>
        </text:list-item>
      </text:list>
      <text:p text:style-name="Text_20_body">        <text:span text:style-name="T1">Syntax:</text:span> listparams [staging]</text:p>
      <text:p text:style-name="Text_20_body">   <text:span text:style-name="T1">Comment:</text:span> Lists system parameters used in all unittypes.</text:p>
      <text:p text:style-name="Text_20_body">Arguments:</text:p>
      <text:list xml:id="list679690150" text:continue-list="list339771027"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text:soft-page-break/>(a)lphabetically in an (a)scending order, next sort on the (4)th column (n)umericallay in an (d)escending order. Parts of the argument may be ignored if incorrectly specified.</text:p>
        </text:list-item>
      </text:list>
      <text:p text:style-name="Text_20_body">Arguments:</text:p>
      <text:list xml:id="list433528898" text:continue-numbering="true" text:style-name="List_20_1">
        <text:list-item>
          <text:p text:style-name="P13"><text:span text:style-name="T1">[staging]</text:span>: Optional. If set to 'staging' all system parameters regarding staging will be shown. Staging is a special concept, usually only for CPE vendors</text:p>
        </text:list-item>
      </text:list>
      <text:p text:style-name="Text_20_body">  <text:span text:style-name="T1">Examples:</text:span></text:p>
      <text:list xml:id="list1729165150" text:continue-numbering="true" text:style-name="List_20_1">
        <text:list-item>
          <text:p text:style-name="P13">listparams</text:p>
        </text:list-item>
        <text:list-item>
          <text:p text:style-name="P13">listparams staging</text:p>
        </text:list-item>
      </text:list>
      <text:list xml:id="list1234831742" text:continue-list="list1688876532" text:style-name="Heading_20_Numbering">
        <text:list-item>
          <text:list>
            <text:list-item>
              <text:list>
                <text:list-item>
                  <text:h text:style-name="P10" text:outline-level="3"><text:bookmark-start text:name="__RefHeading__6528_138634379"/><text:bookmark-start text:name="_Toc396296404"/>Root.listusers<text:bookmark-end text:name="__RefHeading__6528_138634379"/><text:bookmark-end text:name="_Toc396296404"/></text:h>
                </text:list-item>
              </text:list>
            </text:list-item>
          </text:list>
        </text:list-item>
      </text:list>
      <text:p text:style-name="Text_20_body">        <text:span text:style-name="T1">Syntax:</text:span> listusers [&lt;username-pattern&gt;]</text:p>
      <text:p text:style-name="Text_20_body">   <text:span text:style-name="T1">Comment:</text:span> List users in FreeACS</text:p>
      <text:p text:style-name="Text_20_body">Arguments:</text:p>
      <text:list xml:id="list1216526668" text:continue-list="list1729165150"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988249606" text:continue-numbering="true" text:style-name="List_20_1">
        <text:list-item>
          <text:p text:style-name="P13"><text:span text:style-name="T1">[&lt;username-pattern&gt;]</text:span>: Optional. Any string which will be used to match the list of users. The string will be interpreted as a regular expression which is a very powerful matching language. If you want to know how to take full advantage of regular expressions you need to consult internet resources.</text:p>
        </text:list-item>
      </text:list>
      <text:p text:style-name="Text_20_body">  <text:span text:style-name="T1">Examples:</text:span></text:p>
      <text:list xml:id="list1492727939" text:continue-numbering="true" text:style-name="List_20_1">
        <text:list-item>
          <text:p text:style-name="P13">listusers</text:p>
        </text:list-item>
        <text:list-item>
          <text:p text:style-name="P13">listusers admin</text:p>
        </text:list-item>
        <text:list-item>
          <text:p text:style-name="P13">listusers comp.*</text:p>
        </text:list-item>
      </text:list>
      <text:list xml:id="list1700918127" text:continue-list="list1234831742" text:style-name="Heading_20_Numbering">
        <text:list-item>
          <text:list>
            <text:list-item>
              <text:list>
                <text:list-item>
                  <text:h text:style-name="P10" text:outline-level="3"><text:bookmark-start text:name="_Toc396296405"/><text:bookmark-start text:name="__RefHeading__6530_138634379"/>Root.setuser<text:bookmark-end text:name="_Toc396296405"/><text:bookmark-end text:name="__RefHeading__6530_138634379"/></text:h>
                </text:list-item>
              </text:list>
            </text:list-item>
          </text:list>
        </text:list-item>
      </text:list>
      <text:p text:style-name="Text_20_body">        <text:span text:style-name="T1">Syntax:</text:span> setuser &lt;username&gt; &lt;fullname&gt; &lt;secret&gt; &lt;accesslist&gt;|NULL &lt;admin&gt;</text:p>
      <text:p text:style-name="Text_20_body">   <text:span text:style-name="T1">Comment:</text:span> Add/change user.</text:p>
      <text:p text:style-name="Text_20_body">Arguments:</text:p>
      <text:list xml:id="list1916672114" text:continue-list="list149272793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351218862" text:continue-numbering="true" text:style-name="List_20_1">
        <text:list-item>
          <text:p text:style-name="P13"><text:span text:style-name="T1">&lt;username&gt;</text:span>: Any string if adding. If changing it must be a valid user name.</text:p>
        </text:list-item>
        <text:list-item>
          <text:p text:style-name="P13"><text:span text:style-name="T1">&lt;fullname&gt;</text:span>: The full name of the user</text:p>
        </text:list-item>
        <text:list-item>
          <text:p text:style-name="P13"><text:span text:style-name="T1">&lt;secret&gt;</text:span>: The password of the user. Will be stored in the database as a hash of the password. Thus if the password is forgotten, it cannot be retrieved. However, using this command it can be ovewritten without any problem. The user/password information is needed to login to FreeACS Web and FreeACS Web Services.</text:p>
        </text:list-item>
        <text:list-item>
          <text:p text:style-name="P13"><text:span text:style-name="T1">&lt;accesslist&gt;|NULL</text:span>: A comma-separated list of pages that the user can access in FreeACS Web. The valid pages are<text:line-break/>     search - The search page<text:line-break/>     unit - The unit page<text:line-break/>     profile - The profile page<text:line-break/>     unittype - The unittype page<text:line-break/>     group - The group page<text:line-break/>     job - The job page<text:line-break/>     software - The software/firmware page<text:line-break/><text:soft-page-break/>     syslog - The syslog page<text:line-break/>     monitor - The monitor page - shows the status of FreeACS<text:line-break/>     staging - A staging page, special case - only used for CPE vendors<text:line-break/>     report - The report pages - you need report certificate to view them<text:line-break/>Setting access to NULL will allow all pages!</text:p>
        </text:list-item>
        <text:list-item>
          <text:p text:style-name="P13"><text:span text:style-name="T1">&lt;admin&gt;</text:span>: Can be set to "true" or "false". If set to "true" the user will have access to all unittypes and profiles regardless of any permissions added to this user later. If set to "false" the user will have no permissions unless explicitely given permissions (using setperm). The flag cannot be set to true unless the user running the command is itself an admin.</text:p>
        </text:list-item>
      </text:list>
      <text:p text:style-name="Text_20_body">  <text:span text:style-name="T1">Examples:</text:span></text:p>
      <text:list xml:id="list301395460" text:continue-numbering="true" text:style-name="List_20_1">
        <text:list-item>
          <text:p text:style-name="P13">setuser admin Administrator supersecret true</text:p>
        </text:list-item>
        <text:list-item>
          <text:p text:style-name="P13">setuser support Support supersecret search,unit,profile false</text:p>
        </text:list-item>
      </text:list>
      <text:list xml:id="list1034107040" text:continue-list="list1700918127" text:style-name="Heading_20_Numbering">
        <text:list-item>
          <text:list>
            <text:list-item>
              <text:list>
                <text:list-item>
                  <text:h text:style-name="P10" text:outline-level="3"><text:bookmark-start text:name="_Toc396296406"/><text:bookmark-start text:name="__RefHeading__6532_138634379"/>Root.deluser<text:bookmark-end text:name="_Toc396296406"/><text:bookmark-end text:name="__RefHeading__6532_138634379"/></text:h>
                </text:list-item>
              </text:list>
            </text:list-item>
          </text:list>
        </text:list-item>
      </text:list>
      <text:p text:style-name="Text_20_body">        <text:span text:style-name="T1">Syntax:</text:span> deluser &lt;username&gt;</text:p>
      <text:p text:style-name="Text_20_body">   <text:span text:style-name="T1">Comment:</text:span> Delete a user, but requires that no permissions are attached to this user.</text:p>
      <text:p text:style-name="Text_20_body">Arguments:</text:p>
      <text:list xml:id="list546783830" text:continue-list="list301395460"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540495182" text:continue-numbering="true" text:style-name="List_20_1">
        <text:list-item>
          <text:p text:style-name="P13"><text:span text:style-name="T1">&lt;username&gt;</text:span>: Must be a valid username. If 'admin' user is deleted, a default 'admin' user will still exist in FreeACS. Then it will have the password 'xaps'</text:p>
        </text:list-item>
      </text:list>
      <text:p text:style-name="Text_20_body">  <text:span text:style-name="T1">Examples:</text:span></text:p>
      <text:list xml:id="list1662952168" text:continue-numbering="true" text:style-name="List_20_1">
        <text:list-item>
          <text:p text:style-name="P13">deluser support</text:p>
        </text:list-item>
      </text:list>
      <text:list xml:id="list1503841731" text:continue-list="list1034107040" text:style-name="Heading_20_Numbering">
        <text:list-item>
          <text:list>
            <text:list-item>
              <text:list>
                <text:list-item>
                  <text:h text:style-name="P10" text:outline-level="3"><text:bookmark-start text:name="_Toc396296407"/><text:bookmark-start text:name="__RefHeading__6534_138634379"/>Root.listperms<text:bookmark-end text:name="_Toc396296407"/><text:bookmark-end text:name="__RefHeading__6534_138634379"/></text:h>
                </text:list-item>
              </text:list>
            </text:list-item>
          </text:list>
        </text:list-item>
      </text:list>
      <text:p text:style-name="Text_20_body">        <text:span text:style-name="T1">Syntax:</text:span> listperms [&lt;unittype-name-pattern&gt;]</text:p>
      <text:p text:style-name="Text_20_body">   <text:span text:style-name="T1">Comment:</text:span> List permissions in FreeACS. Each permission is attached to a user and controls which unittypes/profiles are allowed for that user. If a permission for a unittype is created with NULL as profile value, no other permissions for that unittype can be created.</text:p>
      <text:p text:style-name="Text_20_body">Arguments:</text:p>
      <text:list xml:id="list1367011566" text:continue-list="list1662952168"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505225860" text:continue-numbering="true" text:style-name="List_20_1">
        <text:list-item>
          <text:p text:style-name="P13"><text:span text:style-name="T1">[&lt;unittype-name-pattern&gt;]</text:span>: Optional. Any string which will be used to match the unittype of the permissions. The string will be interpreted as a regular expression which is a very powerful matching language. If you want to know how to take full advantage of regular expressions you need to consult internet resources.</text:p>
        </text:list-item>
      </text:list>
      <text:p text:style-name="Text_20_body">  <text:span text:style-name="T1">Examples:</text:span></text:p>
      <text:list xml:id="list1587638448" text:continue-numbering="true" text:style-name="List_20_1">
        <text:list-item>
          <text:p text:style-name="P13">listperms</text:p>
        </text:list-item>
        <text:list-item>
          <text:p text:style-name="P13">listperms NPA201E</text:p>
        </text:list-item>
      </text:list>
      <text:list xml:id="list1618354861" text:continue-list="list1503841731" text:style-name="Heading_20_Numbering">
        <text:list-item>
          <text:list>
            <text:list-item>
              <text:list>
                <text:list-item>
                  <text:h text:style-name="P10" text:outline-level="3"><text:bookmark-start text:name="_Toc396296408"/><text:bookmark-start text:name="__RefHeading__6536_138634379"/>Root.setperm<text:bookmark-end text:name="_Toc396296408"/><text:bookmark-end text:name="__RefHeading__6536_138634379"/></text:h>
                </text:list-item>
              </text:list>
            </text:list-item>
          </text:list>
        </text:list-item>
      </text:list>
      <text:p text:style-name="Text_20_body">        <text:span text:style-name="T1">Syntax:</text:span> setperm &lt;username&gt; &lt;unittype-name&gt; &lt;profile-name&gt;|NULL</text:p>
      <text:p text:style-name="Text_20_body">   <text:span text:style-name="T1">Comment:</text:span> Add a permission. Change not possible (have to delete first).</text:p>
      <text:p text:style-name="Text_20_body"><text:soft-page-break/>Arguments:</text:p>
      <text:list xml:id="list2085368365" text:continue-list="list1587638448"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573719204" text:continue-numbering="true" text:style-name="List_20_1">
        <text:list-item>
          <text:p text:style-name="P13"><text:span text:style-name="T1">&lt;username&gt;</text:span>: A valid user name.</text:p>
        </text:list-item>
        <text:list-item>
          <text:p text:style-name="P13"><text:span text:style-name="T1">&lt;unittype-name&gt;</text:span>: A valid unittype name</text:p>
        </text:list-item>
        <text:list-item>
          <text:p text:style-name="P13"><text:span text:style-name="T1">&lt;profile-name&gt;|NULL</text:span>: If NULL, then all profiles within the unittype is permitted. Else only the specified profile is permitted.</text:p>
        </text:list-item>
      </text:list>
      <text:p text:style-name="Text_20_body">  <text:span text:style-name="T1">Examples:</text:span></text:p>
      <text:list xml:id="list879186891" text:continue-numbering="true" text:style-name="List_20_1">
        <text:list-item>
          <text:p text:style-name="P13">setperm support NPA201E NULL</text:p>
        </text:list-item>
        <text:list-item>
          <text:p text:style-name="P13">setperm support NPA201E Default</text:p>
        </text:list-item>
      </text:list>
      <text:list xml:id="list1561602955" text:continue-list="list1618354861" text:style-name="Heading_20_Numbering">
        <text:list-item>
          <text:list>
            <text:list-item>
              <text:list>
                <text:list-item>
                  <text:h text:style-name="P10" text:outline-level="3"><text:bookmark-start text:name="__RefHeading__6538_138634379"/><text:bookmark-start text:name="_Toc396296409"/>Root.delperm<text:bookmark-end text:name="__RefHeading__6538_138634379"/><text:bookmark-end text:name="_Toc396296409"/></text:h>
                </text:list-item>
              </text:list>
            </text:list-item>
          </text:list>
        </text:list-item>
      </text:list>
      <text:p text:style-name="Text_20_body">        <text:span text:style-name="T1">Syntax:</text:span> delperm &lt;username&gt; &lt;unittype-name&gt; &lt;profile-name&gt;|NULL</text:p>
      <text:p text:style-name="Text_20_body">   <text:span text:style-name="T1">Comment:</text:span> Delete a permission.</text:p>
      <text:p text:style-name="Text_20_body">Arguments:</text:p>
      <text:list xml:id="list1828585962" text:continue-list="list879186891"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735772207" text:continue-numbering="true" text:style-name="List_20_1">
        <text:list-item>
          <text:p text:style-name="P13"><text:span text:style-name="T1">&lt;username&gt;</text:span>: A permission user name.</text:p>
        </text:list-item>
        <text:list-item>
          <text:p text:style-name="P13"><text:span text:style-name="T1">&lt;unittype-name&gt;</text:span>: A valid permission unittype name</text:p>
        </text:list-item>
        <text:list-item>
          <text:p text:style-name="P13"><text:span text:style-name="T1">&lt;profile-name&gt;|NULL</text:span>: A valid permission profile name or NULL</text:p>
        </text:list-item>
      </text:list>
      <text:p text:style-name="Text_20_body">  <text:span text:style-name="T1">Examples:</text:span></text:p>
      <text:list xml:id="list1376546603" text:continue-numbering="true" text:style-name="List_20_1">
        <text:list-item>
          <text:p text:style-name="P13">delperm support NPA201E NULL</text:p>
        </text:list-item>
        <text:list-item>
          <text:p text:style-name="P13">delperm support NPA201E Default</text:p>
        </text:list-item>
      </text:list>
      <text:list xml:id="list469778614" text:continue-list="list1561602955" text:style-name="Heading_20_Numbering">
        <text:list-item>
          <text:list>
            <text:list-item>
              <text:list>
                <text:list-item>
                  <text:h text:style-name="P10" text:outline-level="3"><text:bookmark-start text:name="_Toc396296410"/><text:bookmark-start text:name="__RefHeading__6540_138634379"/>Root.listcertificates<text:bookmark-end text:name="_Toc396296410"/><text:bookmark-end text:name="__RefHeading__6540_138634379"/></text:h>
                </text:list-item>
              </text:list>
            </text:list-item>
          </text:list>
        </text:list-item>
      </text:list>
      <text:p text:style-name="Text_20_body">        <text:span text:style-name="T1">Syntax:</text:span> listcertificates</text:p>
      <text:p text:style-name="Text_20_body">   <text:span text:style-name="T1">Comment:</text:span> List certificates in FreeACS. Shows the complete certificate string in both encrypted version and clear-text</text:p>
      <text:p text:style-name="Text_20_body">Arguments:</text:p>
      <text:list xml:id="list472417390" text:continue-list="list1376546603"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list xml:id="list1675751100" text:continue-list="list469778614" text:style-name="Heading_20_Numbering">
        <text:list-item>
          <text:list>
            <text:list-item>
              <text:list>
                <text:list-item>
                  <text:h text:style-name="P10" text:outline-level="3"><text:bookmark-start text:name="_Toc396296411"/><text:bookmark-start text:name="__RefHeading__6542_138634379"/>Root.setcertificate<text:bookmark-end text:name="_Toc396296411"/><text:bookmark-end text:name="__RefHeading__6542_138634379"/></text:h>
                </text:list-item>
              </text:list>
            </text:list-item>
          </text:list>
        </text:list-item>
      </text:list>
      <text:p text:style-name="Text_20_body">        <text:span text:style-name="T1">Syntax:</text:span> setcertificate &lt;name&gt; &lt;certificate&gt;</text:p>
      <text:p text:style-name="Text_20_body">   <text:span text:style-name="T1">Comment:</text:span> Add/change a certificate. Will not allow all kinds of changes (going from production to test certificate is not allowed)</text:p>
      <text:p text:style-name="Text_20_body">Arguments:</text:p>
      <text:list xml:id="list2118088617" text:continue-list="list472417390"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111541010" text:continue-numbering="true" text:style-name="List_20_1">
        <text:list-item>
          <text:p text:style-name="P13"><text:span text:style-name="T1">&lt;name&gt;</text:span>: The name of the certificate is not important. FreeACS will recognize the type no matter the name</text:p>
        </text:list-item>
        <text:list-item>
          <text:p text:style-name="P13"><text:soft-page-break/><text:span text:style-name="T1">&lt;certificate&gt;</text:span>: A hexadecimal 256-char string which is the certificate.Certificates can only be retrieved from Ping Communication. Currently there are two certificates supported in FreeACS: Report and Provisioning.</text:p>
        </text:list-item>
      </text:list>
      <text:p text:style-name="Text_20_body">  <text:span text:style-name="T1">Examples:</text:span></text:p>
      <text:list xml:id="list2068713469" text:continue-numbering="true" text:style-name="List_20_1">
        <text:list-item>
          <text:p text:style-name="P13">setcertificate Test E9D66AABBC012345E9D66AABBC012345E9D66AABBC012345E9D66AABBC012345E9D66AABBC012345E9D66AABBC012345E9D66AABBC012345E9D66AABBC012345E9D66AABBC012345E9D66AABBC012345E9D66AABBC012345E9D66AABBC012345E9D66AABBC012345E9D66AABBC012345E9D66AABBC012345E9D66AABBC012345</text:p>
        </text:list-item>
      </text:list>
      <text:list xml:id="list1659203589" text:continue-list="list1675751100" text:style-name="Heading_20_Numbering">
        <text:list-item>
          <text:list>
            <text:list-item>
              <text:list>
                <text:list-item>
                  <text:h text:style-name="P10" text:outline-level="3"><text:bookmark-start text:name="_Toc396296412"/><text:bookmark-start text:name="__RefHeading__6544_138634379"/>Root.delcertificate<text:bookmark-end text:name="_Toc396296412"/><text:bookmark-end text:name="__RefHeading__6544_138634379"/></text:h>
                </text:list-item>
              </text:list>
            </text:list-item>
          </text:list>
        </text:list-item>
      </text:list>
      <text:p text:style-name="Text_20_body">        <text:span text:style-name="T1">Syntax:</text:span> delcertificate &lt;name&gt;</text:p>
      <text:p text:style-name="Text_20_body">   <text:span text:style-name="T1">Comment:</text:span> Delete a certificate. Make sure to have backed up the certificate string.</text:p>
      <text:p text:style-name="Text_20_body">Arguments:</text:p>
      <text:list xml:id="list158322574" text:continue-list="list2068713469" text:style-name="List_20_1">
        <text:list-item>
          <text:p text:style-name="P13"><text:span text:style-name="T1">&lt;name&gt;</text:span>: A valid certificate name</text:p>
        </text:list-item>
      </text:list>
      <text:p text:style-name="Text_20_body">  <text:span text:style-name="T1">Examples:</text:span></text:p>
      <text:list xml:id="list1097189959" text:continue-numbering="true" text:style-name="List_20_1">
        <text:list-item>
          <text:p text:style-name="P13">delcertificate Test</text:p>
        </text:list-item>
      </text:list>
      <text:list xml:id="list1459403017" text:continue-list="list1659203589" text:style-name="Heading_20_Numbering">
        <text:list-item>
          <text:list>
            <text:list-item>
              <text:h text:style-name="P8" text:outline-level="2"><text:bookmark-start text:name="_Toc396296413"/><text:bookmark-start text:name="__RefHeading__6546_138634379"/>Unittype menu<text:bookmark-end text:name="_Toc396296413"/><text:bookmark-end text:name="__RefHeading__6546_138634379"/></text:h>
            </text:list-item>
          </text:list>
        </text:list-item>
      </text:list>
      <text:p text:style-name="Text_20_body">List of commands available:</text:p>
      <text:list xml:id="list1610483984" text:continue-list="list1097189959" text:style-name="List_20_1">
        <text:list-item>
          <text:p text:style-name="P13">listparams</text:p>
        </text:list-item>
        <text:list-item>
          <text:p text:style-name="P13">setparam</text:p>
        </text:list-item>
        <text:list-item>
          <text:p text:style-name="P13">delparam</text:p>
        </text:list-item>
        <text:list-item>
          <text:p text:style-name="P13">listunits</text:p>
        </text:list-item>
        <text:list-item>
          <text:p text:style-name="P13">moveunit</text:p>
        </text:list-item>
        <text:list-item>
          <text:p text:style-name="P13">systemparameterscleanup</text:p>
        </text:list-item>
        <text:list-item>
          <text:p text:style-name="P13">listfiles</text:p>
        </text:list-item>
        <text:list-item>
          <text:p text:style-name="P13">importfile</text:p>
        </text:list-item>
        <text:list-item>
          <text:p text:style-name="P13">exportfile</text:p>
        </text:list-item>
        <text:list-item>
          <text:p text:style-name="P13">delfile</text:p>
        </text:list-item>
        <text:list-item>
          <text:p text:style-name="P13">listprofiles</text:p>
        </text:list-item>
        <text:list-item>
          <text:p text:style-name="P13">setprofile</text:p>
        </text:list-item>
        <text:list-item>
          <text:p text:style-name="P13">delprofile</text:p>
        </text:list-item>
        <text:list-item>
          <text:p text:style-name="P13">listgroups</text:p>
        </text:list-item>
        <text:list-item>
          <text:p text:style-name="P13">setgroup</text:p>
        </text:list-item>
        <text:list-item>
          <text:p text:style-name="P13">delgroup</text:p>
        </text:list-item>
        <text:list-item>
          <text:p text:style-name="P13">listjobs</text:p>
        </text:list-item>
        <text:list-item>
          <text:p text:style-name="P13">setjob</text:p>
        </text:list-item>
        <text:list-item>
          <text:p text:style-name="P13">deljob</text:p>
        </text:list-item>
        <text:list-item>
          <text:p text:style-name="P13">listsyslogevents</text:p>
        </text:list-item>
        <text:list-item>
          <text:p text:style-name="P13">setsyslogevent</text:p>
        </text:list-item>
        <text:list-item>
          <text:p text:style-name="P13">delsyslogevent</text:p>
        </text:list-item>
        <text:list-item>
          <text:p text:style-name="P13">enabletr069report</text:p>
        </text:list-item>
        <text:list-item>
          <text:p text:style-name="P13">listexecutions</text:p>
        </text:list-item>
        <text:list-item>
          <text:p text:style-name="P13">setexecution</text:p>
        </text:list-item>
        <text:list-item>
          <text:p text:style-name="P13">generatetc</text:p>
        </text:list-item>
        <text:list-item>
          <text:p text:style-name="P13">deltcduplicates</text:p>
        </text:list-item>
        <text:list-item>
          <text:p text:style-name="P13">listtc</text:p>
        </text:list-item>
        <text:list-item>
          <text:p text:style-name="P13">showtc</text:p>
        </text:list-item>
        <text:list-item>
          <text:p text:style-name="P13">deltc</text:p>
        </text:list-item>
        <text:list-item>
          <text:p text:style-name="P13">exporttcfile</text:p>
        </text:list-item>
        <text:list-item>
          <text:p text:style-name="P13">exporttcdir</text:p>
        </text:list-item>
        <text:list-item>
          <text:p text:style-name="P13">importtcfile</text:p>
        </text:list-item>
        <text:list-item>
          <text:p text:style-name="P13">importtcdir</text:p>
        </text:list-item>
        <text:list-item>
          <text:p text:style-name="P13"><text:soft-page-break/>listtesthistory</text:p>
        </text:list-item>
        <text:list-item>
          <text:p text:style-name="P13">deltesthistory</text:p>
        </text:list-item>
      </text:list>
      <text:list xml:id="list610057908" text:continue-list="list1459403017" text:style-name="Heading_20_Numbering">
        <text:list-item>
          <text:list>
            <text:list-item>
              <text:list>
                <text:list-item>
                  <text:h text:style-name="P10" text:outline-level="3"><text:bookmark-start text:name="__RefHeading__6548_138634379"/><text:bookmark-start text:name="_Toc396296414"/>Unittype.listparams<text:bookmark-end text:name="__RefHeading__6548_138634379"/><text:bookmark-end text:name="_Toc396296414"/></text:h>
                </text:list-item>
              </text:list>
            </text:list-item>
          </text:list>
        </text:list-item>
      </text:list>
      <text:p text:style-name="Text_20_body">        <text:span text:style-name="T1">Syntax:</text:span> listparams [&lt;unittype-parameter-name-pattern&gt;]</text:p>
      <text:p text:style-name="Text_20_body">   <text:span text:style-name="T1">Comment:</text:span> List unittype parameters.</text:p>
      <text:p text:style-name="Text_20_body">Arguments:</text:p>
      <text:list xml:id="list1188024953" text:continue-list="list1610483984"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921136316" text:continue-numbering="true" text:style-name="List_20_1">
        <text:list-item>
          <text:p text:style-name="P13"><text:span text:style-name="T1">[[!]&lt;unittype-parameter-name-pattern&gt;]</text:span>: Optional. Any string which will be used to match the list of unittype-parameter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870886839" text:continue-numbering="true" text:style-name="List_20_1">
        <text:list-item>
          <text:p text:style-name="P13">listparams</text:p>
        </text:list-item>
        <text:list-item>
          <text:p text:style-name="P13">listparams DeviceInfo</text:p>
        </text:list-item>
        <text:list-item>
          <text:p text:style-name="P13">listparams ^Device.Device.*</text:p>
        </text:list-item>
      </text:list>
      <text:list xml:id="list2181565463" text:continue-list="list610057908" text:style-name="Heading_20_Numbering">
        <text:list-item>
          <text:list>
            <text:list-item>
              <text:list>
                <text:list-item>
                  <text:h text:style-name="P10" text:outline-level="3"><text:bookmark-start text:name="_Toc396296415"/><text:bookmark-start text:name="__RefHeading__6550_138634379"/>Unittype.setparam<text:bookmark-end text:name="_Toc396296415"/><text:bookmark-end text:name="__RefHeading__6550_138634379"/></text:h>
                </text:list-item>
              </text:list>
            </text:list-item>
          </text:list>
        </text:list-item>
      </text:list>
      <text:p text:style-name="Text_20_body">        <text:span text:style-name="T1">Syntax:</text:span> setparam &lt;unittype-parameter-name&gt; [D][A][C][S][I][M](R|RW|X)</text:p>
      <text:p text:style-name="Text_20_body">   <text:span text:style-name="T1">Comment:</text:span> Add/change a unittype parameter.</text:p>
      <text:p text:style-name="Text_20_body">Arguments:</text:p>
      <text:list xml:id="list279869968" text:continue-list="list87088683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370815491" text:continue-numbering="true" text:style-name="List_20_1">
        <text:list-item>
          <text:p text:style-name="P13"><text:span text:style-name="T1">&lt;unittype-parameter-name&gt;</text:span>: If adding: A name without spaces. It is a good idea to follow the TR-069 dotted pattern for parameter names. If the device is a TR-069 device, make sure that parameter names are equal to those registered in the device. Max length: 255 characters. Tip: FreeACS TR-069 Server, discovery mode. If changing: A valid unittype parameter name.</text:p>
        </text:list-item>
        <text:list-item>
          <text:p text:style-name="P13"><text:span text:style-name="T1">&lt;flags&gt;</text:span>: The flags D,A,C,S,I,M are optional, R, RW or X is mandatory. The order of the flags are not important.<text:line-break/>     [D]isplayable - The value will be shown as a column in the search page of FreeACS Web. Cannot be combined with I and C.<text:line-break/>     [A]lwaysRead - The value will always be read from the device. Cannot be combined with I, RW or X.<text:line-break/>     [C]onfidential - The value will probably be sent from the device as "", usually used for passwords. This flag will suppress a warning that is logged when database and device differ while it was expected to be equal. The logs will obscure the value, to minimize exposure.<text:line-break/>     [S]earchable - Possible to search for this particular parameter in FreeACS Web, using the Advanced Search.<text:line-break/>     [I]inspection - The value will only be read from the device in inspection mode. This mode can be activated in FreeACS Web in the Unit Parameter page. After inspection mode is finished, the inspection parameters read will be deleted. Useful for short-lived parameters.<text:line-break/>     [M]onitor - The value will be sent to FreeACS Syslog Server, and can be processed into a TR-<text:soft-page-break/>report (given the appropriate parameters are set to M). The parameters are stored to database only if combined with A flag.<text:line-break/>     (R)eadOnly - The parameter can only be read from the device, never written to the device.<text:line-break/>     (R)ead(W)rite - The parameter can be written to the device. Only read from device if combined with I.<text:line-break/>     (X) system - The parameter is only for internal use, never sent to the device. You can create as many X parameters as you like. Please adhere to standard name convention for such parameters:<text:line-break/>          System.X_COMPAMY-COM.NameOfParameter&lt;.SubName&gt;</text:p>
        </text:list-item>
      </text:list>
      <text:p text:style-name="Text_20_body">  <text:span text:style-name="T1">Examples:</text:span></text:p>
      <text:list xml:id="list1656467453" text:continue-numbering="true" text:style-name="List_20_1">
        <text:list-item>
          <text:p text:style-name="P13">setparam Device.DeviceInfo.PeriodicInformInterval RW</text:p>
        </text:list-item>
        <text:list-item>
          <text:p text:style-name="P13">setparam System.X_OWERA-COM.Comment SDX</text:p>
        </text:list-item>
        <text:list-item>
          <text:p text:style-name="P13">setparam Device.DeviceInfo.SerialNumber AR</text:p>
        </text:list-item>
      </text:list>
      <text:list xml:id="list1743145170" text:continue-list="list2181565463" text:style-name="Heading_20_Numbering">
        <text:list-item>
          <text:list>
            <text:list-item>
              <text:list>
                <text:list-item>
                  <text:h text:style-name="P10" text:outline-level="3"><text:bookmark-start text:name="_Toc396296416"/><text:bookmark-start text:name="__RefHeading__6552_138634379"/>Unittype.delparam<text:bookmark-end text:name="_Toc396296416"/><text:bookmark-end text:name="__RefHeading__6552_138634379"/></text:h>
                </text:list-item>
              </text:list>
            </text:list-item>
          </text:list>
        </text:list-item>
      </text:list>
      <text:p text:style-name="Text_20_body">        <text:span text:style-name="T1">Syntax:</text:span> delparam &lt;unittype-parameter-name&gt;</text:p>
      <text:p text:style-name="Text_20_body">   <text:span text:style-name="T1">Comment:</text:span> Delete a unitttype parameter. Cannot be done unless the parameter is not used in any unit, profile, job, group.</text:p>
      <text:p text:style-name="Text_20_body">Arguments:</text:p>
      <text:list xml:id="list549776879" text:continue-list="list1656467453" text:style-name="List_20_1">
        <text:list-item>
          <text:p text:style-name="P13"><text:span text:style-name="T1">&lt;unittype-parameter-name&gt;</text:span>: A valid unittype parameter name</text:p>
        </text:list-item>
        <text:list-item>
          <text:p text:style-name="P13"><text:span text:style-name="T1">&lt;unittype-parameter-name&gt;</text:span>: A valid unittype parameter name.</text:p>
        </text:list-item>
        <text:list-item>
          <text:p text:style-name="P13"><text:span text:style-name="T1">&lt;operator&gt;</text:span>: Valid operators are EQ (equals), NE (not equals), LT (less), LE (less or equal), GE (greater or equal), GT (greater).</text:p>
        </text:list-item>
        <text:list-item>
          <text:p text:style-name="P13"><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text:p>
        </text:list-item>
        <text:list-item>
          <text:p text:style-name="P13"><text:span text:style-name="T1">[&lt;dataype&gt;]</text:span>: Optional. Default datatype is VARCHAR (which is the same as 'text' or 'string'). You can also use SIGNED for an integer which might be negative, or UNSIGNED for integers which are always positive.</text:p>
        </text:list-item>
      </text:list>
      <text:p text:style-name="Text_20_body">  <text:span text:style-name="T1">Examples:</text:span></text:p>
      <text:list xml:id="list2121126783" text:continue-numbering="true" text:style-name="List_20_1">
        <text:list-item>
          <text:p text:style-name="P13">delparam Device.DeviceInfo.PeriodicInformInterval</text:p>
        </text:list-item>
      </text:list>
      <text:list xml:id="list1142733440" text:continue-list="list1743145170" text:style-name="Heading_20_Numbering">
        <text:list-item>
          <text:list>
            <text:list-item>
              <text:list>
                <text:list-item>
                  <text:h text:style-name="P10" text:outline-level="3"><text:bookmark-start text:name="_Toc396296417"/><text:bookmark-start text:name="__RefHeading__6554_138634379"/>Unittype.listunits<text:bookmark-end text:name="_Toc396296417"/><text:bookmark-end text:name="__RefHeading__6554_138634379"/></text:h>
                </text:list-item>
              </text:list>
            </text:list-item>
          </text:list>
        </text:list-item>
      </text:list>
      <text:p text:style-name="Text_20_body">        <text:span text:style-name="T1">Syntax:</text:span> listunits [(&lt;search-value&gt;) | (&lt;unittype-parameter-name&gt; &lt;operator&gt; &lt;value&gt; [&lt;datatype&gt;])*]</text:p>
      <text:p text:style-name="Text_20_body">   <text:span text:style-name="T1">Comment:</text:span> List units within this unittype.</text:p>
      <text:p text:style-name="Text_20_body">Arguments:</text:p>
      <text:list xml:id="list2127565211" text:continue-list="list2121126783"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2018444971" text:continue-numbering="true" text:style-name="List_20_1">
        <text:list-item>
          <text:p text:style-name="P13"><text:span text:style-name="T1">[&lt;search-value&gt;]</text:span>: Optional. It will search among all parameter values and unit-ids</text:p>
        </text:list-item>
        <text:list-item>
          <text:p text:style-name="P13"><text:span text:style-name="T1">&lt;operator&gt;</text:span>: Valid operators are EQ (equals), NE (not equals), LT (less), LE (less or equal), GE (greater or equal), GT (greater).</text:p>
        </text:list-item>
        <text:list-item>
          <text:p text:style-name="P13"><text:span text:style-name="T1">&lt;value&gt;</text:span>: Any string. Max 255 characters. Long values will take more time to process in the event of a group search, so try to avoid if possible. The rules for matching are the same as for the 'listunits' <text:soft-page-break/>commands in the unittype/profile context. In other words, use '%' in the value string to match 0 or more arbitrary characters and use '_' in the value string to match 1 arbitrary character. Avoid % and _ at the start of the value. To search for NULL-values, use the string NULL.</text:p>
        </text:list-item>
        <text:list-item>
          <text:p text:style-name="P13"><text:span text:style-name="T1">[&lt;dataype&gt;]</text:span>: Optional. Default datatype is VARCHAR (which is the same as 'text' or 'string'). You can also use SIGNED for an integer which might be negative, or UNSIGNED for integers which are always positive.</text:p>
        </text:list-item>
      </text:list>
      <text:p text:style-name="Text_20_body">  <text:span text:style-name="T1">Examples:</text:span></text:p>
      <text:list xml:id="list528402466" text:continue-numbering="true" text:style-name="List_20_1">
        <text:list-item>
          <text:p text:style-name="P13">listunits</text:p>
        </text:list-item>
        <text:list-item>
          <text:p text:style-name="P13">listunits John</text:p>
        </text:list-item>
        <text:list-item>
          <text:p text:style-name="P13">listunits Device.DeviceInfo.SerialNumber EQ AABBCCDDEEFF00</text:p>
        </text:list-item>
        <text:list-item>
          <text:p text:style-name="P13">listunits Device.DeviceInfo.SerialNumber NE %AABBCC%</text:p>
        </text:list-item>
      </text:list>
      <text:list xml:id="list818701924" text:continue-list="list1142733440" text:style-name="Heading_20_Numbering">
        <text:list-item>
          <text:list>
            <text:list-item>
              <text:list>
                <text:list-item>
                  <text:h text:style-name="P10" text:outline-level="3"><text:bookmark-start text:name="_Toc396296418"/><text:bookmark-start text:name="__RefHeading__6556_138634379"/>Unittype.moveunit<text:bookmark-end text:name="_Toc396296418"/><text:bookmark-end text:name="__RefHeading__6556_138634379"/></text:h>
                </text:list-item>
              </text:list>
            </text:list-item>
          </text:list>
        </text:list-item>
      </text:list>
      <text:p text:style-name="Text_20_body">        <text:span text:style-name="T1">Syntax:</text:span> moveunit &lt;unitid&gt; &lt;unittypename&gt; &lt;profilename&gt;</text:p>
      <text:p text:style-name="Text_20_body">   <text:span text:style-name="T1">Comment:</text:span> Move a unit to another unittype. Requires that the target unittype has defined all unittype parameters found for this unit's parameters and that the profile exists.</text:p>
      <text:p text:style-name="Text_20_body">Arguments:</text:p>
      <text:list xml:id="list1391997748" text:continue-list="list52840246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68938250" text:continue-numbering="true" text:style-name="List_20_1">
        <text:list-item>
          <text:p text:style-name="P13"><text:span text:style-name="T1">&lt;unitid&gt;</text:span>: A valid unit-id in this unittype.</text:p>
        </text:list-item>
        <text:list-item>
          <text:p text:style-name="P13"><text:span text:style-name="T1">&lt;unittypename&gt;</text:span>: Target unittype name, must exist.</text:p>
        </text:list-item>
        <text:list-item>
          <text:p text:style-name="P13"><text:span text:style-name="T1">&lt;profilename&gt;</text:span>: Target profile name, must exist.</text:p>
        </text:list-item>
      </text:list>
      <text:p text:style-name="Text_20_body">  <text:span text:style-name="T1">Examples:</text:span></text:p>
      <text:list xml:id="list366423953" text:continue-numbering="true" text:style-name="List_20_1">
        <text:list-item>
          <text:p text:style-name="P13">moveunit 123456-ProductClass-123456789012 NPA201E-Test Default</text:p>
        </text:list-item>
      </text:list>
      <text:list xml:id="list580494173" text:continue-list="list818701924" text:style-name="Heading_20_Numbering">
        <text:list-item>
          <text:list>
            <text:list-item>
              <text:list>
                <text:list-item>
                  <text:h text:style-name="P10" text:outline-level="3"><text:bookmark-start text:name="__RefHeading__6558_138634379"/><text:bookmark-start text:name="_Toc396296419"/>Unittype.systemparameterscleanup<text:bookmark-end text:name="__RefHeading__6558_138634379"/><text:bookmark-end text:name="_Toc396296419"/></text:h>
                </text:list-item>
              </text:list>
            </text:list-item>
          </text:list>
        </text:list-item>
      </text:list>
      <text:p text:style-name="Text_20_body">        <text:span text:style-name="T1">Syntax:</text:span> systemparameterscleanup</text:p>
      <text:p text:style-name="Text_20_body">   <text:span text:style-name="T1">Comment:</text:span> Cleanup of old and unused system parameters. Will never delete a system parameter that is in use.</text:p>
      <text:p text:style-name="Text_20_body">Arguments:</text:p>
      <text:list xml:id="list598150335" text:continue-list="list366423953" text:style-name="List_20_1">
        <text:list-item>
          <text:p text:style-name="P13"><text:span text:style-name="T1">-u</text:span>: Will use the context available from another command (piping) or input-file. The context will be changed before the command is run.</text:p>
        </text:list-item>
      </text:list>
      <text:list xml:id="list798274814" text:continue-list="list580494173" text:style-name="Heading_20_Numbering">
        <text:list-item>
          <text:list>
            <text:list-item>
              <text:list>
                <text:list-item>
                  <text:h text:style-name="P10" text:outline-level="3"><text:bookmark-start text:name="_Toc396296420"/><text:bookmark-start text:name="__RefHeading__6560_138634379"/>Unittype.listfiles<text:bookmark-end text:name="_Toc396296420"/><text:bookmark-end text:name="__RefHeading__6560_138634379"/></text:h>
                </text:list-item>
              </text:list>
            </text:list-item>
          </text:list>
        </text:list-item>
      </text:list>
      <text:p text:style-name="Text_20_body">        <text:span text:style-name="T1">Syntax:</text:span> listfiles [&lt;file-name-pattern&gt;]</text:p>
      <text:p text:style-name="Text_20_body">   <text:span text:style-name="T1">Comment:</text:span> List files stored in FreeACS.</text:p>
      <text:p text:style-name="Text_20_body">Arguments:</text:p>
      <text:list xml:id="list68195095" text:continue-list="list598150335"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528188774" text:continue-numbering="true" text:style-name="List_20_1">
        <text:list-item>
          <text:p text:style-name="P13"><text:soft-page-break/><text:span text:style-name="T1">[[!]&lt;file-name-pattern&gt;]</text:span>: Optional. Any string which will be used to match the list of file-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1869249294" text:continue-numbering="true" text:style-name="List_20_1">
        <text:list-item>
          <text:p text:style-name="P13">listfiles</text:p>
        </text:list-item>
        <text:list-item>
          <text:p text:style-name="P13">listfiles 5.4.1</text:p>
        </text:list-item>
      </text:list>
      <text:list xml:id="list2096342034" text:continue-list="list798274814" text:style-name="Heading_20_Numbering">
        <text:list-item>
          <text:list>
            <text:list-item>
              <text:list>
                <text:list-item>
                  <text:h text:style-name="P10" text:outline-level="3"><text:bookmark-start text:name="_Toc396296421"/><text:bookmark-start text:name="__RefHeading__6562_138634379"/>Unittype.importfile<text:bookmark-end text:name="_Toc396296421"/><text:bookmark-end text:name="__RefHeading__6562_138634379"/></text:h>
                </text:list-item>
              </text:list>
            </text:list-item>
          </text:list>
        </text:list-item>
      </text:list>
      <text:p text:style-name="Text_20_body">        <text:span text:style-name="T1">Syntax:</text:span> importfile &lt;filename&gt; &lt;filetype&gt; &lt;version&gt; &lt;timestamp&gt; &lt;targetname&gt; &lt;description&gt;</text:p>
      <text:p text:style-name="Text_20_body">   <text:span text:style-name="T1">Comment:</text:span> Add/import file to FreeACS filestore.</text:p>
      <text:p text:style-name="Text_20_body">Arguments:</text:p>
      <text:list xml:id="list2146825833" text:continue-list="list1869249294"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987005339" text:continue-numbering="true" text:style-name="List_20_1">
        <text:list-item>
          <text:p text:style-name="P13"><text:span text:style-name="T1">&lt;filename&gt;</text:span>: Filename of the file (found in the filesystem). Use / as directory path delimiter.</text:p>
        </text:list-item>
        <text:list-item>
          <text:p text:style-name="P13"><text:span text:style-name="T1">&lt;filetype&gt;</text:span>: SOFTWARE - CPE image files, used in software upgrade<text:line-break/>TR069_SCRIPT - A CPE script/config file, used in TR-069 Script Upgrade. A Target filename must be specified<text:line-break/>SHELL_SCRIPT - A FreeACS script file, used in FreeACS Shell, Shell Jobs, Triggers and Syslog Events<text:line-break/>TELNET_SCRIPT - A Telnet script file, used in Telnet Job<text:line-break/>UNITS - A unit file, first column in file must be a valid unit-id, used in Trigger Script execution<text:line-break/>MISC - A file, no particular use-case</text:p>
        </text:list-item>
        <text:list-item>
          <text:p text:style-name="P13"><text:span text:style-name="T1">&lt;version&gt;</text:span>: Extremely important if importing a SOFTWARE or a TR069_SCRIPT. It MUST be the version number reported from the software/script when installed in the device. Otherwise it will create a download loop! For other file types this is not as important.</text:p>
        </text:list-item>
        <text:list-item>
          <text:p text:style-name="P13"><text:span text:style-name="T1">timestamp</text:span>: Specify a timestamp (format is : yyyyMMdd-HH:mm:ss) or set to NULL (which will translate into current timestamp)</text:p>
        </text:list-item>
        <text:list-item>
          <text:p text:style-name="P13"><text:span text:style-name="T1">targetname</text:span>: Optional (set to NULL) for all file types except TR069_SCRIPT, in which case the targetname is used to distinguish between multiple Script Upgrade.</text:p>
        </text:list-item>
        <text:list-item>
          <text:p text:style-name="P13"><text:span text:style-name="T1">ower</text:span>: Owner of file. Can only be set if you're admin, if not it will automatically (and silently) be set to your username</text:p>
        </text:list-item>
        <text:list-item>
          <text:p text:style-name="P13"><text:span text:style-name="T1">&lt;description&gt;</text:span>: Non-essential (to FreeACS) description of the file.</text:p>
        </text:list-item>
      </text:list>
      <text:p text:style-name="Text_20_body">  <text:span text:style-name="T1">Examples:</text:span></text:p>
      <text:list xml:id="list1005481816" text:continue-numbering="true" text:style-name="List_20_1">
        <text:list-item>
          <text:p text:style-name="P13">importfile test.fss SHELL_SCRIPT 1 NULL NULL NULL "A Shell Script"</text:p>
        </text:list-item>
        <text:list-item>
          <text:p text:style-name="P13">importfile firmware.bin SOFTWARE 5.0.3-alfa NULL NULL myuser "A firmware for the NPA201E"</text:p>
        </text:list-item>
        <text:list-item>
          <text:p text:style-name="P13">importfile voip.zip TR069_SCRIPT 1 NULL /opt/voip.zip NULL "A Zip-file download to the CPE"</text:p>
        </text:list-item>
      </text:list>
      <text:list xml:id="list1418178672" text:continue-list="list2096342034" text:style-name="Heading_20_Numbering">
        <text:list-item>
          <text:list>
            <text:list-item>
              <text:list>
                <text:list-item>
                  <text:h text:style-name="P10" text:outline-level="3"><text:bookmark-start text:name="_Toc396296422"/><text:bookmark-start text:name="__RefHeading__6564_138634379"/>Unittype.exportfile<text:bookmark-end text:name="_Toc396296422"/><text:bookmark-end text:name="__RefHeading__6564_138634379"/></text:h>
                </text:list-item>
              </text:list>
            </text:list-item>
          </text:list>
        </text:list-item>
      </text:list>
      <text:p text:style-name="Text_20_body">        <text:span text:style-name="T1">Syntax:</text:span> exportfile &lt;filename&gt;</text:p>
      <text:p text:style-name="Text_20_body">   <text:span text:style-name="T1">Comment:</text:span> Export file from FreeACS filestore.</text:p>
      <text:p text:style-name="Text_20_body">Arguments:</text:p>
      <text:list xml:id="list1409439145" text:continue-list="list100548181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574973194" text:continue-numbering="true" text:style-name="List_20_1">
        <text:list-item>
          <text:p text:style-name="P13"><text:span text:style-name="T1">&lt;filename&gt;</text:span>: A filename from FreeACS filestore. If the file already exists it will create a directory named after the unittype, and place the file there. The import command will always search for such a location first when trying to import a file.</text:p>
        </text:list-item>
      </text:list>
      <text:p text:style-name="Text_20_body">  <text:span text:style-name="T1">Examples:</text:span></text:p>
      <text:list xml:id="list418153447" text:continue-numbering="true" text:style-name="List_20_1">
        <text:list-item>
          <text:p text:style-name="P13"><text:soft-page-break/>exportfile test.xss</text:p>
        </text:list-item>
      </text:list>
      <text:list xml:id="list1142525283" text:continue-list="list1418178672" text:style-name="Heading_20_Numbering">
        <text:list-item>
          <text:list>
            <text:list-item>
              <text:list>
                <text:list-item>
                  <text:h text:style-name="P10" text:outline-level="3"><text:bookmark-start text:name="_Toc396296423"/><text:bookmark-start text:name="__RefHeading__6566_138634379"/>Unittype.delfile<text:bookmark-end text:name="_Toc396296423"/><text:bookmark-end text:name="__RefHeading__6566_138634379"/></text:h>
                </text:list-item>
              </text:list>
            </text:list-item>
          </text:list>
        </text:list-item>
      </text:list>
      <text:p text:style-name="Text_20_body">        <text:span text:style-name="T1">Syntax:</text:span> delfile &lt;filename&gt;</text:p>
      <text:p text:style-name="Text_20_body">   <text:span text:style-name="T1">Comment:</text:span> Delete a file from FreeACS filestore</text:p>
      <text:p text:style-name="Text_20_body">Arguments:</text:p>
      <text:list xml:id="list257809855" text:continue-list="list418153447"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411668732" text:continue-numbering="true" text:style-name="List_20_1">
        <text:list-item>
          <text:p text:style-name="P13"><text:span text:style-name="T1">&lt;filename&gt;</text:span>: A valid filename in the FreeACS filestore</text:p>
        </text:list-item>
      </text:list>
      <text:p text:style-name="Text_20_body">  <text:span text:style-name="T1">Examples:</text:span></text:p>
      <text:list xml:id="list1381828721" text:continue-numbering="true" text:style-name="List_20_1">
        <text:list-item>
          <text:p text:style-name="P13">delfile test.xss</text:p>
        </text:list-item>
      </text:list>
      <text:list xml:id="list1588058817" text:continue-list="list1142525283" text:style-name="Heading_20_Numbering">
        <text:list-item>
          <text:list>
            <text:list-item>
              <text:list>
                <text:list-item>
                  <text:h text:style-name="P10" text:outline-level="3"><text:bookmark-start text:name="__RefHeading__6568_138634379"/><text:bookmark-start text:name="_Toc396296424"/>Unittype.listprofiles<text:bookmark-end text:name="__RefHeading__6568_138634379"/><text:bookmark-end text:name="_Toc396296424"/></text:h>
                </text:list-item>
              </text:list>
            </text:list-item>
          </text:list>
        </text:list-item>
      </text:list>
      <text:p text:style-name="Text_20_body">        <text:span text:style-name="T1">Syntax:</text:span> listprofiles [&lt;profile-name-pattern&gt;]</text:p>
      <text:p text:style-name="Text_20_body">   <text:span text:style-name="T1">Comment:</text:span> List profiles within this unittype</text:p>
      <text:p text:style-name="Text_20_body">Arguments:</text:p>
      <text:list xml:id="list2027569656" text:continue-list="list1381828721"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936923713" text:continue-numbering="true" text:style-name="List_20_1">
        <text:list-item>
          <text:p text:style-name="P13"><text:span text:style-name="T1">[[!]&lt;profile-name-pattern&gt;]</text:span>: Optional. Any string which will be used to match the list of profile-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2097269166" text:continue-numbering="true" text:style-name="List_20_1">
        <text:list-item>
          <text:p text:style-name="P13">listprofiles</text:p>
        </text:list-item>
        <text:list-item>
          <text:p text:style-name="P13">listprofiles Def</text:p>
        </text:list-item>
      </text:list>
      <text:list xml:id="list1960646261" text:continue-list="list1588058817" text:style-name="Heading_20_Numbering">
        <text:list-item>
          <text:list>
            <text:list-item>
              <text:list>
                <text:list-item>
                  <text:h text:style-name="P10" text:outline-level="3"><text:bookmark-start text:name="_Toc396296425"/><text:bookmark-start text:name="__RefHeading__6570_138634379"/>Unittype.setprofile<text:bookmark-end text:name="_Toc396296425"/><text:bookmark-end text:name="__RefHeading__6570_138634379"/></text:h>
                </text:list-item>
              </text:list>
            </text:list-item>
          </text:list>
        </text:list-item>
      </text:list>
      <text:p text:style-name="Text_20_body">        <text:span text:style-name="T1">Syntax:</text:span> setprofile &lt;profilename&gt;</text:p>
      <text:p text:style-name="Text_20_body">   <text:span text:style-name="T1">Comment:</text:span> Add/change a profile. Does not add/change any profile parameters.</text:p>
      <text:p text:style-name="Text_20_body">Arguments:</text:p>
      <text:list xml:id="list2039090624" text:continue-list="list209726916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2036784199" text:continue-numbering="true" text:style-name="List_20_1">
        <text:list-item>
          <text:p text:style-name="P13"><text:span text:style-name="T1">&lt;profilename&gt;</text:span>: Any string, enclose arguments with spaces using double quotes.</text:p>
        </text:list-item>
      </text:list>
      <text:p text:style-name="Text_20_body">  <text:span text:style-name="T1">Examples:</text:span></text:p>
      <text:list xml:id="list1791041054" text:continue-numbering="true" text:style-name="List_20_1">
        <text:list-item>
          <text:p text:style-name="P13">setprofile Default</text:p>
        </text:list-item>
      </text:list>
      <text:list xml:id="list379442912" text:continue-list="list1960646261" text:style-name="Heading_20_Numbering">
        <text:list-item>
          <text:list>
            <text:list-item>
              <text:list>
                <text:list-item>
                  <text:h text:style-name="P10" text:outline-level="3"><text:bookmark-start text:name="_Toc396296426"/><text:bookmark-start text:name="__RefHeading__6572_138634379"/><text:soft-page-break/>Unittype.delprofile<text:bookmark-end text:name="_Toc396296426"/><text:bookmark-end text:name="__RefHeading__6572_138634379"/></text:h>
                </text:list-item>
              </text:list>
            </text:list-item>
          </text:list>
        </text:list-item>
      </text:list>
      <text:p text:style-name="Text_20_body">        <text:span text:style-name="T1">Syntax:</text:span> delprofile &lt;profilename&gt;</text:p>
      <text:p text:style-name="Text_20_body">   <text:span text:style-name="T1">Comment:</text:span> Delete a profile. Not allowed if there are units within this profile or if groups are connected to this profile.</text:p>
      <text:p text:style-name="Text_20_body">Arguments:</text:p>
      <text:list xml:id="list667435946" text:continue-list="list1791041054"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994988624" text:continue-numbering="true" text:style-name="List_20_1">
        <text:list-item>
          <text:p text:style-name="P13"><text:span text:style-name="T1">&lt;profilename&gt;</text:span>: A valid profile within this unittype.</text:p>
        </text:list-item>
      </text:list>
      <text:p text:style-name="Text_20_body">  <text:span text:style-name="T1">Examples:</text:span></text:p>
      <text:list xml:id="list507814633" text:continue-numbering="true" text:style-name="List_20_1">
        <text:list-item>
          <text:p text:style-name="P13">delprofile Default</text:p>
        </text:list-item>
      </text:list>
      <text:list xml:id="list993293369" text:continue-list="list379442912" text:style-name="Heading_20_Numbering">
        <text:list-item>
          <text:list>
            <text:list-item>
              <text:list>
                <text:list-item>
                  <text:h text:style-name="P10" text:outline-level="3"><text:bookmark-start text:name="_Toc396296427"/><text:bookmark-start text:name="__RefHeading__6574_138634379"/>Unittype.listgroups<text:bookmark-end text:name="_Toc396296427"/><text:bookmark-end text:name="__RefHeading__6574_138634379"/></text:h>
                </text:list-item>
              </text:list>
            </text:list-item>
          </text:list>
        </text:list-item>
      </text:list>
      <text:p text:style-name="Text_20_body">        <text:span text:style-name="T1">Syntax:</text:span> listgroups [&lt;group-name-pattern&gt;] [PARENT-FIRST|PARENT-LAST]</text:p>
      <text:p text:style-name="Text_20_body">   <text:span text:style-name="T1">Comment:</text:span> List groups within this unittype.</text:p>
      <text:p text:style-name="Text_20_body">Arguments:</text:p>
      <text:list xml:id="list1534916267" text:continue-list="list507814633"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065398438" text:continue-numbering="true" text:style-name="List_20_1">
        <text:list-item>
          <text:p text:style-name="P13"><text:span text:style-name="T1">[[!]&lt;group-name-pattern&gt;]</text:span>: Optional. Any string which will be used to match the list of group-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item>
          <text:p text:style-name="P13"><text:span text:style-name="T1">[PARENT-FIRST|PARENT-LAST]</text:span>: Defines the ordering of the list. This is usually not interesting - mostly used for -export/import options of this shell</text:p>
        </text:list-item>
      </text:list>
      <text:p text:style-name="Text_20_body">  <text:span text:style-name="T1">Examples:</text:span></text:p>
      <text:list xml:id="list1751001653" text:continue-numbering="true" text:style-name="List_20_1">
        <text:list-item>
          <text:p text:style-name="P13">listgroups</text:p>
        </text:list-item>
        <text:list-item>
          <text:p text:style-name="P13">listgroups "All units"</text:p>
        </text:list-item>
      </text:list>
      <text:list xml:id="list1562544833" text:continue-list="list993293369" text:style-name="Heading_20_Numbering">
        <text:list-item>
          <text:list>
            <text:list-item>
              <text:list>
                <text:list-item>
                  <text:h text:style-name="P10" text:outline-level="3"><text:bookmark-start text:name="_Toc396296428"/><text:bookmark-start text:name="__RefHeading__6576_138634379"/>Unittype.setgroup<text:bookmark-end text:name="_Toc396296428"/><text:bookmark-end text:name="__RefHeading__6576_138634379"/></text:h>
                </text:list-item>
              </text:list>
            </text:list-item>
          </text:list>
        </text:list-item>
      </text:list>
      <text:p text:style-name="Text_20_body">        <text:span text:style-name="T1">Syntax:</text:span> setgroup &lt;groupname&gt; &lt;parent-groupname&gt;|NULL &lt;description&gt; &lt;profile-name&gt;|NULL &lt;time-param-name&gt;|NULL &lt;time-format&gt;|NULL &lt;time-offset&gt;|NULL</text:p>
      <text:p text:style-name="Text_20_body">   <text:span text:style-name="T1">Comment:</text:span> Add/change a group.</text:p>
      <text:p text:style-name="Text_20_body">Arguments:</text:p>
      <text:list xml:id="list1553020682" text:continue-list="list1751001653"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432200770" text:continue-numbering="true" text:style-name="List_20_1">
        <text:list-item>
          <text:p text:style-name="P13"><text:span text:style-name="T1">&lt;groupname&gt;</text:span>: Adding: Any string. Enclose with double quotes if it contains spaces. Changing: Valid group name.</text:p>
        </text:list-item>
        <text:list-item>
          <text:p text:style-name="P13"><text:soft-page-break/><text:span text:style-name="T1">&lt;parent-groupname&gt;|NULL</text:span>: A group can be a child of another group. In that case it will inherit the group parameters from the parent group. The group parameters will then be ANDed together to form one or more criteria for the group search.</text:p>
        </text:list-item>
        <text:list-item>
          <text:p text:style-name="P13"><text:span text:style-name="T1">&lt;description&gt;</text:span>: A non-essential (for FreeACS) description of the group.</text:p>
        </text:list-item>
        <text:list-item>
          <text:p text:style-name="P13"><text:span text:style-name="T1">&lt;profile-name&gt;|NULL</text:span>: Will restrict the search performed by this group till this profile only. If a parent group is specified, the profile setting of that group will override this.</text:p>
        </text:list-item>
        <text:list-item>
          <text:p text:style-name="P13"><text:span text:style-name="T1">&lt;time-param-name&gt;|NULL</text:span>: If you like to create a time-rolling group (other terms might be 'time' and 'monitor' groups), you must specify a time parameter. The effect of this is that FreeACS Core Server will change this group's time parameter criteria on a periodic interval, which in turn is extremely useful for a special Syslog Event copying group parameters to a unit. The whole idea is to be able to monitor a certain event as it varies over time. In that case, specify a valid unit type parameter. Please specify a System parameter name, run 'help setparam' and read about the X flag and the name convention. Otherwise set it to NULL</text:p>
        </text:list-item>
        <text:list-item>
          <text:p text:style-name="P13"><text:span text:style-name="T1">&lt;time-format&gt;|NULL</text:span>: The time-format can be any string, but some characters (and group of characters) take on a special meaning. A format like 'yyyyMMddHH' will populate (through FreeACS Core Server) the time parameter with something like '2010111814'. The formatting rules are described in SimleDateFormat (search on the internet). If time parameter is set and this format set to NULL, the default value will be 'yyyyMMdd'.</text:p>
        </text:list-item>
        <text:list-item>
          <text:p text:style-name="P13"><text:span text:style-name="T1">&lt;time-offset&gt;|NULL</text:span>: When FreeACS Core Server sets this value, it will subtract the offset (seconds) from current time. If timeparameter is set and this offset set to NULL, the default value will be 0.</text:p>
        </text:list-item>
      </text:list>
      <text:p text:style-name="Text_20_body">  <text:span text:style-name="T1">Examples:</text:span></text:p>
      <text:list xml:id="list1470836689" text:continue-numbering="true" text:style-name="List_20_1">
        <text:list-item>
          <text:p text:style-name="P13">setgroup Test NULL Test NULL NULL NULL NULL</text:p>
        </text:list-item>
        <text:list-item>
          <text:p text:style-name="P13">setgroup SubTest Test SubTest NULL System.X_COMPANY-COM.SIPFailed yyyyMMdd 0</text:p>
        </text:list-item>
      </text:list>
      <text:list xml:id="list1511796337" text:continue-list="list1562544833" text:style-name="Heading_20_Numbering">
        <text:list-item>
          <text:list>
            <text:list-item>
              <text:list>
                <text:list-item>
                  <text:h text:style-name="P10" text:outline-level="3"><text:bookmark-start text:name="_Toc396296429"/><text:bookmark-start text:name="__RefHeading__6578_138634379"/>Unittype.delgroup<text:bookmark-end text:name="_Toc396296429"/><text:bookmark-end text:name="__RefHeading__6578_138634379"/></text:h>
                </text:list-item>
              </text:list>
            </text:list-item>
          </text:list>
        </text:list-item>
      </text:list>
      <text:p text:style-name="Text_20_body">        <text:span text:style-name="T1">Syntax:</text:span> delgroup &lt;groupname&gt;</text:p>
      <text:p text:style-name="Text_20_body">   <text:span text:style-name="T1">Comment:</text:span> Delete a group</text:p>
      <text:p text:style-name="Text_20_body">Arguments:</text:p>
      <text:list xml:id="list1231155931" text:continue-list="list147083668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288268327" text:continue-numbering="true" text:style-name="List_20_1">
        <text:list-item>
          <text:p text:style-name="P13"><text:span text:style-name="T1">&lt;groupname&gt;</text:span>: A valid groupname</text:p>
        </text:list-item>
      </text:list>
      <text:p text:style-name="Text_20_body">  <text:span text:style-name="T1">Examples:</text:span></text:p>
      <text:list xml:id="list741924831" text:continue-numbering="true" text:style-name="List_20_1">
        <text:list-item>
          <text:p text:style-name="P13">delgroup Test</text:p>
        </text:list-item>
      </text:list>
      <text:list xml:id="list452544898" text:continue-list="list1511796337" text:style-name="Heading_20_Numbering">
        <text:list-item>
          <text:list>
            <text:list-item>
              <text:list>
                <text:list-item>
                  <text:h text:style-name="P10" text:outline-level="3"><text:bookmark-start text:name="__RefHeading__6580_138634379"/><text:bookmark-start text:name="_Toc396296430"/>Unittype.listjobs<text:bookmark-end text:name="__RefHeading__6580_138634379"/><text:bookmark-end text:name="_Toc396296430"/></text:h>
                </text:list-item>
              </text:list>
            </text:list-item>
          </text:list>
        </text:list-item>
      </text:list>
      <text:p text:style-name="Text_20_body">        <text:span text:style-name="T1">Syntax:</text:span> listjobs [&lt;job-name-pattern&gt;] [DEP-FIRST|DEP-LAST]</text:p>
      <text:p text:style-name="Text_20_body">   <text:span text:style-name="T1">Comment:</text:span> List jobs within this unittype.</text:p>
      <text:p text:style-name="Text_20_body">Arguments:</text:p>
      <text:list xml:id="list1822674992" text:continue-list="list741924831"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119511748" text:continue-numbering="true" text:style-name="List_20_1">
        <text:list-item>
          <text:p text:style-name="P13"><text:span text:style-name="T1">[[!]&lt;job-name-pattern&gt;]</text:span>: Optional. Any string which will be used to match the list of job-names. The string will be interpreted as a regular expression which is a very powerful matching language. If you <text:soft-page-break/>want to know how to take full advantage of regular expressions you need to consult internet resources. Special feature: Prefix with '!' to negate the search.</text:p>
        </text:list-item>
        <text:list-item>
          <text:p text:style-name="P13"><text:span text:style-name="T1">[DEP-FIRST|DEP-LAST]</text:span>: Defines the ordering of the list. This is usually not interesting - mostly used for -export/import options of this shell</text:p>
        </text:list-item>
      </text:list>
      <text:p text:style-name="Text_20_body">  <text:span text:style-name="T1">Examples:</text:span></text:p>
      <text:list xml:id="list1554503651" text:continue-numbering="true" text:style-name="List_20_1">
        <text:list-item>
          <text:p text:style-name="P13">listjobs</text:p>
        </text:list-item>
        <text:list-item>
          <text:p text:style-name="P13">listjobs Upgrade</text:p>
        </text:list-item>
      </text:list>
      <text:list xml:id="list2039918317" text:continue-list="list452544898" text:style-name="Heading_20_Numbering">
        <text:list-item>
          <text:list>
            <text:list-item>
              <text:list>
                <text:list-item>
                  <text:h text:style-name="P10" text:outline-level="3"><text:bookmark-start text:name="_Toc396296431"/><text:bookmark-start text:name="__RefHeading__6582_138634379"/>Unittype.setjob<text:bookmark-end text:name="_Toc396296431"/><text:bookmark-end text:name="__RefHeading__6582_138634379"/></text:h>
                </text:list-item>
              </text:list>
            </text:list-item>
          </text:list>
        </text:list-item>
      </text:list>
      <text:p text:style-name="Text_20_body">        <text:span text:style-name="T1">Syntax:</text:span> setjob &lt;jobname&gt; &lt;jobtype&gt; REGULAR|DISRUPTIVE &lt;groupname&gt; &lt;parent-jobname&gt;|NULL &lt;description&gt; &lt;file-version&gt;|NULL &lt;unconfirmed-timeout&gt; &lt;stop-rules&gt;|NULL [&lt;repeat-count&gt; &lt;repeat-interval-sec&gt;]</text:p>
      <text:p text:style-name="Text_20_body">   <text:span text:style-name="T1">Comment:</text:span> Make a job. There is a variety of jobtypes to be made. Using job to perform provisioning is to leverage the full force of FreeACS, insteadof the simple Profile/Unit provisioning.</text:p>
      <text:p text:style-name="Text_20_body">Arguments:</text:p>
      <text:list xml:id="list1490613950" text:continue-list="list1554503651"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748282194" text:continue-numbering="true" text:style-name="List_20_1">
        <text:list-item>
          <text:p text:style-name="P13"><text:span text:style-name="T1">&lt;jobname&gt;</text:span>: Adding: Any string. Enclose names with double quotes if it contain spaces</text:p>
        </text:list-item>
        <text:list-item>
          <text:p text:style-name="P13"><text:span text:style-name="T1">&lt;jobtype&gt;</text:span>: CONFIG - Change parameters/configuration/settings on CPE<text:line-break/>SOFTWARE - Upgrade/downgrade software/firmware on CPE<text:line-break/>TR069_SCRIPT - Upload a proprietary script/config-file/etc to the CPE - will be executed on CPE<text:line-break/>RESTART - Reboot the CPE<text:line-break/>RESET - Factory Reset on CPE<text:line-break/>SHELL - Execute a FreeACS shell script upon provisioning of CPE<text:line-break/>KICK - Will issue a 'kick' to the CPE, which will trigger a regular provisioning cycle<text:line-break/>TELNET - Will execute a Telnet-script on the CPE (make sure Telnet-parameters are defined on unit/profile)</text:p>
        </text:list-item>
        <text:list-item>
          <text:p text:style-name="P13"><text:span text:style-name="T1">REGULAR|DISRUPTIVE</text:span>: Type of service window to work within. If set to REGULAR the job will obey the regular service window (allow the execution of the job within this window). Otherwise set to DISRUPTIVE (usually a more restricted time window).</text:p>
        </text:list-item>
        <text:list-item>
          <text:p text:style-name="P13"><text:span text:style-name="T1">&lt;groupname&gt;</text:span>: A valid group name, only units that matches this group parameters will be able to run the job</text:p>
        </text:list-item>
        <text:list-item>
          <text:p text:style-name="P13"><text:span text:style-name="T1">&lt;parent-jobname&gt;|NULL</text:span>: If the job depends upon another job, set the parent job here. Otherwise set to NULL</text:p>
        </text:list-item>
        <text:list-item>
          <text:p text:style-name="P13"><text:span text:style-name="T1">&lt;description&gt;</text:span>: A non-essenital (for FreeACS) description.</text:p>
        </text:list-item>
        <text:list-item>
          <text:p text:style-name="P13"><text:span text:style-name="T1">&lt;file-version&gt;|NULL</text:span>: The file to be used in the job (if the job type require a file). The version specified will be used to retrieve the file of the correct type:<text:line-break/>Job Type SOFTWARE -&gt; File Type SOFTWARE<text:line-break/>Job Type TR069_SCRIPT -&gt; File Type TR069_SCRIPT<text:line-break/>Job Type SHELL -&gt; File Type SHELL_SCRIPT<text:line-break/>Job Type TELNET -&gt; File Type TELNET_SCRIPT<text:line-break/>For other job types no file can be specified</text:p>
        </text:list-item>
        <text:list-item>
          <text:p text:style-name="P13"><text:span text:style-name="T1">&lt;unconfirmed-timeout&gt;</text:span>: If a device doesn't reconnect after a job within this specified number of seconds, the job for this unit is considered 'unconfirmed failed'</text:p>
        </text:list-item>
        <text:list-item>
          <text:p text:style-name="P13"><text:span text:style-name="T1">&lt;stop-rules&gt;|NULL</text:span>: Stop rules tells a job to 'pause' or 'stop' when a certain condition occur. A stop rule can be specified on this (regexp) format (a|u|c\d+(/\d+)?)|n\d+. A more detailed explanation:<text:line-break/>     a : any failure<text:line-break/>     u : unconfirmed failure (the device does not respond)<text:line-break/>     c : confirmed failure (the device responds with an error message)<text:line-break/>     n : counter<text:line-break/>     Rule example 1: a10/1000 : Will stop the job if 10 out of the last 1000 unit jobs has any failure<text:line-break/>     Rule example 2: u5,n1000 : Will stop the job if 5 unconfirmed failure occurs or if 1000 unit jobs has been executed.</text:p>
        </text:list-item>
        <text:list-item>
          <text:p text:style-name="P13"><text:soft-page-break/><text:span text:style-name="T1">[&lt;repeat-count&gt;]</text:span>: Optional. Set to a positive number to repeat a job. Normal behavious is to never repeat a job. This is useful for monitoring jobs.</text:p>
        </text:list-item>
        <text:list-item>
          <text:p text:style-name="P13"><text:span text:style-name="T1">[&lt;repeat-interval-sec&gt;]</text:span>: Optional. Set to a positive number to decide the interval of repeating jobs. This interval will shorten the periodic inform interval if necessary. Default is 86400 (24h).</text:p>
        </text:list-item>
      </text:list>
      <text:p text:style-name="Text_20_body">  <text:span text:style-name="T1">Examples:</text:span></text:p>
      <text:list xml:id="list1439926956" text:continue-numbering="true" text:style-name="List_20_1">
        <text:list-item>
          <text:p text:style-name="P13">setjob Upgrade SOFTWARE DISRUPTIVE "All units" NULL "An upgrade job" 0.9-alfa 600 "u5,a100" NULL NULL</text:p>
        </text:list-item>
        <text:list-item>
          <text:p text:style-name="P13">setjob Test CONFIG REGULAR "All units" NULL "A config job" 1.2.3-alfa 600 a100 NULL NULL</text:p>
        </text:list-item>
      </text:list>
      <text:list xml:id="list1330133428" text:continue-list="list2039918317" text:style-name="Heading_20_Numbering">
        <text:list-item>
          <text:list>
            <text:list-item>
              <text:list>
                <text:list-item>
                  <text:h text:style-name="P10" text:outline-level="3"><text:bookmark-start text:name="_Toc396296432"/><text:bookmark-start text:name="__RefHeading__6584_138634379"/>Unittype.deljob<text:bookmark-end text:name="_Toc396296432"/><text:bookmark-end text:name="__RefHeading__6584_138634379"/></text:h>
                </text:list-item>
              </text:list>
            </text:list-item>
          </text:list>
        </text:list-item>
      </text:list>
      <text:p text:style-name="Text_20_body">        <text:span text:style-name="T1">Syntax:</text:span> deljob &lt;jobname&gt;</text:p>
      <text:p text:style-name="Text_20_body">   <text:span text:style-name="T1">Comment:</text:span> Deletes job.</text:p>
      <text:p text:style-name="Text_20_body">Arguments:</text:p>
      <text:list xml:id="list1644639378" text:continue-list="list143992695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349145945" text:continue-numbering="true" text:style-name="List_20_1">
        <text:list-item>
          <text:p text:style-name="P13"><text:span text:style-name="T1">&lt;jobname&gt;</text:span>: A valid jobname</text:p>
        </text:list-item>
      </text:list>
      <text:p text:style-name="Text_20_body">  <text:span text:style-name="T1">Examples:</text:span></text:p>
      <text:list xml:id="list1102729512" text:continue-numbering="true" text:style-name="List_20_1">
        <text:list-item>
          <text:p text:style-name="P13">deljob Test</text:p>
        </text:list-item>
      </text:list>
      <text:list xml:id="list1495679824" text:continue-list="list1330133428" text:style-name="Heading_20_Numbering">
        <text:list-item>
          <text:list>
            <text:list-item>
              <text:list>
                <text:list-item>
                  <text:h text:style-name="P10" text:outline-level="3"><text:bookmark-start text:name="_Toc396296433"/><text:bookmark-start text:name="__RefHeading__6586_138634379"/>Unittype.listsyslogevents<text:bookmark-end text:name="_Toc396296433"/><text:bookmark-end text:name="__RefHeading__6586_138634379"/></text:h>
                </text:list-item>
              </text:list>
            </text:list-item>
          </text:list>
        </text:list-item>
      </text:list>
      <text:p text:style-name="Text_20_body">        <text:span text:style-name="T1">Syntax:</text:span> listsyslogevents</text:p>
      <text:p text:style-name="Text_20_body">   <text:span text:style-name="T1">Comment:</text:span> List syslog events within this unittype.</text:p>
      <text:p text:style-name="Text_20_body">Arguments:</text:p>
      <text:list xml:id="list1197879966" text:continue-list="list1102729512"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list xml:id="list705720388" text:continue-list="list1495679824" text:style-name="Heading_20_Numbering">
        <text:list-item>
          <text:list>
            <text:list-item>
              <text:list>
                <text:list-item>
                  <text:h text:style-name="P10" text:outline-level="3"><text:bookmark-start text:name="_Toc396296434"/><text:bookmark-start text:name="__RefHeading__6588_138634379"/>Unittype.setsyslogevent<text:bookmark-end text:name="_Toc396296434"/><text:bookmark-end text:name="__RefHeading__6588_138634379"/></text:h>
                </text:list-item>
              </text:list>
            </text:list-item>
          </text:list>
        </text:list-item>
      </text:list>
      <text:p text:style-name="Text_20_body">        <text:span text:style-name="T1">Syntax:</text:span> setsyslogevent &lt;id&gt; &lt;name&gt; &lt;group-name&gt;|NULL &lt;expression&gt; &lt;store-policy&gt; &lt;script-name&gt;|NULL &lt;delete-limit&gt;|NULL &lt;description&gt;</text:p>
      <text:p text:style-name="Text_20_body">   <text:span text:style-name="T1">Comment:</text:span> Add/change a syslog event. A syslog event is an event which is trapped on the syslog server if a certain syslog message arrive.</text:p>
      <text:p text:style-name="Text_20_body">Arguments:</text:p>
      <text:list xml:id="list1834556206" text:continue-list="list119787996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824749382" text:continue-numbering="true" text:style-name="List_20_1">
        <text:list-item>
          <text:p text:style-name="P13"><text:span text:style-name="T1">&lt;id&gt;</text:span>: Adding: The id must be a number larger or equal to 1000. Changing: A valid syslog event id.</text:p>
        </text:list-item>
        <text:list-item>
          <text:p text:style-name="P13"><text:span text:style-name="T1">&lt;name&gt;</text:span>: A non-essential name (for FreeACS) of the syslog event.</text:p>
        </text:list-item>
        <text:list-item>
          <text:p text:style-name="P13"><text:span text:style-name="T1">&lt;group-name&gt;|NULL</text:span>: If specified, the syslog-event will only match the units within the group</text:p>
        </text:list-item>
        <text:list-item>
          <text:p text:style-name="P13"><text:span text:style-name="T1">&lt;expression&gt;</text:span>: This is the expression with which syslog messages will be matched. Syntax:<text:line-break/>     word     matches messages which contain 'word'<text:line-break/>     *     matches 0 or more characters<text:line-break/><text:soft-page-break/>     _     matches 1 character<text:line-break/>     ^     if used at beginning (allowed after !) of expression, matches expression only from start of message<text:line-break/>     $     if used at end of expression, matches expression only at end of message<text:line-break/>     !     if used at beginning of expression, will negate the matching<text:line-break/>     |     split the search, so 'A|B' translates to 'A OR B', and '!A|B' translates to 'NOT A AND NOT B'<text:line-break/>The matching is partial - you don't need to match the entire syslog message with the expression. A message will perform/execute the first event it matches, so avoid setting up events that match on the same syslog message.Check out the matching using the command 'syslog sm=&lt;expression&gt;'</text:p>
        </text:list-item>
        <text:list-item>
          <text:p text:style-name="P13"><text:span text:style-name="T1">&lt;store-policy&gt;</text:span>: Storepolicy defines what this syslog event will store the message. You may choose one out of these policies:<text:line-break/>     STORE - This is the default task for all messages that arrive to the syslog server<text:line-break/>     DISCARD - Discards the message, a useful event to throw away garbage messages.<text:line-break/>     DUPLICATE - Duplicate messages will only be printed once every 60 minutes (count will be updated)</text:p>
        </text:list-item>
        <text:list-item>
          <text:p text:style-name="P13"><text:span text:style-name="T1">&lt;script-name&gt;</text:span>: If specified a script will be run upon the Syslog Event</text:p>
        </text:list-item>
        <text:list-item>
          <text:p text:style-name="P13"><text:span text:style-name="T1">&lt;delete-limit&gt;</text:span>: If specified, deletion limit will override the default severity limit specified in the FreeACS Core Server configuration. It may delay or hasten the deletion of specific type of syslog message. Default value is 0 (which is to say 'use the default severity limit')</text:p>
        </text:list-item>
        <text:list-item>
          <text:p text:style-name="P13"><text:span text:style-name="T1">&lt;description&gt;</text:span>: A non-essential (to FreeACS) description of the syslog event.</text:p>
        </text:list-item>
      </text:list>
      <text:p text:style-name="Text_20_body">  <text:span text:style-name="T1">Examples:</text:span></text:p>
      <text:list xml:id="list1660142483" text:continue-numbering="true" text:style-name="List_20_1">
        <text:list-item>
          <text:p text:style-name="P13">setsyslogevent 1000 SipRegFailed-monitor NULL "reg failed" STORE NULL NULL "A monitor over sip registrations that failed"</text:p>
        </text:list-item>
        <text:list-item>
          <text:p text:style-name="P13">setsyslogevent 2000 BlockedMsg-drop NULL "gw: Blocked message" DISCARD NULL 0 "Will drop unneccessary messages from the device"</text:p>
        </text:list-item>
        <text:list-item>
          <text:p text:style-name="P13">setsyslogevent 3777 Script-runner MyGroup "DNS Error" DUPLICATE setdebugflagonunit.xss 15 "Will force a system-debug flag to 1 using a script"</text:p>
        </text:list-item>
      </text:list>
      <text:list xml:id="list154320661" text:continue-list="list705720388" text:style-name="Heading_20_Numbering">
        <text:list-item>
          <text:list>
            <text:list-item>
              <text:list>
                <text:list-item>
                  <text:h text:style-name="P10" text:outline-level="3"><text:bookmark-start text:name="__RefHeading__6590_138634379"/><text:bookmark-start text:name="_Toc396296435"/>Unittype.delsyslogevent<text:bookmark-end text:name="__RefHeading__6590_138634379"/><text:bookmark-end text:name="_Toc396296435"/></text:h>
                </text:list-item>
              </text:list>
            </text:list-item>
          </text:list>
        </text:list-item>
      </text:list>
      <text:p text:style-name="Text_20_body">        <text:span text:style-name="T1">Syntax:</text:span> delsyslogevent &lt;id&gt;</text:p>
      <text:p text:style-name="Text_20_body">   <text:span text:style-name="T1">Comment:</text:span> Delete a syslog event</text:p>
      <text:p text:style-name="Text_20_body">Arguments:</text:p>
      <text:list xml:id="list629992574" text:continue-list="list1660142483"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007008572" text:continue-numbering="true" text:style-name="List_20_1">
        <text:list-item>
          <text:p text:style-name="P13"><text:span text:style-name="T1">&lt;id&gt;</text:span>: A valid syslog event id</text:p>
        </text:list-item>
      </text:list>
      <text:p text:style-name="Text_20_body">  <text:span text:style-name="T1">Examples:</text:span></text:p>
      <text:list xml:id="list1179152569" text:continue-numbering="true" text:style-name="List_20_1">
        <text:list-item>
          <text:p text:style-name="P13">delsyslogevent 5000</text:p>
        </text:list-item>
      </text:list>
      <text:list xml:id="list192944049" text:continue-list="list154320661" text:style-name="Heading_20_Numbering">
        <text:list-item>
          <text:list>
            <text:list-item>
              <text:list>
                <text:list-item>
                  <text:h text:style-name="P10" text:outline-level="3"><text:bookmark-start text:name="_Toc396296436"/><text:bookmark-start text:name="__RefHeading__6592_138634379"/>Unittype.listexecutions<text:bookmark-end text:name="_Toc396296436"/><text:bookmark-end text:name="__RefHeading__6592_138634379"/></text:h>
                </text:list-item>
              </text:list>
            </text:list-item>
          </text:list>
        </text:list-item>
      </text:list>
      <text:p text:style-name="Text_20_body">        <text:span text:style-name="T1">Syntax:</text:span> listexecutions [&lt;match-expression&gt;]|NULL]</text:p>
      <text:p text:style-name="Text_20_body">   <text:span text:style-name="T1">Comment:</text:span> List all script executions run by Core Script Executor</text:p>
      <text:p text:style-name="Text_20_body">Arguments:</text:p>
      <text:list xml:id="list381503227" text:continue-list="list1179152569"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544123073" text:continue-numbering="true" text:style-name="List_20_1">
        <text:list-item>
          <text:p text:style-name="P13"><text:soft-page-break/><text:span text:style-name="T1">match-expression</text:span>: A regular expression string which will be matched against script, args and request-Id</text:p>
        </text:list-item>
      </text:list>
      <text:p text:style-name="Text_20_body">  <text:span text:style-name="T1">Examples:</text:span></text:p>
      <text:list xml:id="list1584578289" text:continue-numbering="true" text:style-name="List_20_1">
        <text:list-item>
          <text:p text:style-name="P13">listexecutions</text:p>
        </text:list-item>
        <text:list-item>
          <text:p text:style-name="P13">listexecutions Test</text:p>
        </text:list-item>
      </text:list>
      <text:list xml:id="list1811773387" text:continue-list="list192944049" text:style-name="Heading_20_Numbering">
        <text:list-item>
          <text:list>
            <text:list-item>
              <text:list>
                <text:list-item>
                  <text:h text:style-name="P10" text:outline-level="3"><text:bookmark-start text:name="_Toc396296437"/><text:bookmark-start text:name="__RefHeading__6594_138634379"/>Unittype.setexecution<text:bookmark-end text:name="_Toc396296437"/><text:bookmark-end text:name="__RefHeading__6594_138634379"/></text:h>
                </text:list-item>
              </text:list>
            </text:list-item>
          </text:list>
        </text:list-item>
      </text:list>
      <text:p text:style-name="Text_20_body">        <text:span text:style-name="T1">Syntax:</text:span> setexecution &lt;fusion-script-file&gt; &lt;args&gt;|NULL &lt;request-id&gt;|NULL</text:p>
      <text:p text:style-name="Text_20_body">   <text:span text:style-name="T1">Comment:</text:span> Add/Change a shell script execution in the Core server.</text:p>
      <text:p text:style-name="Text_20_body">Arguments:</text:p>
      <text:list xml:id="list2015352880" text:continue-list="list158457828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627684042" text:continue-numbering="true" text:style-name="List_20_1">
        <text:list-item>
          <text:p text:style-name="P13"><text:span text:style-name="T1">&lt;script&gt;</text:span>: A file of type SHELL_SCRIPT and optionally arguments</text:p>
        </text:list-item>
        <text:list-item>
          <text:p text:style-name="P13"><text:span text:style-name="T1">&lt;request-id&gt;</text:span>: A request id, to identify the source/requestor of the script execution</text:p>
        </text:list-item>
      </text:list>
      <text:p text:style-name="Text_20_body">  <text:span text:style-name="T1">Examples:</text:span></text:p>
      <text:list xml:id="list2059475184" text:continue-numbering="true" text:style-name="List_20_1">
        <text:list-item>
          <text:p text:style-name="P13">setexecution test.fss NULL</text:p>
        </text:list-item>
        <text:list-item>
          <text:p text:style-name="P13">setexecution "test.fss -uut:NPA201E-Pingcom" MyRequest-1234</text:p>
        </text:list-item>
      </text:list>
      <text:list xml:id="list569227533" text:continue-list="list1811773387" text:style-name="Heading_20_Numbering">
        <text:list-item>
          <text:list>
            <text:list-item>
              <text:list>
                <text:list-item>
                  <text:h text:style-name="P10" text:outline-level="3"><text:bookmark-start text:name="_Toc396296438"/><text:bookmark-start text:name="__RefHeading__6596_138634379"/>Unittype.generatetc<text:bookmark-end text:name="_Toc396296438"/><text:bookmark-end text:name="__RefHeading__6596_138634379"/></text:h>
                </text:list-item>
              </text:list>
            </text:list-item>
          </text:list>
        </text:list-item>
      </text:list>
      <text:p text:style-name="Text_20_body">        <text:span text:style-name="T1">Syntax:</text:span> generatetc</text:p>
      <text:p text:style-name="Text_20_body">   <text:span text:style-name="T1">Comment:</text:span> Generate Test Cases for the TR-069 test based on the Unit type parameters available and TR-181 (v1.9) and TR-098</text:p>
      <text:list xml:id="list1039662410" text:continue-numbering="true" text:style-name="Heading_20_Numbering">
        <text:list-item>
          <text:list>
            <text:list-item>
              <text:list>
                <text:list-item>
                  <text:h text:style-name="P10" text:outline-level="3"><text:bookmark-start text:name="_Toc396296439"/><text:bookmark-start text:name="__RefHeading__6598_138634379"/>Unittype.deltcduplicates<text:bookmark-end text:name="_Toc396296439"/><text:bookmark-end text:name="__RefHeading__6598_138634379"/></text:h>
                </text:list-item>
              </text:list>
            </text:list-item>
          </text:list>
        </text:list-item>
      </text:list>
      <text:p text:style-name="Text_20_body">        <text:span text:style-name="T1">Syntax:</text:span> deltcduplicates</text:p>
      <text:p text:style-name="Text_20_body">   <text:span text:style-name="T1">Comment:</text:span> Delete duplicate Test Cases</text:p>
      <text:list xml:id="list1694099998" text:continue-numbering="true" text:style-name="Heading_20_Numbering">
        <text:list-item>
          <text:list>
            <text:list-item>
              <text:list>
                <text:list-item>
                  <text:h text:style-name="P10" text:outline-level="3"><text:bookmark-start text:name="__RefHeading__6600_138634379"/><text:bookmark-start text:name="_Toc396296440"/>Unittype.listtc<text:bookmark-end text:name="__RefHeading__6600_138634379"/><text:bookmark-end text:name="_Toc396296440"/></text:h>
                </text:list-item>
              </text:list>
            </text:list-item>
          </text:list>
        </text:list-item>
      </text:list>
      <text:p text:style-name="Text_20_body">        <text:span text:style-name="T1">Syntax:</text:span> listtc [&lt;method&gt;|NULL [&lt;parameter-filter&gt;|NULL [&lt;tag-filter&gt;|NULL]]]</text:p>
      <text:p text:style-name="Text_20_body">   <text:span text:style-name="T1">Comment:</text:span> List all or a subset of Test Cases</text:p>
      <text:p text:style-name="Text_20_body">Arguments:</text:p>
      <text:list xml:id="list1648172751" text:continue-list="list2059475184" text:style-name="List_20_1">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406115883" text:continue-numbering="true" text:style-name="List_20_1">
        <text:list-item>
          <text:p text:style-name="P13">listtc NULL NULL NULL</text:p>
        </text:list-item>
        <text:list-item>
          <text:p text:style-name="P13">listtc VALUE WANConnection "[READONLY][GENERATED]"</text:p>
        </text:list-item>
      </text:list>
      <text:list xml:id="list1545968138" text:continue-list="list1694099998" text:style-name="Heading_20_Numbering">
        <text:list-item>
          <text:list>
            <text:list-item>
              <text:list>
                <text:list-item>
                  <text:h text:style-name="P10" text:outline-level="3"><text:bookmark-start text:name="_Toc396296441"/><text:bookmark-start text:name="__RefHeading__6602_138634379"/>Unittype.showtc<text:bookmark-end text:name="_Toc396296441"/><text:bookmark-end text:name="__RefHeading__6602_138634379"/></text:h>
                </text:list-item>
              </text:list>
            </text:list-item>
          </text:list>
        </text:list-item>
      </text:list>
      <text:p text:style-name="Text_20_body">        <text:span text:style-name="T1">Syntax:</text:span> showtc &lt;id&gt;</text:p>
      <text:p text:style-name="Text_20_body">   <text:span text:style-name="T1">Comment:</text:span> Show the Test Case for the given id, as it would be if exported to file</text:p>
      <text:p text:style-name="Text_20_body">Arguments:</text:p>
      <text:list xml:id="list950736524" text:continue-list="list406115883" text:style-name="List_20_1">
        <text:list-item>
          <text:p text:style-name="P13"><text:soft-page-break/><text:span text:style-name="T1">&lt;id&gt;</text:span>: A valid Test Case id (get from listtc command)</text:p>
        </text:list-item>
      </text:list>
      <text:p text:style-name="Text_20_body">  <text:span text:style-name="T1">Examples:</text:span></text:p>
      <text:list xml:id="list1113831548" text:continue-numbering="true" text:style-name="List_20_1">
        <text:list-item>
          <text:p text:style-name="P13">showtc 123</text:p>
        </text:list-item>
      </text:list>
      <text:list xml:id="list797844916" text:continue-list="list1545968138" text:style-name="Heading_20_Numbering">
        <text:list-item>
          <text:list>
            <text:list-item>
              <text:list>
                <text:list-item>
                  <text:h text:style-name="P10" text:outline-level="3"><text:bookmark-start text:name="_Toc396296442"/><text:bookmark-start text:name="__RefHeading__6604_138634379"/>Unittype.deltc<text:bookmark-end text:name="_Toc396296442"/><text:bookmark-end text:name="__RefHeading__6604_138634379"/></text:h>
                </text:list-item>
              </text:list>
            </text:list-item>
          </text:list>
        </text:list-item>
      </text:list>
      <text:p text:style-name="Text_20_body">        <text:span text:style-name="T1">Syntax:</text:span> deltc [&lt;method&gt;|NULL [&lt;parameter-filter&gt;|NULL [&lt;tag-filter&gt;|NULL]]]</text:p>
      <text:p text:style-name="Text_20_body">   <text:span text:style-name="T1">Comment:</text:span> Delete all or a subset of Test Cases</text:p>
      <text:p text:style-name="Text_20_body">Arguments:</text:p>
      <text:list xml:id="list92819774" text:continue-list="list1113831548" text:style-name="List_20_1">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570420748" text:continue-numbering="true" text:style-name="List_20_1">
        <text:list-item>
          <text:p text:style-name="P13">deltc NULL NULL NULL</text:p>
        </text:list-item>
        <text:list-item>
          <text:p text:style-name="P13">deltc VALUE WANConnection "[READONLY][GENERATED]"</text:p>
        </text:list-item>
      </text:list>
      <text:list xml:id="list2106424331" text:continue-list="list797844916" text:style-name="Heading_20_Numbering">
        <text:list-item>
          <text:list>
            <text:list-item>
              <text:list>
                <text:list-item>
                  <text:h text:style-name="P10" text:outline-level="3"><text:bookmark-start text:name="_Toc396296443"/><text:bookmark-start text:name="__RefHeading__6606_138634379"/>Unittype.exporttcfile<text:bookmark-end text:name="_Toc396296443"/><text:bookmark-end text:name="__RefHeading__6606_138634379"/></text:h>
                </text:list-item>
              </text:list>
            </text:list-item>
          </text:list>
        </text:list-item>
      </text:list>
      <text:p text:style-name="Text_20_body">        <text:span text:style-name="T1">Syntax:</text:span> exporttcfile &lt;directory&gt; &lt;id&gt;</text:p>
      <text:p text:style-name="Text_20_body">   <text:span text:style-name="T1">Comment:</text:span> Export one single Test Cases</text:p>
      <text:p text:style-name="Text_20_body">Arguments:</text:p>
      <text:list xml:id="list1154982756" text:continue-list="list570420748" text:style-name="List_20_1">
        <text:list-item>
          <text:p text:style-name="P13"><text:span text:style-name="T1">&lt;directory&gt;</text:span>: A directory to where the Test Case file will be exported</text:p>
        </text:list-item>
        <text:list-item>
          <text:p text:style-name="P13"><text:span text:style-name="T1">&lt;id&gt;</text:span>: A valid Test Case id (get from listtc command)</text:p>
        </text:list-item>
      </text:list>
      <text:p text:style-name="Text_20_body">  <text:span text:style-name="T1">Examples:</text:span></text:p>
      <text:list xml:id="list2025534042" text:continue-numbering="true" text:style-name="List_20_1">
        <text:list-item>
          <text:p text:style-name="P13">exporttc tr069test 123</text:p>
        </text:list-item>
      </text:list>
      <text:list xml:id="list1116254120" text:continue-list="list2106424331" text:style-name="Heading_20_Numbering">
        <text:list-item>
          <text:list>
            <text:list-item>
              <text:list>
                <text:list-item>
                  <text:h text:style-name="P10" text:outline-level="3"><text:bookmark-start text:name="_Toc396296444"/><text:bookmark-start text:name="__RefHeading__6608_138634379"/>Unittype.exporttcdir<text:bookmark-end text:name="_Toc396296444"/><text:bookmark-end text:name="__RefHeading__6608_138634379"/></text:h>
                </text:list-item>
              </text:list>
            </text:list-item>
          </text:list>
        </text:list-item>
      </text:list>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Text_20_body">Arguments:</text:p>
      <text:list xml:id="list1820136615" text:continue-list="list2025534042" text:style-name="List_20_1">
        <text:list-item>
          <text:p text:style-name="P13"><text:span text:style-name="T1">&lt;directory&gt;</text:span>: A directory to where the Test Case files will be exported</text:p>
        </text:list-item>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1672040070" text:continue-numbering="true" text:style-name="List_20_1">
        <text:list-item>
          <text:p text:style-name="P13">exporttc NULL NULL NULL</text:p>
        </text:list-item>
        <text:list-item>
          <text:p text:style-name="P13">exporttc VALUE WANConnection "[READONLY][GENERATED]"</text:p>
        </text:list-item>
      </text:list>
      <text:list xml:id="list752953324" text:continue-list="list1116254120" text:style-name="Heading_20_Numbering">
        <text:list-item>
          <text:list>
            <text:list-item>
              <text:list>
                <text:list-item>
                  <text:h text:style-name="P10" text:outline-level="3"><text:bookmark-start text:name="__RefHeading__6610_138634379"/><text:bookmark-start text:name="_Toc396296445"/>Unittype.importtcfile<text:bookmark-end text:name="__RefHeading__6610_138634379"/><text:bookmark-end text:name="_Toc396296445"/></text:h>
                </text:list-item>
              </text:list>
            </text:list-item>
          </text:list>
        </text:list-item>
      </text:list>
      <text:p text:style-name="Text_20_body">        <text:span text:style-name="T1">Syntax:</text:span> importtcfile &lt;filename&gt;</text:p>
      <text:p text:style-name="Text_20_body">   <text:span text:style-name="T1">Comment:</text:span> Import a Test Case</text:p>
      <text:p text:style-name="Text_20_body">Arguments:</text:p>
      <text:list xml:id="list1292228920" text:continue-list="list1672040070" text:style-name="List_20_1">
        <text:list-item>
          <text:p text:style-name="P13"><text:span text:style-name="T1">&lt;filename&gt;</text:span>: A Test Case file to be imported</text:p>
        </text:list-item>
      </text:list>
      <text:p text:style-name="Text_20_body"><text:soft-page-break/>  <text:span text:style-name="T1">Examples:</text:span></text:p>
      <text:list xml:id="list1785794202" text:continue-numbering="true" text:style-name="List_20_1">
        <text:list-item>
          <text:p text:style-name="P13">importtcfile tr069test/2930.tc</text:p>
        </text:list-item>
      </text:list>
      <text:list xml:id="list1342379368" text:continue-list="list752953324" text:style-name="Heading_20_Numbering">
        <text:list-item>
          <text:list>
            <text:list-item>
              <text:list>
                <text:list-item>
                  <text:h text:style-name="P10" text:outline-level="3"><text:bookmark-start text:name="_Toc396296446"/><text:bookmark-start text:name="__RefHeading__6612_138634379"/>Unittype.importtcdir<text:bookmark-end text:name="_Toc396296446"/><text:bookmark-end text:name="__RefHeading__6612_138634379"/></text:h>
                </text:list-item>
              </text:list>
            </text:list-item>
          </text:list>
        </text:list-item>
      </text:list>
      <text:p text:style-name="Text_20_body">        <text:span text:style-name="T1">Syntax:</text:span> importtcdir &lt;directory&gt;</text:p>
      <text:p text:style-name="Text_20_body">   <text:span text:style-name="T1">Comment:</text:span> Import all Test Cases in a directory</text:p>
      <text:p text:style-name="Text_20_body">Arguments:</text:p>
      <text:list xml:id="list111187314" text:continue-list="list1785794202" text:style-name="List_20_1">
        <text:list-item>
          <text:p text:style-name="P13"><text:span text:style-name="T1">&lt;directory&gt;</text:span>: A directory from where all Test Case files will be imported</text:p>
        </text:list-item>
      </text:list>
      <text:p text:style-name="Text_20_body">  <text:span text:style-name="T1">Examples:</text:span></text:p>
      <text:list xml:id="list776896593" text:continue-numbering="true" text:style-name="List_20_1">
        <text:list-item>
          <text:p text:style-name="P13">importtcdir tr069test</text:p>
        </text:list-item>
      </text:list>
      <text:list xml:id="list1494756888" text:continue-list="list1342379368" text:style-name="Heading_20_Numbering">
        <text:list-item>
          <text:list>
            <text:list-item>
              <text:list>
                <text:list-item>
                  <text:h text:style-name="P10" text:outline-level="3"><text:bookmark-start text:name="_Toc396296447"/><text:bookmark-start text:name="__RefHeading__6614_138634379"/>Unittype.listtesthistory<text:bookmark-end text:name="_Toc396296447"/><text:bookmark-end text:name="__RefHeading__6614_138634379"/></text:h>
                </text:list-item>
              </text:list>
            </text:list-item>
          </text:list>
        </text:list-item>
      </text:list>
      <text:p text:style-name="Text_20_body">        <text:span text:style-name="T1">Syntax:</text:span> listtesthistory [startTms|NULL [endTms|NULL]]</text:p>
      <text:p text:style-name="Text_20_body">   <text:span text:style-name="T1">Comment:</text:span> List the test history of this unit.</text:p>
      <text:p text:style-name="Text_20_body">Arguments:</text:p>
      <text:list xml:id="list452124012" text:continue-list="list776896593" text:style-name="List_20_1">
        <text:list-item>
          <text:p text:style-name="P13"><text:span text:style-name="T1">startTms</text:span>: Optional, can also be set to NULL (to delete from beginning). Otherwise specify date using syntax from syslog-command</text:p>
        </text:list-item>
        <text:list-item>
          <text:p text:style-name="P13"><text:span text:style-name="T1">endTms</text:span>: Optional, can also be set to NULL (to delete until end). Otherwise specify date using syntax from syslog-command</text:p>
        </text:list-item>
      </text:list>
      <text:p text:style-name="Text_20_body">  <text:span text:style-name="T1">Examples:</text:span></text:p>
      <text:list xml:id="list1280453137" text:continue-numbering="true" text:style-name="List_20_1">
        <text:list-item>
          <text:p text:style-name="P13">listtesthistory</text:p>
        </text:list-item>
        <text:list-item>
          <text:p text:style-name="P13">listtesthistory 3d 1h</text:p>
        </text:list-item>
        <text:list-item>
          <text:p text:style-name="P13">listtesthistory 20120701 20120705-1300</text:p>
        </text:list-item>
      </text:list>
      <text:list xml:id="list891284999" text:continue-list="list1494756888" text:style-name="Heading_20_Numbering">
        <text:list-item>
          <text:list>
            <text:list-item>
              <text:list>
                <text:list-item>
                  <text:h text:style-name="P10" text:outline-level="3"><text:bookmark-start text:name="_Toc396296448"/><text:bookmark-start text:name="__RefHeading__6616_138634379"/>Unittype.deltesthistory<text:bookmark-end text:name="_Toc396296448"/><text:bookmark-end text:name="__RefHeading__6616_138634379"/></text:h>
                </text:list-item>
              </text:list>
            </text:list-item>
          </text:list>
        </text:list-item>
      </text:list>
      <text:p text:style-name="Text_20_body">        <text:span text:style-name="T1">Syntax:</text:span> deltesthistory [startTms|NULL [endTms|NULL]]</text:p>
      <text:p text:style-name="Text_20_body">   <text:span text:style-name="T1">Comment:</text:span> Delete the test history of this unit.</text:p>
      <text:p text:style-name="Text_20_body">Arguments:</text:p>
      <text:list xml:id="list75847221" text:continue-list="list1280453137" text:style-name="List_20_1">
        <text:list-item>
          <text:p text:style-name="P13"><text:span text:style-name="T1">startTms</text:span>: Optional, can also be set to NULL (to delete from beginning). Otherwise specify date using syntax from syslog-command</text:p>
        </text:list-item>
        <text:list-item>
          <text:p text:style-name="P13"><text:span text:style-name="T1">endTms</text:span>: Optional, can also be set to NULL (to delete until end). Otherwise specify date using syntax from syslog-command</text:p>
        </text:list-item>
      </text:list>
      <text:p text:style-name="Text_20_body">  <text:span text:style-name="T1">Examples:</text:span></text:p>
      <text:list xml:id="list1107755839" text:continue-numbering="true" text:style-name="List_20_1">
        <text:list-item>
          <text:p text:style-name="P13">deltesthistory</text:p>
        </text:list-item>
        <text:list-item>
          <text:p text:style-name="P13">deltesthistory 3d 1h</text:p>
        </text:list-item>
        <text:list-item>
          <text:p text:style-name="P13">deltesthistory 20120701 20120705-1300</text:p>
        </text:list-item>
      </text:list>
      <text:list xml:id="list1478402512" text:continue-list="list891284999" text:style-name="Heading_20_Numbering">
        <text:list-item>
          <text:list>
            <text:list-item>
              <text:h text:style-name="P8" text:outline-level="2"><text:bookmark-start text:name="_Toc396296449"/><text:bookmark-start text:name="__RefHeading__6618_138634379"/>UnittypeParameter menu<text:bookmark-end text:name="_Toc396296449"/><text:bookmark-end text:name="__RefHeading__6618_138634379"/></text:h>
            </text:list-item>
          </text:list>
        </text:list-item>
      </text:list>
      <text:p text:style-name="Text_20_body">List of commands available:</text:p>
      <text:list xml:id="list2094755875" text:continue-list="list1107755839" text:style-name="List_20_1">
        <text:list-item>
          <text:p text:style-name="P13">listvalues</text:p>
        </text:list-item>
        <text:list-item>
          <text:p text:style-name="P13">setvalues</text:p>
        </text:list-item>
        <text:list-item>
          <text:p text:style-name="P13">delvalues</text:p>
        </text:list-item>
        <text:list-item>
          <text:p text:style-name="P13">generateenum</text:p>
        </text:list-item>
      </text:list>
      <text:list xml:id="list1636416843" text:continue-list="list1478402512" text:style-name="Heading_20_Numbering">
        <text:list-item>
          <text:list>
            <text:list-item>
              <text:list>
                <text:list-item>
                  <text:h text:style-name="P10" text:outline-level="3"><text:bookmark-start text:name="_Toc396296450"/><text:bookmark-start text:name="__RefHeading__6620_138634379"/>UnittypeParameter.listvalues<text:bookmark-end text:name="_Toc396296450"/><text:bookmark-end text:name="__RefHeading__6620_138634379"/></text:h>
                </text:list-item>
              </text:list>
            </text:list-item>
          </text:list>
        </text:list-item>
      </text:list>
      <text:p text:style-name="Text_20_body">        <text:span text:style-name="T1">Syntax:</text:span> listvalues</text:p>
      <text:p text:style-name="Text_20_body">   <text:span text:style-name="T1">Comment:</text:span> List all enumerated values for this unittype parameter.</text:p>
      <text:p text:style-name="Text_20_body"><text:soft-page-break/>Arguments:</text:p>
      <text:list xml:id="list330014744" text:continue-list="list2094755875"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list xml:id="list1600805696" text:continue-list="list1636416843" text:style-name="Heading_20_Numbering">
        <text:list-item>
          <text:list>
            <text:list-item>
              <text:list>
                <text:list-item>
                  <text:h text:style-name="P10" text:outline-level="3"><text:bookmark-start text:name="__RefHeading__6622_138634379"/><text:bookmark-start text:name="_Toc396296451"/>UnittypeParameter.setvalues<text:bookmark-end text:name="__RefHeading__6622_138634379"/><text:bookmark-end text:name="_Toc396296451"/></text:h>
                </text:list-item>
              </text:list>
            </text:list-item>
          </text:list>
        </text:list-item>
      </text:list>
      <text:p text:style-name="Text_20_body">        <text:span text:style-name="T1">Syntax:</text:span> setvalues enum|regexp &lt;value&gt;+</text:p>
      <text:p text:style-name="Text_20_body">   <text:span text:style-name="T1">Comment:</text:span> Add/change the set of accepted values for this unittype parameter.</text:p>
      <text:p text:style-name="Text_20_body">Arguments:</text:p>
      <text:list xml:id="list1096539416" text:continue-list="list330014744" text:style-name="List_20_1">
        <text:list-item>
          <text:p text:style-name="P13"><text:span text:style-name="T1">-u</text:span>: Will use the context available from another command (piping) or input-file. The context will be changed before the command is run.</text:p>
        </text:list-item>
      </text:list>
      <text:p text:style-name="List_20_1">Arguments:</text:p>
      <text:list xml:id="list695564098" text:continue-numbering="true" text:style-name="List_20_1">
        <text:list-item>
          <text:p text:style-name="P13"><text:span text:style-name="T1">enum|regexp</text:span>: The only supported 'mode' in FreeACS Web is 'enum'. Later it might be possible to specify a regexp with which a parameter value must match.</text:p>
        </text:list-item>
        <text:list-item>
          <text:p text:style-name="P13"><text:span text:style-name="T1">&lt;value&gt;+</text:span>: One or more values. If a value contains spaces enclose value with double quotes.</text:p>
        </text:list-item>
      </text:list>
      <text:p text:style-name="Text_20_body">  <text:span text:style-name="T1">Examples:</text:span></text:p>
      <text:list xml:id="list958723656" text:continue-numbering="true" text:style-name="List_20_1">
        <text:list-item>
          <text:p text:style-name="P13">setvalues enum 1 2 3</text:p>
        </text:list-item>
        <text:list-item>
          <text:p text:style-name="P13">setvalues enum On Off</text:p>
        </text:list-item>
      </text:list>
      <text:list xml:id="list2006709410" text:continue-list="list1600805696" text:style-name="Heading_20_Numbering">
        <text:list-item>
          <text:list>
            <text:list-item>
              <text:list>
                <text:list-item>
                  <text:h text:style-name="P10" text:outline-level="3"><text:bookmark-start text:name="_Toc396296452"/><text:bookmark-start text:name="__RefHeading__6624_138634379"/>UnittypeParameter.delvalues<text:bookmark-end text:name="_Toc396296452"/><text:bookmark-end text:name="__RefHeading__6624_138634379"/></text:h>
                </text:list-item>
              </text:list>
            </text:list-item>
          </text:list>
        </text:list-item>
      </text:list>
      <text:p text:style-name="Text_20_body">        <text:span text:style-name="T1">Syntax:</text:span> delvalues</text:p>
      <text:p text:style-name="Text_20_body">   <text:span text:style-name="T1">Comment:</text:span> Will delete all enumerations for this unittype parameter</text:p>
      <text:p text:style-name="Text_20_body">Arguments:</text:p>
      <text:list xml:id="list1768829116" text:continue-list="list958723656" text:style-name="List_20_1">
        <text:list-item>
          <text:p text:style-name="P13"><text:span text:style-name="T1">-u</text:span>: Will use the context available from another command (piping) or input-file. The context will be changed before the command is run.</text:p>
        </text:list-item>
      </text:list>
      <text:list xml:id="list1716002042" text:continue-list="list2006709410" text:style-name="Heading_20_Numbering">
        <text:list-item>
          <text:list>
            <text:list-item>
              <text:list>
                <text:list-item>
                  <text:h text:style-name="P10" text:outline-level="3"><text:bookmark-start text:name="_Toc396296453"/><text:bookmark-start text:name="__RefHeading__6626_138634379"/>UnittypeParameter.generateenum<text:bookmark-end text:name="_Toc396296453"/><text:bookmark-end text:name="__RefHeading__6626_138634379"/></text:h>
                </text:list-item>
              </text:list>
            </text:list-item>
          </text:list>
        </text:list-item>
      </text:list>
      <text:p text:style-name="Text_20_body">        <text:span text:style-name="T1">Syntax:</text:span> generateenum</text:p>
      <text:p text:style-name="Text_20_body">   <text:span text:style-name="T1">Comment:</text:span> Generates enumeration input for the setvalue command, the enumerations are taken from the TR069 Datamodels (TR104, TR098, TR181)</text:p>
      <text:list xml:id="list2058962655" text:continue-numbering="true" text:style-name="Heading_20_Numbering">
        <text:list-item>
          <text:list>
            <text:list-item>
              <text:h text:style-name="P8" text:outline-level="2"><text:bookmark-start text:name="_Toc396296454"/><text:bookmark-start text:name="__RefHeading__6628_138634379"/>Profile menu<text:bookmark-end text:name="_Toc396296454"/><text:bookmark-end text:name="__RefHeading__6628_138634379"/></text:h>
            </text:list-item>
          </text:list>
        </text:list-item>
      </text:list>
      <text:p text:style-name="Text_20_body">List of commands available:</text:p>
      <text:list xml:id="list151199686" text:continue-list="list1768829116" text:style-name="List_20_1">
        <text:list-item>
          <text:p text:style-name="P13">listparams</text:p>
        </text:list-item>
        <text:list-item>
          <text:p text:style-name="P13">setparam</text:p>
        </text:list-item>
        <text:list-item>
          <text:p text:style-name="P13">delparam</text:p>
        </text:list-item>
        <text:list-item>
          <text:p text:style-name="P13">listunits</text:p>
        </text:list-item>
        <text:list-item>
          <text:p text:style-name="P13">setunit</text:p>
        </text:list-item>
        <text:list-item>
          <text:p text:style-name="P13">delunit</text:p>
        </text:list-item>
        <text:list-item>
          <text:p text:style-name="P13">delallunits</text:p>
        </text:list-item>
        <text:list-item>
          <text:p text:style-name="P13">moveunit</text:p>
        </text:list-item>
      </text:list>
      <text:list xml:id="list1634376196" text:continue-list="list2058962655" text:style-name="Heading_20_Numbering">
        <text:list-item>
          <text:list>
            <text:list-item>
              <text:list>
                <text:list-item>
                  <text:h text:style-name="P10" text:outline-level="3"><text:bookmark-start text:name="_Toc396296455"/><text:bookmark-start text:name="__RefHeading__6630_138634379"/>Profile.listparams<text:bookmark-end text:name="_Toc396296455"/><text:bookmark-end text:name="__RefHeading__6630_138634379"/></text:h>
                </text:list-item>
              </text:list>
            </text:list-item>
          </text:list>
        </text:list-item>
      </text:list>
      <text:p text:style-name="Text_20_body">        <text:span text:style-name="T1">Syntax:</text:span> listparams [&lt;profile-parameter-name-pattern&gt;]</text:p>
      <text:p text:style-name="Text_20_body"><text:soft-page-break/>   <text:span text:style-name="T1">Comment:</text:span> List profile parameters.</text:p>
      <text:p text:style-name="Text_20_body">Arguments:</text:p>
      <text:list xml:id="list1025895233" text:continue-list="list151199686"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2136167198" text:continue-numbering="true" text:style-name="List_20_1">
        <text:list-item>
          <text:p text:style-name="P13"><text:span text:style-name="T1">[[!]&lt;profile-parameter-name-pattern&gt;]</text:span>: Optional. Any string which will be used to match the list of profile-parameter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562580138" text:continue-numbering="true" text:style-name="List_20_1">
        <text:list-item>
          <text:p text:style-name="P13">listparams</text:p>
        </text:list-item>
        <text:list-item>
          <text:p text:style-name="P13">listparams DeviceInfo</text:p>
        </text:list-item>
      </text:list>
      <text:list xml:id="list657981670" text:continue-list="list1634376196" text:style-name="Heading_20_Numbering">
        <text:list-item>
          <text:list>
            <text:list-item>
              <text:list>
                <text:list-item>
                  <text:h text:style-name="P10" text:outline-level="3"><text:bookmark-start text:name="__RefHeading__6632_138634379"/><text:bookmark-start text:name="_Toc396296456"/>Profile.setparam<text:bookmark-end text:name="__RefHeading__6632_138634379"/><text:bookmark-end text:name="_Toc396296456"/></text:h>
                </text:list-item>
              </text:list>
            </text:list-item>
          </text:list>
        </text:list-item>
      </text:list>
      <text:p text:style-name="Text_20_body">        <text:span text:style-name="T1">Syntax:</text:span> setparam &lt;parameter-name&gt; &lt;value&gt;</text:p>
      <text:p text:style-name="Text_20_body">   <text:span text:style-name="T1">Comment:</text:span> Add/change a profile parameter.</text:p>
      <text:p text:style-name="Text_20_body">Arguments:</text:p>
      <text:list xml:id="list1620157090" text:continue-list="list562580138"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274966932" text:continue-numbering="true" text:style-name="List_20_1">
        <text:list-item>
          <text:p text:style-name="P13"><text:span text:style-name="T1">&lt;parameter-name&gt;</text:span>: Adding: A valid unittype parameter name. Changing: A valid profile parameter name.</text:p>
        </text:list-item>
        <text:list-item>
          <text:p text:style-name="P13"><text:span text:style-name="T1">&lt;value&gt;</text:span>: Any String, maximum 255 character.</text:p>
        </text:list-item>
      </text:list>
      <text:p text:style-name="Text_20_body">  <text:span text:style-name="T1">Examples:</text:span></text:p>
      <text:list xml:id="list1909644060" text:continue-numbering="true" text:style-name="List_20_1">
        <text:list-item>
          <text:p text:style-name="P13">setparam System.X_COMPANY-COM.Test "Hello world"</text:p>
        </text:list-item>
      </text:list>
      <text:list xml:id="list1217901114" text:continue-list="list657981670" text:style-name="Heading_20_Numbering">
        <text:list-item>
          <text:list>
            <text:list-item>
              <text:list>
                <text:list-item>
                  <text:h text:style-name="P10" text:outline-level="3"><text:bookmark-start text:name="_Toc396296457"/><text:bookmark-start text:name="__RefHeading__6634_138634379"/>Profile.delparam<text:bookmark-end text:name="_Toc396296457"/><text:bookmark-end text:name="__RefHeading__6634_138634379"/></text:h>
                </text:list-item>
              </text:list>
            </text:list-item>
          </text:list>
        </text:list-item>
      </text:list>
      <text:p text:style-name="Text_20_body">        <text:span text:style-name="T1">Syntax:</text:span> delparam &lt;profile-parameter-name&gt;</text:p>
      <text:p text:style-name="Text_20_body">   <text:span text:style-name="T1">Comment:</text:span> Delete a profile parameter.</text:p>
      <text:p text:style-name="Text_20_body">Arguments:</text:p>
      <text:list xml:id="list429296123" text:continue-list="list1909644060"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980264845" text:continue-numbering="true" text:style-name="List_20_1">
        <text:list-item>
          <text:p text:style-name="P13"><text:span text:style-name="T1">&lt;profile-parameter-name&gt;</text:span>: A valid profile parameter name.</text:p>
        </text:list-item>
      </text:list>
      <text:p text:style-name="Text_20_body">  <text:span text:style-name="T1">Examples:</text:span></text:p>
      <text:list xml:id="list1954231178" text:continue-numbering="true" text:style-name="List_20_1">
        <text:list-item>
          <text:p text:style-name="P13">delparam Device.DeviceInfo.PeriodicInformInterval</text:p>
        </text:list-item>
      </text:list>
      <text:list xml:id="list1883486481" text:continue-list="list1217901114" text:style-name="Heading_20_Numbering">
        <text:list-item>
          <text:list>
            <text:list-item>
              <text:list>
                <text:list-item>
                  <text:h text:style-name="P10" text:outline-level="3"><text:bookmark-start text:name="_Toc396296458"/><text:bookmark-start text:name="__RefHeading__6636_138634379"/>Profile.listunits<text:bookmark-end text:name="_Toc396296458"/><text:bookmark-end text:name="__RefHeading__6636_138634379"/></text:h>
                </text:list-item>
              </text:list>
            </text:list-item>
          </text:list>
        </text:list-item>
      </text:list>
      <text:p text:style-name="Text_20_body">        <text:span text:style-name="T1">Syntax:</text:span> listunits [(&lt;search-value&gt;) | (&lt;unittype-parameter-name&gt; &lt;operator&gt; &lt;value&gt; [&lt;datatype&gt;])*]</text:p>
      <text:p text:style-name="Text_20_body">   <text:span text:style-name="T1">Comment:</text:span> List units within this unittype.</text:p>
      <text:p text:style-name="Text_20_body"><text:soft-page-break/>Arguments:</text:p>
      <text:list xml:id="list244338679" text:continue-list="list1954231178"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046634137" text:continue-numbering="true" text:style-name="List_20_1">
        <text:list-item>
          <text:p text:style-name="P13"><text:span text:style-name="T1">[&lt;search-value&gt;]</text:span>: Optional. It will search among all parameter values and unit-ids</text:p>
        </text:list-item>
        <text:list-item>
          <text:p text:style-name="P13"><text:span text:style-name="T1">&lt;operator&gt;</text:span>: Valid operators are EQ (equals), NE (not equals), LT (less), LE (less or equal), GE (greater or equal), GT (greater).</text:p>
        </text:list-item>
        <text:list-item>
          <text:p text:style-name="P13"><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text:p>
        </text:list-item>
        <text:list-item>
          <text:p text:style-name="P13"><text:span text:style-name="T1">[&lt;dataype&gt;]</text:span>: Optional. Default datatype is VARCHAR (which is the same as 'text' or 'string'). You can also use SIGNED for an integer which might be negative, or UNSIGNED for integers which are always positive.</text:p>
        </text:list-item>
      </text:list>
      <text:p text:style-name="Text_20_body">  <text:span text:style-name="T1">Examples:</text:span></text:p>
      <text:list xml:id="list586721302" text:continue-numbering="true" text:style-name="List_20_1">
        <text:list-item>
          <text:p text:style-name="P13">listunits</text:p>
        </text:list-item>
        <text:list-item>
          <text:p text:style-name="P13">listunits John</text:p>
        </text:list-item>
        <text:list-item>
          <text:p text:style-name="P13">listunits Device.DeviceInfo.SerialNumber EQ AABBCCDDEEFF00</text:p>
        </text:list-item>
        <text:list-item>
          <text:p text:style-name="P13">listunits Device.DeviceInfo.SerialNumber NE %AABBCC%</text:p>
        </text:list-item>
      </text:list>
      <text:list xml:id="list279619370" text:continue-list="list1883486481" text:style-name="Heading_20_Numbering">
        <text:list-item>
          <text:list>
            <text:list-item>
              <text:list>
                <text:list-item>
                  <text:h text:style-name="P10" text:outline-level="3"><text:bookmark-start text:name="_Toc396296459"/><text:bookmark-start text:name="__RefHeading__6638_138634379"/>Profile.setunit<text:bookmark-end text:name="_Toc396296459"/><text:bookmark-end text:name="__RefHeading__6638_138634379"/></text:h>
                </text:list-item>
              </text:list>
            </text:list-item>
          </text:list>
        </text:list-item>
      </text:list>
      <text:p text:style-name="Text_20_body">        <text:span text:style-name="T1">Syntax:</text:span> setunit &lt;unitid&gt;</text:p>
      <text:p text:style-name="Text_20_body">   <text:span text:style-name="T1">Comment:</text:span> Add a unit to this profile</text:p>
      <text:p text:style-name="Text_20_body">Arguments:</text:p>
      <text:list xml:id="list2113823446" text:continue-list="list586721302"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2024557284" text:continue-numbering="true" text:style-name="List_20_1">
        <text:list-item>
          <text:p text:style-name="P13"><text:span text:style-name="T1">&lt;unitid&gt;</text:span>: A TR-069 unit id must adhere to the standard which is<text:line-break/>     &lt;OUI&gt;[-&lt;ProductClass&gt;]&lt;-SerialNumber&gt;.<text:line-break/>The OUI is a 6-digit hexadecimal number representing the vendor. Usually this is the same as the 6 first digits of the MAC address of the unit. You can also find the appropriate OUI on the internet. ProductClass is optional, but is usually the name of the product. SerialNumber is in many cases the MAC address, but could be any string. For non TR-069 units you may set &lt;unitid&gt; to any string. The unittype's protocol decides which rule applies.</text:p>
        </text:list-item>
        <text:list-item>
          <text:p text:style-name="P13">  <text:span text:style-name="T1">Examples:</text:span></text:p>
        </text:list-item>
        <text:list-item>
          <text:p text:style-name="P13">setunit A</text:p>
        </text:list-item>
        <text:list-item>
          <text:p text:style-name="P13">setunit 123456-VeryFastRouter-123456789AB</text:p>
        </text:list-item>
      </text:list>
      <text:list xml:id="list186325067" text:continue-list="list279619370" text:style-name="Heading_20_Numbering">
        <text:list-item>
          <text:list>
            <text:list-item>
              <text:list>
                <text:list-item>
                  <text:h text:style-name="P10" text:outline-level="3"><text:bookmark-start text:name="_Toc396296460"/><text:bookmark-start text:name="__RefHeading__6640_138634379"/>Profile.delunit<text:bookmark-end text:name="_Toc396296460"/><text:bookmark-end text:name="__RefHeading__6640_138634379"/></text:h>
                </text:list-item>
              </text:list>
            </text:list-item>
          </text:list>
        </text:list-item>
      </text:list>
      <text:p text:style-name="Text_20_body">        <text:span text:style-name="T1">Syntax:</text:span> delunit &lt;unitid&gt;</text:p>
      <text:p text:style-name="Text_20_body">   <text:span text:style-name="T1">Comment:</text:span> Delete a unit.</text:p>
      <text:p text:style-name="Text_20_body">Arguments:</text:p>
      <text:list xml:id="list1562190111" text:continue-list="list2024557284" text:style-name="List_20_1">
        <text:list-item>
          <text:p text:style-name="P13"><text:span text:style-name="T1">-u</text:span>: Will use the context available from another command (piping) or input-file. The context will be changed before the command is run.</text:p>
        </text:list-item>
      </text:list>
      <text:p text:style-name="Text_20_body"><text:soft-page-break/>Arguments:</text:p>
      <text:list xml:id="list166521851" text:continue-numbering="true" text:style-name="List_20_1">
        <text:list-item>
          <text:p text:style-name="P13"><text:span text:style-name="T1">&lt;unitid&gt;</text:span>: A valid unit id.</text:p>
        </text:list-item>
      </text:list>
      <text:p text:style-name="Text_20_body">  <text:span text:style-name="T1">Examples:</text:span></text:p>
      <text:list xml:id="list1746564233" text:continue-numbering="true" text:style-name="List_20_1">
        <text:list-item>
          <text:p text:style-name="P13">delunit 123456-VeryFastRouter-123456789AB</text:p>
        </text:list-item>
      </text:list>
      <text:list xml:id="list470679350" text:continue-list="list186325067" text:style-name="Heading_20_Numbering">
        <text:list-item>
          <text:list>
            <text:list-item>
              <text:list>
                <text:list-item>
                  <text:h text:style-name="P10" text:outline-level="3"><text:bookmark-start text:name="__RefHeading__6642_138634379"/><text:bookmark-start text:name="_Toc396296461"/>Profile.delallunits<text:bookmark-end text:name="__RefHeading__6642_138634379"/><text:bookmark-end text:name="_Toc396296461"/></text:h>
                </text:list-item>
              </text:list>
            </text:list-item>
          </text:list>
        </text:list-item>
      </text:list>
      <text:p text:style-name="Text_20_body">        <text:span text:style-name="T1">Syntax:</text:span> delallunits</text:p>
      <text:p text:style-name="Text_20_body">   <text:span text:style-name="T1">Comment:</text:span> Deletes all units within this profile. This command is a combined/wizard command in the sense that you could achieve the same as this command does by running 2 other commands (listunits &gt; FILE, delunit &lt; FILE).</text:p>
      <text:p text:style-name="Text_20_body">Arguments:</text:p>
      <text:list xml:id="list821519419" text:continue-list="list1746564233" text:style-name="List_20_1">
        <text:list-item>
          <text:p text:style-name="P13"><text:span text:style-name="T1">-u</text:span>: Will use the context available from another command (piping) or input-file. The context will be changed before the command is run.</text:p>
        </text:list-item>
      </text:list>
      <text:list xml:id="list517237711" text:continue-list="list470679350" text:style-name="Heading_20_Numbering">
        <text:list-item>
          <text:list>
            <text:list-item>
              <text:list>
                <text:list-item>
                  <text:h text:style-name="P10" text:outline-level="3"><text:bookmark-start text:name="_Toc396296462"/><text:bookmark-start text:name="__RefHeading__6644_138634379"/>Profile.moveunit<text:bookmark-end text:name="_Toc396296462"/><text:bookmark-end text:name="__RefHeading__6644_138634379"/></text:h>
                </text:list-item>
              </text:list>
            </text:list-item>
          </text:list>
        </text:list-item>
      </text:list>
      <text:p text:style-name="Text_20_body">        <text:span text:style-name="T1">Syntax:</text:span> moveunit &lt;unitid&gt; &lt;profilename&gt;</text:p>
      <text:p text:style-name="Text_20_body">   <text:span text:style-name="T1">Comment:</text:span> Move a unit from this profile to another profile within the same unittype. The unit will keep all unit parameters.</text:p>
      <text:p text:style-name="Text_20_body">Arguments:</text:p>
      <text:list xml:id="list289338582" text:continue-list="list82151941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402298357" text:continue-numbering="true" text:style-name="List_20_1">
        <text:list-item>
          <text:p text:style-name="P13"><text:span text:style-name="T1">&lt;unitid&gt;</text:span>: A valid unit id.</text:p>
        </text:list-item>
        <text:list-item>
          <text:p text:style-name="P13"><text:span text:style-name="T1">&lt;profilename&gt;</text:span>: A valid profile name within this unittype.</text:p>
        </text:list-item>
      </text:list>
      <text:p text:style-name="Text_20_body">  <text:span text:style-name="T1">Examples:</text:span></text:p>
      <text:list xml:id="list45189576" text:continue-numbering="true" text:style-name="List_20_1">
        <text:list-item>
          <text:p text:style-name="P13">moveunit 123456-VeryFastRouter-123456789AB new-improved-profile</text:p>
        </text:list-item>
      </text:list>
      <text:list xml:id="list160251059" text:continue-list="list517237711" text:style-name="Heading_20_Numbering">
        <text:list-item>
          <text:list>
            <text:list-item>
              <text:h text:style-name="P8" text:outline-level="2"><text:bookmark-start text:name="_Toc396296463"/><text:bookmark-start text:name="__RefHeading__6646_138634379"/>Unit menu<text:bookmark-end text:name="_Toc396296463"/><text:bookmark-end text:name="__RefHeading__6646_138634379"/></text:h>
            </text:list-item>
          </text:list>
        </text:list-item>
      </text:list>
      <text:p text:style-name="Text_20_body">List of commands available:</text:p>
      <text:list xml:id="list512931513" text:continue-list="list45189576" text:style-name="List_20_1">
        <text:list-item>
          <text:p text:style-name="P13">listallparams</text:p>
        </text:list-item>
        <text:list-item>
          <text:p text:style-name="P13">listunitparams</text:p>
        </text:list-item>
        <text:list-item>
          <text:p text:style-name="P13">setparam</text:p>
        </text:list-item>
        <text:list-item>
          <text:p text:style-name="P13">delparam</text:p>
        </text:list-item>
        <text:list-item>
          <text:p text:style-name="P13">kick</text:p>
        </text:list-item>
        <text:list-item>
          <text:p text:style-name="P13">inspection</text:p>
        </text:list-item>
        <text:list-item>
          <text:p text:style-name="P13">extraction</text:p>
        </text:list-item>
        <text:list-item>
          <text:p text:style-name="P13">read</text:p>
        </text:list-item>
        <text:list-item>
          <text:p text:style-name="P13">write</text:p>
        </text:list-item>
        <text:list-item>
          <text:p text:style-name="P13">refresh</text:p>
        </text:list-item>
        <text:list-item>
          <text:p text:style-name="P13">generatetc</text:p>
        </text:list-item>
        <text:list-item>
          <text:p text:style-name="P13">deltcduplicates</text:p>
        </text:list-item>
        <text:list-item>
          <text:p text:style-name="P13">listtc</text:p>
        </text:list-item>
        <text:list-item>
          <text:p text:style-name="P13">showtc</text:p>
        </text:list-item>
        <text:list-item>
          <text:p text:style-name="P13">deltc</text:p>
        </text:list-item>
        <text:list-item>
          <text:p text:style-name="P13">exporttcfile</text:p>
        </text:list-item>
        <text:list-item>
          <text:p text:style-name="P13">exporttcdir</text:p>
        </text:list-item>
        <text:list-item>
          <text:p text:style-name="P13">importtcfile</text:p>
        </text:list-item>
        <text:list-item>
          <text:p text:style-name="P13">importtcdir</text:p>
        </text:list-item>
        <text:list-item>
          <text:p text:style-name="P13">testsetup</text:p>
        </text:list-item>
        <text:list-item>
          <text:p text:style-name="P13">enabletest</text:p>
        </text:list-item>
        <text:list-item>
          <text:p text:style-name="P13"><text:soft-page-break/>disabletest</text:p>
        </text:list-item>
        <text:list-item>
          <text:p text:style-name="P13">listtesthistory</text:p>
        </text:list-item>
        <text:list-item>
          <text:p text:style-name="P13">deltesthistory</text:p>
        </text:list-item>
      </text:list>
      <text:list xml:id="list1638999242" text:continue-list="list160251059" text:style-name="Heading_20_Numbering">
        <text:list-item>
          <text:list>
            <text:list-item>
              <text:list>
                <text:list-item>
                  <text:h text:style-name="P10" text:outline-level="3"><text:bookmark-start text:name="_Toc396296464"/><text:bookmark-start text:name="__RefHeading__6648_138634379"/>Unit.listallparams<text:bookmark-end text:name="_Toc396296464"/><text:bookmark-end text:name="__RefHeading__6648_138634379"/></text:h>
                </text:list-item>
              </text:list>
            </text:list-item>
          </text:list>
        </text:list-item>
      </text:list>
      <text:p text:style-name="Text_20_body">        <text:span text:style-name="T1">Syntax:</text:span> listallparams [&lt;parameter-name-pattern&gt;]</text:p>
      <text:p text:style-name="Text_20_body">   <text:span text:style-name="T1">Comment:</text:span> List all parameters, both profile and unit parameter. Last column shows which are unit parameters (U) and which are profile parameters (P).</text:p>
      <text:p text:style-name="Text_20_body">Arguments:</text:p>
      <text:list xml:id="list1145579763" text:continue-list="list512931513"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461048533" text:continue-numbering="true" text:style-name="List_20_1">
        <text:list-item>
          <text:p text:style-name="P13"><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2161012850" text:continue-numbering="true" text:style-name="List_20_1">
        <text:list-item>
          <text:p text:style-name="P13">listallparams</text:p>
        </text:list-item>
        <text:list-item>
          <text:p text:style-name="P13">listallparams DeviceInfo</text:p>
        </text:list-item>
        <text:list-item>
          <text:p text:style-name="P13">listallparams ^Device.DeviceInfo.*</text:p>
        </text:list-item>
      </text:list>
      <text:list xml:id="list1762994903" text:continue-list="list1638999242" text:style-name="Heading_20_Numbering">
        <text:list-item>
          <text:list>
            <text:list-item>
              <text:list>
                <text:list-item>
                  <text:h text:style-name="P10" text:outline-level="3"><text:bookmark-start text:name="_Toc396296465"/><text:bookmark-start text:name="__RefHeading__6650_138634379"/>Unit.listunitparams<text:bookmark-end text:name="_Toc396296465"/><text:bookmark-end text:name="__RefHeading__6650_138634379"/></text:h>
                </text:list-item>
              </text:list>
            </text:list-item>
          </text:list>
        </text:list-item>
      </text:list>
      <text:p text:style-name="Text_20_body">        <text:span text:style-name="T1">Syntax:</text:span> listunitparams [&lt;parameter-name-pattern&gt;]</text:p>
      <text:p text:style-name="Text_20_body">   <text:span text:style-name="T1">Comment:</text:span> List unit parameters.</text:p>
      <text:p text:style-name="Text_20_body">Arguments:</text:p>
      <text:list xml:id="list2040639093" text:continue-list="list2161012850"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1247929604" text:continue-numbering="true" text:style-name="List_20_1">
        <text:list-item>
          <text:p text:style-name="P13"><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1484588786" text:continue-numbering="true" text:style-name="List_20_1">
        <text:list-item>
          <text:p text:style-name="P13">listunitparams</text:p>
        </text:list-item>
        <text:list-item>
          <text:p text:style-name="P13">listunitparams DeviceInfo</text:p>
        </text:list-item>
        <text:list-item>
          <text:p text:style-name="P13">listunitparams ^Device.DeviceInfo.*</text:p>
        </text:list-item>
      </text:list>
      <text:list xml:id="list1070490030" text:continue-list="list1762994903" text:style-name="Heading_20_Numbering">
        <text:list-item>
          <text:list>
            <text:list-item>
              <text:list>
                <text:list-item>
                  <text:h text:style-name="P10" text:outline-level="3"><text:bookmark-start text:name="__RefHeading__6652_138634379"/><text:bookmark-start text:name="_Toc396296466"/><text:soft-page-break/>Unit.setparam<text:bookmark-end text:name="__RefHeading__6652_138634379"/><text:bookmark-end text:name="_Toc396296466"/></text:h>
                </text:list-item>
              </text:list>
            </text:list-item>
          </text:list>
        </text:list-item>
      </text:list>
      <text:p text:style-name="Text_20_body">        <text:span text:style-name="T1">Syntax:</text:span> setparam &lt;parameter-name&gt; &lt;value&gt;</text:p>
      <text:p text:style-name="Text_20_body">   <text:span text:style-name="T1">Comment:</text:span> Add/change a unit parameter.</text:p>
      <text:p text:style-name="Text_20_body">Arguments:</text:p>
      <text:list xml:id="list1636659197" text:continue-list="list1484588786"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276803453" text:continue-numbering="true" text:style-name="List_20_1">
        <text:list-item>
          <text:p text:style-name="P13"><text:span text:style-name="T1">&lt;parameter-name&gt;</text:span>: Adding: A valid unittype parameter name. Changing: A valid unit parameter name.</text:p>
        </text:list-item>
        <text:list-item>
          <text:p text:style-name="P13"><text:span text:style-name="T1">&lt;value&gt;</text:span>: Any String, maximum 512 character.</text:p>
        </text:list-item>
      </text:list>
      <text:p text:style-name="Text_20_body">  <text:span text:style-name="T1">Examples:</text:span></text:p>
      <text:list xml:id="list836671030" text:continue-numbering="true" text:style-name="List_20_1">
        <text:list-item>
          <text:p text:style-name="P13">setparam Device.DeviceInfo.PeriodicInformInterval 100</text:p>
        </text:list-item>
        <text:list-item>
          <text:p text:style-name="P13">setparam System.X_OWERA-COM.Comment "Service is unavailable"</text:p>
        </text:list-item>
      </text:list>
      <text:list xml:id="list1332095500" text:continue-list="list1070490030" text:style-name="Heading_20_Numbering">
        <text:list-item>
          <text:list>
            <text:list-item>
              <text:list>
                <text:list-item>
                  <text:h text:style-name="P10" text:outline-level="3"><text:bookmark-start text:name="_Toc396296467"/><text:bookmark-start text:name="__RefHeading__6654_138634379"/>Unit.delparam<text:bookmark-end text:name="_Toc396296467"/><text:bookmark-end text:name="__RefHeading__6654_138634379"/></text:h>
                </text:list-item>
              </text:list>
            </text:list-item>
          </text:list>
        </text:list-item>
      </text:list>
      <text:p text:style-name="Text_20_body">        <text:span text:style-name="T1">Syntax:</text:span> delparam &lt;parameter-name&gt;</text:p>
      <text:p text:style-name="Text_20_body">   <text:span text:style-name="T1">Comment:</text:span> Delete a unit parameter</text:p>
      <text:p text:style-name="Text_20_body">Arguments:</text:p>
      <text:list xml:id="list1480575602" text:continue-list="list836671030"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842738637" text:continue-numbering="true" text:style-name="List_20_1">
        <text:list-item>
          <text:p text:style-name="P13"><text:span text:style-name="T1">&lt;parameter-name&gt;</text:span>: A valid unit parameter</text:p>
        </text:list-item>
      </text:list>
      <text:p text:style-name="Text_20_body">  <text:span text:style-name="T1">Examples:</text:span></text:p>
      <text:list xml:id="list1878250273" text:continue-numbering="true" text:style-name="List_20_1">
        <text:list-item>
          <text:p text:style-name="P13">delparam Device.DeviceInfo.PeriodicInformInterval</text:p>
        </text:list-item>
      </text:list>
      <text:list xml:id="list1719628442" text:continue-list="list1332095500" text:style-name="Heading_20_Numbering">
        <text:list-item>
          <text:list>
            <text:list-item>
              <text:list>
                <text:list-item>
                  <text:h text:style-name="P10" text:outline-level="3"><text:bookmark-start text:name="_Toc396296468"/><text:bookmark-start text:name="__RefHeading__6656_138634379"/>Unit.kick<text:bookmark-end text:name="_Toc396296468"/><text:bookmark-end text:name="__RefHeading__6656_138634379"/></text:h>
                </text:list-item>
              </text:list>
            </text:list-item>
          </text:list>
        </text:list-item>
      </text:list>
      <text:p text:style-name="Text_20_body">        <text:span text:style-name="T1">Syntax:</text:span> kick [async]</text:p>
      <text:p text:style-name="Text_20_body">   <text:span text:style-name="T1">Comment:</text:span> Kick a device using ConnectionRequestURL or UDPConnectionRequestAddress. This feature is only applicable for TR-069 devices. The kick will initate a TR-069 provisioning session</text:p>
      <text:p text:style-name="Text_20_body">Arguments:</text:p>
      <text:list xml:id="list1768511905" text:continue-list="list1878250273"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714757379" text:continue-numbering="true" text:style-name="List_20_1">
        <text:list-item>
          <text:p text:style-name="P13"><text:span text:style-name="T1">async</text:span>: If this argument is used, the kick will be initiated and then the command will return. If not used, the command will wait up til 30 sec to see if the kick is completed.</text:p>
        </text:list-item>
      </text:list>
      <text:p text:style-name="Text_20_body">  <text:span text:style-name="T1">Examples:</text:span></text:p>
      <text:list xml:id="list1865386979" text:continue-numbering="true" text:style-name="List_20_1">
        <text:list-item>
          <text:p text:style-name="P13">kick</text:p>
        </text:list-item>
        <text:list-item>
          <text:p text:style-name="P13">kick async</text:p>
        </text:list-item>
      </text:list>
      <text:list xml:id="list1142651839" text:continue-list="list1719628442" text:style-name="Heading_20_Numbering">
        <text:list-item>
          <text:list>
            <text:list-item>
              <text:list>
                <text:list-item>
                  <text:h text:style-name="P10" text:outline-level="3"><text:bookmark-start text:name="_Toc396296469"/><text:bookmark-start text:name="__RefHeading__6658_138634379"/>Unit.inspection<text:bookmark-end text:name="_Toc396296469"/><text:bookmark-end text:name="__RefHeading__6658_138634379"/></text:h>
                </text:list-item>
              </text:list>
            </text:list-item>
          </text:list>
        </text:list-item>
      </text:list>
      <text:p text:style-name="Text_20_body">        <text:span text:style-name="T1">Syntax:</text:span> inspection [async]</text:p>
      <text:p text:style-name="Text_20_body">   <text:span text:style-name="T1">Comment:</text:span> Same command as kick, but when device connect it goes into INSPECTION mode, were all parameters with the I-flag set will be read and listed with the 'listallparameters' commandTo write changes to the device in INSPECTION mode, simply change a unit parameter and then run the 'write' command.To read again from the device in INSPECTION mode, simply run the 'read' command</text:p>
      <text:p text:style-name="Text_20_body"><text:soft-page-break/>Arguments:</text:p>
      <text:list xml:id="list1840712700" text:continue-list="list186538697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423901035" text:continue-numbering="true" text:style-name="List_20_1">
        <text:list-item>
          <text:p text:style-name="P13"><text:span text:style-name="T1">async</text:span>: If this argument is used, the kick will be initiated and then the command will return. If not used, the command will wait up til 30 sec to see if the kick is completed.</text:p>
        </text:list-item>
      </text:list>
      <text:p text:style-name="Text_20_body">  <text:span text:style-name="T1">Examples:</text:span></text:p>
      <text:list xml:id="list1572764659" text:continue-numbering="true" text:style-name="List_20_1">
        <text:list-item>
          <text:p text:style-name="P13">inspection</text:p>
        </text:list-item>
        <text:list-item>
          <text:p text:style-name="P13">inspection async</text:p>
        </text:list-item>
      </text:list>
      <text:list xml:id="list474181941" text:continue-list="list1142651839" text:style-name="Heading_20_Numbering">
        <text:list-item>
          <text:list>
            <text:list-item>
              <text:list>
                <text:list-item>
                  <text:h text:style-name="P10" text:outline-level="3"><text:bookmark-start text:name="_Toc396296470"/><text:bookmark-start text:name="__RefHeading__6660_138634379"/>Unit.extraction<text:bookmark-end text:name="_Toc396296470"/><text:bookmark-end text:name="__RefHeading__6660_138634379"/></text:h>
                </text:list-item>
              </text:list>
            </text:list-item>
          </text:list>
        </text:list-item>
      </text:list>
      <text:p text:style-name="Text_20_body">        <text:span text:style-name="T1">Syntax:</text:span> extraction [async]</text:p>
      <text:p text:style-name="Text_20_body">   <text:span text:style-name="T1">Comment:</text:span> Same command as kick, but when device connect it goes into EXTRACTION mode, were all parameters from the CPE/device will be read and listed with the 'listallparameters' commandTo write changes to the device in EXTRACTION mode, simply change a unit parameter and then run the 'write' command.To read again from the device in EXTRACTION mode, simply run the 'read' command</text:p>
      <text:p text:style-name="Text_20_body">Arguments:</text:p>
      <text:list xml:id="list1900572216" text:continue-list="list1572764659"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821536711" text:continue-numbering="true" text:style-name="List_20_1">
        <text:list-item>
          <text:p text:style-name="P13"><text:span text:style-name="T1">async</text:span>: If this argument is used, the kick will be initiated and then the command will return. If not used, the command will wait up til 30 sec to see if the kick is completed.</text:p>
        </text:list-item>
      </text:list>
      <text:p text:style-name="Text_20_body">  <text:span text:style-name="T1">Examples:</text:span></text:p>
      <text:list xml:id="list835913768" text:continue-numbering="true" text:style-name="List_20_1">
        <text:list-item>
          <text:p text:style-name="P13">inspection</text:p>
        </text:list-item>
        <text:list-item>
          <text:p text:style-name="P13">inspection async</text:p>
        </text:list-item>
      </text:list>
      <text:list xml:id="list1905195262" text:continue-list="list474181941" text:style-name="Heading_20_Numbering">
        <text:list-item>
          <text:list>
            <text:list-item>
              <text:list>
                <text:list-item>
                  <text:h text:style-name="P10" text:outline-level="3"><text:bookmark-start text:name="_Toc396296471"/><text:bookmark-start text:name="__RefHeading__6662_138634379"/>Unit.read<text:bookmark-end text:name="_Toc396296471"/><text:bookmark-end text:name="__RefHeading__6662_138634379"/></text:h>
                </text:list-item>
              </text:list>
            </text:list-item>
          </text:list>
        </text:list-item>
      </text:list>
      <text:p text:style-name="Text_20_body">        <text:span text:style-name="T1">Syntax:</text:span> read</text:p>
      <text:p text:style-name="Text_20_body">   <text:span text:style-name="T1">Comment:</text:span> If in INSPECTION or EXTRACTION mode, you may read again from the device, to update the status of the device parameters</text:p>
      <text:list xml:id="list1941221241" text:continue-numbering="true" text:style-name="Heading_20_Numbering">
        <text:list-item>
          <text:list>
            <text:list-item>
              <text:list>
                <text:list-item>
                  <text:h text:style-name="P10" text:outline-level="3"><text:bookmark-start text:name="__RefHeading__6664_138634379"/><text:bookmark-start text:name="_Toc396296472"/>Unit.write<text:bookmark-end text:name="__RefHeading__6664_138634379"/><text:bookmark-end text:name="_Toc396296472"/></text:h>
                </text:list-item>
              </text:list>
            </text:list-item>
          </text:list>
        </text:list-item>
      </text:list>
      <text:p text:style-name="Text_20_body">        <text:span text:style-name="T1">Syntax:</text:span> write</text:p>
      <text:p text:style-name="Text_20_body">   <text:span text:style-name="T1">Comment:</text:span> If in INSPECTION or EXTRACTION mode, you may write changes to the device, by changing some unit parameters and then executing this command</text:p>
      <text:list xml:id="list1308278751" text:continue-numbering="true" text:style-name="Heading_20_Numbering">
        <text:list-item>
          <text:list>
            <text:list-item>
              <text:list>
                <text:list-item>
                  <text:h text:style-name="P10" text:outline-level="3"><text:bookmark-start text:name="_Toc396296473"/><text:bookmark-start text:name="__RefHeading__6666_138634379"/>Unit.refresh<text:bookmark-end text:name="_Toc396296473"/><text:bookmark-end text:name="__RefHeading__6666_138634379"/></text:h>
                </text:list-item>
              </text:list>
            </text:list-item>
          </text:list>
        </text:list-item>
      </text:list>
      <text:p text:style-name="Text_20_body">        <text:span text:style-name="T1">Syntax:</text:span> refresh</text:p>
      <text:p text:style-name="Text_20_body">   <text:span text:style-name="T1">Comment:</text:span> Refresh the unit parameter cache in shell</text:p>
      <text:p text:style-name="Text_20_body">Arguments:</text:p>
      <text:list xml:id="list1356144326" text:continue-list="list835913768" text:style-name="List_20_1">
        <text:list-item>
          <text:p text:style-name="P13"><text:span text:style-name="T1">-u</text:span>: Will use the context available from another command (piping) or input-file. The context will be changed before the command is run.</text:p>
        </text:list-item>
      </text:list>
      <text:list xml:id="list898750826" text:continue-list="list1308278751" text:style-name="Heading_20_Numbering">
        <text:list-item>
          <text:list>
            <text:list-item>
              <text:list>
                <text:list-item>
                  <text:h text:style-name="P10" text:outline-level="3"><text:bookmark-start text:name="_Toc396296474"/><text:bookmark-start text:name="__RefHeading__6668_138634379"/>Unit.generatetc<text:bookmark-end text:name="_Toc396296474"/><text:bookmark-end text:name="__RefHeading__6668_138634379"/></text:h>
                </text:list-item>
              </text:list>
            </text:list-item>
          </text:list>
        </text:list-item>
      </text:list>
      <text:p text:style-name="Text_20_body">        <text:span text:style-name="T1">Syntax:</text:span> generatetc [test-case-id]</text:p>
      <text:p text:style-name="Text_20_body">   <text:span text:style-name="T1">Comment:</text:span> If the optional arugment is omitted, it will generate Test Cases for the TR-069 test based on the Unit type parameters available and TR-181 (v1.9), TR-104 (v1.1) and TR-098 (v1.4)</text:p>
      <text:p text:style-name="Text_20_body"><text:soft-page-break/>Arguments:</text:p>
      <text:list xml:id="list1728760754" text:continue-list="list1356144326" text:style-name="List_20_1">
        <text:list-item>
          <text:p text:style-name="P13"><text:span text:style-name="T1">test-case-id</text:span>: Specify a "master" Test Case with many N SET parameters. The generate command will produce one TC for each SET parameter, from 1-N params</text:p>
        </text:list-item>
      </text:list>
      <text:p text:style-name="Text_20_body">  <text:span text:style-name="T1">Examples:</text:span></text:p>
      <text:list xml:id="list1329106998" text:continue-numbering="true" text:style-name="List_20_1">
        <text:list-item>
          <text:p text:style-name="P13">generatetc</text:p>
        </text:list-item>
        <text:list-item>
          <text:p text:style-name="P13">generatetc 4049</text:p>
        </text:list-item>
      </text:list>
      <text:list xml:id="list473695551" text:continue-list="list898750826" text:style-name="Heading_20_Numbering">
        <text:list-item>
          <text:list>
            <text:list-item>
              <text:list>
                <text:list-item>
                  <text:h text:style-name="P10" text:outline-level="3"><text:bookmark-start text:name="_Toc396296475"/><text:bookmark-start text:name="__RefHeading__6670_138634379"/>Unit.deltcduplicates<text:bookmark-end text:name="_Toc396296475"/><text:bookmark-end text:name="__RefHeading__6670_138634379"/></text:h>
                </text:list-item>
              </text:list>
            </text:list-item>
          </text:list>
        </text:list-item>
      </text:list>
      <text:p text:style-name="Text_20_body">        <text:span text:style-name="T1">Syntax:</text:span> deltcduplicates</text:p>
      <text:p text:style-name="Text_20_body">   <text:span text:style-name="T1">Comment:</text:span> Delete duplicate Test Cases</text:p>
      <text:list xml:id="list1581349670" text:continue-numbering="true" text:style-name="Heading_20_Numbering">
        <text:list-item>
          <text:list>
            <text:list-item>
              <text:list>
                <text:list-item>
                  <text:h text:style-name="P10" text:outline-level="3"><text:bookmark-start text:name="_Toc396296476"/><text:bookmark-start text:name="__RefHeading__6672_138634379"/>Unit.listtc<text:bookmark-end text:name="_Toc396296476"/><text:bookmark-end text:name="__RefHeading__6672_138634379"/></text:h>
                </text:list-item>
              </text:list>
            </text:list-item>
          </text:list>
        </text:list-item>
      </text:list>
      <text:p text:style-name="Text_20_body">        <text:span text:style-name="T1">Syntax:</text:span> listtc [&lt;method&gt;|NULL [&lt;parameter-filter&gt;|NULL [&lt;tag-filter&gt;|NULL]]]</text:p>
      <text:p text:style-name="Text_20_body">   <text:span text:style-name="T1">Comment:</text:span> List all or a subset of Test Cases</text:p>
      <text:p text:style-name="Text_20_body">Arguments:</text:p>
      <text:list xml:id="list388986425" text:continue-list="list1329106998" text:style-name="List_20_1">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1917717807" text:continue-numbering="true" text:style-name="List_20_1">
        <text:list-item>
          <text:p text:style-name="P13">listtc NULL NULL NULL</text:p>
        </text:list-item>
        <text:list-item>
          <text:p text:style-name="P13">listtc VALUE WANConnection "[READONLY][GENERATED]"</text:p>
        </text:list-item>
      </text:list>
      <text:list xml:id="list463789522" text:continue-list="list1581349670" text:style-name="Heading_20_Numbering">
        <text:list-item>
          <text:list>
            <text:list-item>
              <text:list>
                <text:list-item>
                  <text:h text:style-name="P10" text:outline-level="3"><text:bookmark-start text:name="__RefHeading__6674_138634379"/><text:bookmark-start text:name="_Toc396296477"/>Unit.showtc<text:bookmark-end text:name="__RefHeading__6674_138634379"/><text:bookmark-end text:name="_Toc396296477"/></text:h>
                </text:list-item>
              </text:list>
            </text:list-item>
          </text:list>
        </text:list-item>
      </text:list>
      <text:p text:style-name="Text_20_body">        <text:span text:style-name="T1">Syntax:</text:span> showtc &lt;id&gt;</text:p>
      <text:p text:style-name="Text_20_body">   <text:span text:style-name="T1">Comment:</text:span> Show the Test Case for the given id, as it would be if exported to file</text:p>
      <text:p text:style-name="Text_20_body">Arguments:</text:p>
      <text:list xml:id="list1985079092" text:continue-list="list1917717807" text:style-name="List_20_1">
        <text:list-item>
          <text:p text:style-name="P13"><text:span text:style-name="T1">&lt;id&gt;</text:span>: A valid Test Case id (get from listtc command)</text:p>
        </text:list-item>
      </text:list>
      <text:p text:style-name="Text_20_body">  <text:span text:style-name="T1">Examples:</text:span></text:p>
      <text:list xml:id="list1006471082" text:continue-numbering="true" text:style-name="List_20_1">
        <text:list-item>
          <text:p text:style-name="P13">showtc 123</text:p>
        </text:list-item>
      </text:list>
      <text:list xml:id="list1259894022" text:continue-list="list463789522" text:style-name="Heading_20_Numbering">
        <text:list-item>
          <text:list>
            <text:list-item>
              <text:list>
                <text:list-item>
                  <text:h text:style-name="P10" text:outline-level="3"><text:bookmark-start text:name="_Toc396296478"/><text:bookmark-start text:name="__RefHeading__6676_138634379"/>Unit.deltc<text:bookmark-end text:name="_Toc396296478"/><text:bookmark-end text:name="__RefHeading__6676_138634379"/></text:h>
                </text:list-item>
              </text:list>
            </text:list-item>
          </text:list>
        </text:list-item>
      </text:list>
      <text:p text:style-name="Text_20_body">        <text:span text:style-name="T1">Syntax:</text:span> deltc [&lt;method&gt;|NULL [&lt;parameter-filter&gt;|NULL [&lt;tag-filter&gt;|NULL]]]</text:p>
      <text:p text:style-name="Text_20_body">   <text:span text:style-name="T1">Comment:</text:span> Delete all or a subset of Test Cases</text:p>
      <text:p text:style-name="Text_20_body">Arguments:</text:p>
      <text:list xml:id="list1129124415" text:continue-list="list1006471082" text:style-name="List_20_1">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298996506" text:continue-numbering="true" text:style-name="List_20_1">
        <text:list-item>
          <text:p text:style-name="P13">deltc NULL NULL NULL</text:p>
        </text:list-item>
        <text:list-item>
          <text:p text:style-name="P13">deltc VALUE WANConnection "[READONLY][GENERATED]"</text:p>
        </text:list-item>
      </text:list>
      <text:list xml:id="list914582481" text:continue-list="list1259894022" text:style-name="Heading_20_Numbering">
        <text:list-item>
          <text:list>
            <text:list-item>
              <text:list>
                <text:list-item>
                  <text:h text:style-name="P10" text:outline-level="3"><text:bookmark-start text:name="_Toc396296479"/><text:bookmark-start text:name="__RefHeading__6678_138634379"/><text:soft-page-break/>Unit.exporttcfile<text:bookmark-end text:name="_Toc396296479"/><text:bookmark-end text:name="__RefHeading__6678_138634379"/></text:h>
                </text:list-item>
              </text:list>
            </text:list-item>
          </text:list>
        </text:list-item>
      </text:list>
      <text:p text:style-name="Text_20_body">        <text:span text:style-name="T1">Syntax:</text:span> exporttcfile &lt;directory&gt; &lt;id&gt;</text:p>
      <text:p text:style-name="Text_20_body">   <text:span text:style-name="T1">Comment:</text:span> Export one single Test Cases</text:p>
      <text:p text:style-name="Text_20_body">Arguments:</text:p>
      <text:list xml:id="list819324510" text:continue-list="list298996506" text:style-name="List_20_1">
        <text:list-item>
          <text:p text:style-name="P13"><text:span text:style-name="T1">&lt;directory&gt;</text:span>: A directory to where the Test Case file will be exported</text:p>
        </text:list-item>
        <text:list-item>
          <text:p text:style-name="P13"><text:span text:style-name="T1">&lt;id&gt;</text:span>: A valid Test Case id (get from listtc command)</text:p>
        </text:list-item>
      </text:list>
      <text:p text:style-name="Text_20_body">  <text:span text:style-name="T1">Examples:</text:span></text:p>
      <text:list xml:id="list1978058418" text:continue-numbering="true" text:style-name="List_20_1">
        <text:list-item>
          <text:p text:style-name="P13">exporttc tr069test 123</text:p>
        </text:list-item>
      </text:list>
      <text:list xml:id="list495044208" text:continue-list="list914582481" text:style-name="Heading_20_Numbering">
        <text:list-item>
          <text:list>
            <text:list-item>
              <text:list>
                <text:list-item>
                  <text:h text:style-name="P10" text:outline-level="3"><text:bookmark-start text:name="_Toc396296480"/><text:bookmark-start text:name="__RefHeading__6680_138634379"/>Unit.exporttcdir<text:bookmark-end text:name="_Toc396296480"/><text:bookmark-end text:name="__RefHeading__6680_138634379"/></text:h>
                </text:list-item>
              </text:list>
            </text:list-item>
          </text:list>
        </text:list-item>
      </text:list>
      <text:p text:style-name="Text_20_body">        <text:span text:style-name="T1">Syntax:</text:span> exporttcdir &lt;directory&gt; [&lt;method&gt;|NULL [&lt;parameter-filter&gt;|NULL [&lt;tag-filter&gt;|NULL]]]</text:p>
      <text:p text:style-name="Text_20_body">   <text:span text:style-name="T1">Comment:</text:span> Export all or a subset of Test Cases</text:p>
      <text:p text:style-name="Text_20_body">Arguments:</text:p>
      <text:list xml:id="list346031711" text:continue-list="list1978058418" text:style-name="List_20_1">
        <text:list-item>
          <text:p text:style-name="P13"><text:span text:style-name="T1">&lt;directory&gt;</text:span>: A directory to where the Test Case files will be exported</text:p>
        </text:list-item>
        <text:list-item>
          <text:p text:style-name="P13"><text:span text:style-name="T1">&lt;method&gt;|NULL</text:span>: Optional. Could be set to VALUE or ATTRIBUTE. Setting it to NULL will match all (methods)</text:p>
        </text:list-item>
        <text:list-item>
          <text:p text:style-name="P13"><text:span text:style-name="T1">&lt;parameter-filter&gt;|NULL</text:span>: Optional if the previous argument is specified. Could be set to a part of a parameter name. Setting it to NULL will match all (parameters)</text:p>
        </text:list-item>
        <text:list-item>
          <text:p text:style-name="P13"><text:span text:style-name="T1">&lt;paratagmeter-filter&gt;|NULL</text:span>: Optional if the previous argument is specified. Could be set to a series of strings enclosed in square brackets [ ] to match tags. Setting it to NULL will match all (tags)</text:p>
        </text:list-item>
      </text:list>
      <text:p text:style-name="Text_20_body">  <text:span text:style-name="T1">Examples:</text:span></text:p>
      <text:list xml:id="list1655395220" text:continue-numbering="true" text:style-name="List_20_1">
        <text:list-item>
          <text:p text:style-name="P13">exporttc NULL NULL NULL</text:p>
        </text:list-item>
        <text:list-item>
          <text:p text:style-name="P13">exporttc VALUE WANConnection "[READONLY][GENERATED]"</text:p>
        </text:list-item>
      </text:list>
      <text:list xml:id="list1597129517" text:continue-list="list495044208" text:style-name="Heading_20_Numbering">
        <text:list-item>
          <text:list>
            <text:list-item>
              <text:list>
                <text:list-item>
                  <text:h text:style-name="P10" text:outline-level="3"><text:bookmark-start text:name="_Toc396296481"/><text:bookmark-start text:name="__RefHeading__6682_138634379"/>Unit.importtcfile<text:bookmark-end text:name="_Toc396296481"/><text:bookmark-end text:name="__RefHeading__6682_138634379"/></text:h>
                </text:list-item>
              </text:list>
            </text:list-item>
          </text:list>
        </text:list-item>
      </text:list>
      <text:p text:style-name="Text_20_body">        <text:span text:style-name="T1">Syntax:</text:span> importtcfile &lt;filename&gt;</text:p>
      <text:p text:style-name="Text_20_body">   <text:span text:style-name="T1">Comment:</text:span> Import a Test Case</text:p>
      <text:p text:style-name="Text_20_body">Arguments:</text:p>
      <text:list xml:id="list2146177882" text:continue-list="list1655395220" text:style-name="List_20_1">
        <text:list-item>
          <text:p text:style-name="P13"><text:span text:style-name="T1">&lt;filename&gt;</text:span>: A Test Case file to be imported</text:p>
        </text:list-item>
      </text:list>
      <text:p text:style-name="Text_20_body">  <text:span text:style-name="T1">Examples:</text:span></text:p>
      <text:list xml:id="list891246077" text:continue-numbering="true" text:style-name="List_20_1">
        <text:list-item>
          <text:p text:style-name="P13">importtcfile tr069test/2930.tc</text:p>
        </text:list-item>
      </text:list>
      <text:list xml:id="list981843998" text:continue-list="list1597129517" text:style-name="Heading_20_Numbering">
        <text:list-item>
          <text:list>
            <text:list-item>
              <text:list>
                <text:list-item>
                  <text:h text:style-name="P10" text:outline-level="3"><text:bookmark-start text:name="__RefHeading__6684_138634379"/><text:bookmark-start text:name="_Toc396296482"/>Unit.importtcdir<text:bookmark-end text:name="__RefHeading__6684_138634379"/><text:bookmark-end text:name="_Toc396296482"/></text:h>
                </text:list-item>
              </text:list>
            </text:list-item>
          </text:list>
        </text:list-item>
      </text:list>
      <text:p text:style-name="Text_20_body">        <text:span text:style-name="T1">Syntax:</text:span> importtcdir &lt;directory&gt;</text:p>
      <text:p text:style-name="Text_20_body">   <text:span text:style-name="T1">Comment:</text:span> Import all Test Cases in a directory</text:p>
      <text:p text:style-name="Text_20_body">Arguments:</text:p>
      <text:list xml:id="list432309645" text:continue-list="list891246077" text:style-name="List_20_1">
        <text:list-item>
          <text:p text:style-name="P13"><text:span text:style-name="T1">&lt;directory&gt;</text:span>: A directory from where all Test Case files will be imported</text:p>
        </text:list-item>
      </text:list>
      <text:p text:style-name="Text_20_body">  <text:span text:style-name="T1">Examples:</text:span></text:p>
      <text:list xml:id="list603768115" text:continue-numbering="true" text:style-name="List_20_1">
        <text:list-item>
          <text:p text:style-name="P13">importtcdir tr069test</text:p>
        </text:list-item>
      </text:list>
      <text:list xml:id="list615330532" text:continue-list="list981843998" text:style-name="Heading_20_Numbering">
        <text:list-item>
          <text:list>
            <text:list-item>
              <text:list>
                <text:list-item>
                  <text:h text:style-name="P10" text:outline-level="3"><text:bookmark-start text:name="_Toc396296483"/><text:bookmark-start text:name="__RefHeading__6686_138634379"/>Unit.testsetup<text:bookmark-end text:name="_Toc396296483"/><text:bookmark-end text:name="__RefHeading__6686_138634379"/></text:h>
                </text:list-item>
              </text:list>
            </text:list-item>
          </text:list>
        </text:list-item>
      </text:list>
      <text:p text:style-name="Text_20_body">        <text:span text:style-name="T1">Syntax:</text:span> testsetup &lt;steps&gt; &lt;reset-on-startup&gt; &lt;method&gt; &lt;parameter-filter&gt;|NULL &lt;tag-filter&gt;|NULL</text:p>
      <text:p text:style-name="Text_20_body">   <text:span text:style-name="T1">Comment:</text:span> Setup the TR-069 parameter test</text:p>
      <text:p text:style-name="Text_20_body">Arguments:</text:p>
      <text:list xml:id="list1227656884" text:continue-list="list603768115" text:style-name="List_20_1">
        <text:list-item>
          <text:p text:style-name="P13"><text:soft-page-break/><text:span text:style-name="T1">&lt;steps&gt;</text:span>: A comma-separated list of the following allowed string: GET, SET, RESET or REBOOT. This is the order in which the test will be executed. It is not allowed to repeat a step.</text:p>
        </text:list-item>
        <text:list-item>
          <text:p text:style-name="P13"><text:span text:style-name="T1">&lt;reset-on-startup&gt;</text:span>: 0 or 1. Will initiate a Factory Reset before the test starts if set to 1. Default is 0.</text:p>
        </text:list-item>
        <text:list-item>
          <text:p text:style-name="P13"><text:span text:style-name="T1">&lt;method&gt;</text:span>: Can be either VALUE or ATTRIBUTE. If set to VALUE, Get/SetParameterValues method will be run with the test cases, otherwise Get/SetParameterAttributes will be run. Default is VALUE</text:p>
        </text:list-item>
        <text:list-item>
          <text:p text:style-name="P13"><text:span text:style-name="T1">&lt;parameter-filter&gt;|NULL</text:span>: A part of a parameter-name which will narrow the set of test-cases to be run in the test.</text:p>
        </text:list-item>
        <text:list-item>
          <text:p text:style-name="P13"><text:span text:style-name="T1">&lt;tag-filter&gt;|NULL</text:span>: A set of tags, each enclosed is square brackets, which will narrow the set of test-cases to be run in the test.</text:p>
        </text:list-item>
      </text:list>
      <text:p text:style-name="Text_20_body">  <text:span text:style-name="T1">Examples:</text:span></text:p>
      <text:list xml:id="list320913200" text:continue-numbering="true" text:style-name="List_20_1">
        <text:list-item>
          <text:p text:style-name="P13">testsetup SET,REBOOT,GET 0 VALUE WANConnection "[READWRITE] [GENERATED]"</text:p>
        </text:list-item>
        <text:list-item>
          <text:p text:style-name="P13">testsetup GET 0 VALUE WANConnection "[READONLY] [GENERATED]"</text:p>
        </text:list-item>
      </text:list>
      <text:list xml:id="list368501595" text:continue-list="list615330532" text:style-name="Heading_20_Numbering">
        <text:list-item>
          <text:list>
            <text:list-item>
              <text:list>
                <text:list-item>
                  <text:h text:style-name="P10" text:outline-level="3"><text:bookmark-start text:name="_Toc396296484"/><text:bookmark-start text:name="__RefHeading__6688_138634379"/>Unit.enabletest<text:bookmark-end text:name="_Toc396296484"/><text:bookmark-end text:name="__RefHeading__6688_138634379"/></text:h>
                </text:list-item>
              </text:list>
            </text:list-item>
          </text:list>
        </text:list-item>
      </text:list>
      <text:p text:style-name="Text_20_body">        <text:span text:style-name="T1">Syntax:</text:span> enabletest</text:p>
      <text:p text:style-name="Text_20_body">   <text:span text:style-name="T1">Comment:</text:span> Enable TR-069 parameter test mode, which performs a series of tests based on test-cases added to the Unit Type. As long as the device is in test-mode, it will not provision normally, so make sure you disable the test when you're satisfied. Check up on the test-case commands in the Unit Type menu</text:p>
      <text:list xml:id="list347885457" text:continue-numbering="true" text:style-name="Heading_20_Numbering">
        <text:list-item>
          <text:list>
            <text:list-item>
              <text:list>
                <text:list-item>
                  <text:h text:style-name="P10" text:outline-level="3"><text:bookmark-start text:name="_Toc396296485"/><text:bookmark-start text:name="__RefHeading__6690_138634379"/>Unit.disabletest<text:bookmark-end text:name="_Toc396296485"/><text:bookmark-end text:name="__RefHeading__6690_138634379"/></text:h>
                </text:list-item>
              </text:list>
            </text:list-item>
          </text:list>
        </text:list-item>
      </text:list>
      <text:p text:style-name="Text_20_body">        <text:span text:style-name="T1">Syntax:</text:span> disabletest</text:p>
      <text:p text:style-name="Text_20_body">   <text:span text:style-name="T1">Comment:</text:span> Disable TR-069 parameter test mode.</text:p>
      <text:list xml:id="list1636490996" text:continue-numbering="true" text:style-name="Heading_20_Numbering">
        <text:list-item>
          <text:list>
            <text:list-item>
              <text:list>
                <text:list-item>
                  <text:h text:style-name="P10" text:outline-level="3"><text:bookmark-start text:name="_Toc396296486"/><text:bookmark-start text:name="__RefHeading__6692_138634379"/>Unit.listtesthistory<text:bookmark-end text:name="_Toc396296486"/><text:bookmark-end text:name="__RefHeading__6692_138634379"/></text:h>
                </text:list-item>
              </text:list>
            </text:list-item>
          </text:list>
        </text:list-item>
      </text:list>
      <text:p text:style-name="Text_20_body">        <text:span text:style-name="T1">Syntax:</text:span> listtesthistory [startTms|NULL [endTms|NULL]]</text:p>
      <text:p text:style-name="Text_20_body">   <text:span text:style-name="T1">Comment:</text:span> List the test history of this unit.</text:p>
      <text:p text:style-name="Text_20_body">Arguments:</text:p>
      <text:list xml:id="list1226685891" text:continue-list="list320913200" text:style-name="List_20_1">
        <text:list-item>
          <text:p text:style-name="P13"><text:span text:style-name="T1">startTms</text:span>: Optional, can also be set to NULL (to delete from beginning). Otherwise specify date using syntax from syslog-command</text:p>
        </text:list-item>
        <text:list-item>
          <text:p text:style-name="P13"><text:span text:style-name="T1">endTms</text:span>: Optional, can also be set to NULL (to delete until end). Otherwise specify date using syntax from syslog-command</text:p>
        </text:list-item>
      </text:list>
      <text:p text:style-name="Text_20_body">  <text:span text:style-name="T1">Examples:</text:span></text:p>
      <text:list xml:id="list2036079782" text:continue-numbering="true" text:style-name="List_20_1">
        <text:list-item>
          <text:p text:style-name="P13">listtesthistory</text:p>
        </text:list-item>
        <text:list-item>
          <text:p text:style-name="P13">listtesthistory 3d 1h</text:p>
        </text:list-item>
        <text:list-item>
          <text:p text:style-name="P13">listtesthistory 20120701 20120705-1300</text:p>
        </text:list-item>
      </text:list>
      <text:list xml:id="list777547917" text:continue-list="list1636490996" text:style-name="Heading_20_Numbering">
        <text:list-item>
          <text:list>
            <text:list-item>
              <text:list>
                <text:list-item>
                  <text:h text:style-name="P10" text:outline-level="3"><text:bookmark-start text:name="__RefHeading__6694_138634379"/><text:bookmark-start text:name="_Toc396296487"/>Unit.deltesthistory<text:bookmark-end text:name="__RefHeading__6694_138634379"/><text:bookmark-end text:name="_Toc396296487"/></text:h>
                </text:list-item>
              </text:list>
            </text:list-item>
          </text:list>
        </text:list-item>
      </text:list>
      <text:p text:style-name="Text_20_body">        <text:span text:style-name="T1">Syntax:</text:span> deltesthistory [startTms|NULL [endTms|NULL]]</text:p>
      <text:p text:style-name="Text_20_body">   <text:span text:style-name="T1">Comment:</text:span> Delete the test history of this unit.</text:p>
      <text:p text:style-name="Text_20_body">Arguments:</text:p>
      <text:list xml:id="list1659815012" text:continue-list="list2036079782" text:style-name="List_20_1">
        <text:list-item>
          <text:p text:style-name="P13"><text:span text:style-name="T1">startTms</text:span>: Optional, can also be set to NULL (to delete from beginning). Otherwise specify date using syntax from syslog-command</text:p>
        </text:list-item>
        <text:list-item>
          <text:p text:style-name="P13"><text:span text:style-name="T1">endTms</text:span>: Optional, can also be set to NULL (to delete until end). Otherwise specify date using syntax from syslog-command</text:p>
        </text:list-item>
      </text:list>
      <text:p text:style-name="Text_20_body">  <text:span text:style-name="T1">Examples:</text:span></text:p>
      <text:list xml:id="list1429379274" text:continue-numbering="true" text:style-name="List_20_1">
        <text:list-item>
          <text:p text:style-name="P13">deltesthistory</text:p>
        </text:list-item>
        <text:list-item>
          <text:p text:style-name="P13">deltesthistory 3d 1h</text:p>
        </text:list-item>
        <text:list-item>
          <text:p text:style-name="P13">deltesthistory 20120701 20120705-1300</text:p>
        </text:list-item>
      </text:list>
      <text:list xml:id="list1125967812" text:continue-list="list777547917" text:style-name="Heading_20_Numbering">
        <text:list-item>
          <text:list>
            <text:list-item>
              <text:h text:style-name="P8" text:outline-level="2"><text:bookmark-start text:name="_Toc396296488"/><text:bookmark-start text:name="__RefHeading__6696_138634379"/><text:soft-page-break/>Group menu<text:bookmark-end text:name="_Toc396296488"/><text:bookmark-end text:name="__RefHeading__6696_138634379"/></text:h>
            </text:list-item>
          </text:list>
        </text:list-item>
      </text:list>
      <text:p text:style-name="Text_20_body">List of commands available:</text:p>
      <text:list xml:id="list1389482642" text:continue-list="list1429379274" text:style-name="List_20_1">
        <text:list-item>
          <text:p text:style-name="P13">listparams</text:p>
        </text:list-item>
        <text:list-item>
          <text:p text:style-name="P13">setparam</text:p>
        </text:list-item>
        <text:list-item>
          <text:p text:style-name="P13">delparam</text:p>
        </text:list-item>
        <text:list-item>
          <text:p text:style-name="P13">delallparams</text:p>
        </text:list-item>
        <text:list-item>
          <text:p text:style-name="P13">count</text:p>
        </text:list-item>
        <text:list-item>
          <text:p text:style-name="P13">listunits</text:p>
        </text:list-item>
        <text:list-item>
          <text:p text:style-name="P13">listdetails</text:p>
        </text:list-item>
      </text:list>
      <text:list xml:id="list1852602266" text:continue-list="list1125967812" text:style-name="Heading_20_Numbering">
        <text:list-item>
          <text:list>
            <text:list-item>
              <text:list>
                <text:list-item>
                  <text:h text:style-name="P10" text:outline-level="3"><text:bookmark-start text:name="_Toc396296489"/><text:bookmark-start text:name="__RefHeading__6698_138634379"/>Group.listparams<text:bookmark-end text:name="_Toc396296489"/><text:bookmark-end text:name="__RefHeading__6698_138634379"/></text:h>
                </text:list-item>
              </text:list>
            </text:list-item>
          </text:list>
        </text:list-item>
      </text:list>
      <text:p text:style-name="Text_20_body">        <text:span text:style-name="T1">Syntax:</text:span> listparams [&lt;parameter-name-pattern&gt;]</text:p>
      <text:p text:style-name="Text_20_body">   <text:span text:style-name="T1">Comment:</text:span> List group parameters</text:p>
      <text:p text:style-name="Text_20_body">Arguments:</text:p>
      <text:list xml:id="list922996726" text:continue-list="list1389482642"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207903546" text:continue-numbering="true" text:style-name="List_20_1">
        <text:list-item>
          <text:p text:style-name="P13"><text:span text:style-name="T1">[[!]&lt;parameter-name-pattern&gt;]</text:span>: Optional. Any string which will be used to match the list of parameter-names. The string will be interpreted as a regular expression which is a very powerful matching language. If you want to know how to take full advantage of regular expressions you need to consult internet resources. Special feature: Prefix with '!' to negate the search.</text:p>
        </text:list-item>
      </text:list>
      <text:p text:style-name="Text_20_body">  <text:span text:style-name="T1">Examples:</text:span></text:p>
      <text:list xml:id="list924446110" text:continue-numbering="true" text:style-name="List_20_1">
        <text:list-item>
          <text:p text:style-name="P13">listparams</text:p>
        </text:list-item>
        <text:list-item>
          <text:p text:style-name="P13">listparams DeviceInfo</text:p>
        </text:list-item>
        <text:list-item>
          <text:p text:style-name="P13">listparams ^Device.Device.*</text:p>
        </text:list-item>
      </text:list>
      <text:list xml:id="list2011554611" text:continue-list="list1852602266" text:style-name="Heading_20_Numbering">
        <text:list-item>
          <text:list>
            <text:list-item>
              <text:list>
                <text:list-item>
                  <text:h text:style-name="P10" text:outline-level="3"><text:bookmark-start text:name="_Toc396296490"/><text:bookmark-start text:name="__RefHeading__6700_138634379"/>Group.setparam<text:bookmark-end text:name="_Toc396296490"/><text:bookmark-end text:name="__RefHeading__6700_138634379"/></text:h>
                </text:list-item>
              </text:list>
            </text:list-item>
          </text:list>
        </text:list-item>
      </text:list>
      <text:p text:style-name="Text_20_body">        <text:span text:style-name="T1">Syntax:</text:span> setparam &lt;unittype-parameter-name&gt; &lt;operator&gt; &lt;value&gt; [&lt;datatype&gt;]</text:p>
      <text:p text:style-name="Text_20_body">   <text:span text:style-name="T1">Comment:</text:span> Add/change a group parameter. A group parameter is acutally a search criteria, hence the equal/negation character.</text:p>
      <text:p text:style-name="Text_20_body">Arguments:</text:p>
      <text:list xml:id="list466333523" text:continue-list="list924446110"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798462061" text:continue-numbering="true" text:style-name="List_20_1">
        <text:list-item>
          <text:p text:style-name="P13"><text:span text:style-name="T1">&lt;unittype-parameter-name&gt;</text:span>: Adding: A valid unittype parameter name. Changing: A valid group parameter with the #&lt;number&gt; at the end.</text:p>
        </text:list-item>
        <text:list-item>
          <text:p text:style-name="P13"><text:span text:style-name="T1">&lt;operator&gt;</text:span>: Valid operators are EQ (equals), NE (not equals), LT (less), LE (less or equal), GE (greater or equal), GT (greater).</text:p>
        </text:list-item>
        <text:list-item>
          <text:p text:style-name="P13"><text:span text:style-name="T1">&lt;value&gt;</text:span>: Any string. Max 255 characters. Long values will take more time to process in the event of a group search, so try to avoid if possible. The rules for matching are the same as for the 'listunits' commands in the unittype/profile context. In other words, use '%' in the value string to match 0 or more arbitrary characters and use '_' in the value string to match 1 arbitrary character. Avoid % and _ at the start of the value. To search for NULL-values, use the string NULL.</text:p>
        </text:list-item>
        <text:list-item>
          <text:p text:style-name="P13"><text:soft-page-break/><text:span text:style-name="T1">[&lt;dataype&gt;]</text:span>: Optional. Default datatype is VARCHAR (which is the same as 'text' or 'string'). You can also use SIGNED for an integer which might be negative, or UNSIGNED for integers which are always positive.</text:p>
        </text:list-item>
      </text:list>
      <text:p text:style-name="Text_20_body">  <text:span text:style-name="T1">Examples:</text:span></text:p>
      <text:list xml:id="list642828943" text:continue-numbering="true" text:style-name="List_20_1">
        <text:list-item>
          <text:p text:style-name="P13">setparam Device.DeviceInfo.SerialNumber EQ AABBCCDDEEFF00</text:p>
        </text:list-item>
        <text:list-item>
          <text:p text:style-name="P13">setparam Device.DeviceInfo.SerialNumber NE AAB%BCC_</text:p>
        </text:list-item>
        <text:list-item>
          <text:p text:style-name="P13">setparam Device.DeviceInfo.SerialNumber GE 123 UNSIGNED</text:p>
        </text:list-item>
      </text:list>
      <text:list xml:id="list256341763" text:continue-list="list2011554611" text:style-name="Heading_20_Numbering">
        <text:list-item>
          <text:list>
            <text:list-item>
              <text:list>
                <text:list-item>
                  <text:h text:style-name="P10" text:outline-level="3"><text:bookmark-start text:name="_Toc396296491"/><text:bookmark-start text:name="__RefHeading__6702_138634379"/>Group.delparam<text:bookmark-end text:name="_Toc396296491"/><text:bookmark-end text:name="__RefHeading__6702_138634379"/></text:h>
                </text:list-item>
              </text:list>
            </text:list-item>
          </text:list>
        </text:list-item>
      </text:list>
      <text:p text:style-name="Text_20_body">        <text:span text:style-name="T1">Syntax:</text:span> delparam &lt;group-parameter-name&gt;</text:p>
      <text:p text:style-name="Text_20_body">   <text:span text:style-name="T1">Comment:</text:span> Delete a group parameter. This will change the search criteria for this group, and all child groups of this group.</text:p>
      <text:p text:style-name="Text_20_body">Arguments:</text:p>
      <text:list xml:id="list105456091" text:continue-list="list642828943"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948294125" text:continue-numbering="true" text:style-name="List_20_1">
        <text:list-item>
          <text:p text:style-name="P13"><text:span text:style-name="T1">&lt;group-parameter-name&gt;</text:span>: A valid group parameter</text:p>
        </text:list-item>
      </text:list>
      <text:p text:style-name="Text_20_body">  <text:span text:style-name="T1">Examples:</text:span></text:p>
      <text:list xml:id="list1871170453" text:continue-numbering="true" text:style-name="List_20_1">
        <text:list-item>
          <text:p text:style-name="P13">delparam Device.DeviceInfo.SerialNumber</text:p>
        </text:list-item>
      </text:list>
      <text:list xml:id="list1662019079" text:continue-list="list256341763" text:style-name="Heading_20_Numbering">
        <text:list-item>
          <text:list>
            <text:list-item>
              <text:list>
                <text:list-item>
                  <text:h text:style-name="P10" text:outline-level="3"><text:bookmark-start text:name="__RefHeading__6704_138634379"/><text:bookmark-start text:name="_Toc396296492"/>Group.delallparams<text:bookmark-end text:name="__RefHeading__6704_138634379"/><text:bookmark-end text:name="_Toc396296492"/></text:h>
                </text:list-item>
              </text:list>
            </text:list-item>
          </text:list>
        </text:list-item>
      </text:list>
      <text:p text:style-name="Text_20_body">        <text:span text:style-name="T1">Syntax:</text:span> delallparams</text:p>
      <text:p text:style-name="Text_20_body">   <text:span text:style-name="T1">Comment:</text:span> Delete all group parameters. This will change the search criteria for this group, and all child groups of this group.</text:p>
      <text:p text:style-name="Text_20_body">Arguments:</text:p>
      <text:list xml:id="list906421829" text:continue-list="list1871170453" text:style-name="List_20_1">
        <text:list-item>
          <text:p text:style-name="P13"><text:span text:style-name="T1">-u</text:span>: Will use the context available from another command (piping) or input-file. The context will be changed before the command is run.</text:p>
        </text:list-item>
      </text:list>
      <text:list xml:id="list574366352" text:continue-list="list1662019079" text:style-name="Heading_20_Numbering">
        <text:list-item>
          <text:list>
            <text:list-item>
              <text:list>
                <text:list-item>
                  <text:h text:style-name="P10" text:outline-level="3"><text:bookmark-start text:name="_Toc396296493"/><text:bookmark-start text:name="__RefHeading__6706_138634379"/>Group.count<text:bookmark-end text:name="_Toc396296493"/><text:bookmark-end text:name="__RefHeading__6706_138634379"/></text:h>
                </text:list-item>
              </text:list>
            </text:list-item>
          </text:list>
        </text:list-item>
      </text:list>
      <text:p text:style-name="Text_20_body">        <text:span text:style-name="T1">Syntax:</text:span> count</text:p>
      <text:p text:style-name="Text_20_body">   <text:span text:style-name="T1">Comment:</text:span> Will count the number of units that matches this group's search criteria</text:p>
      <text:p text:style-name="Text_20_body">Arguments:</text:p>
      <text:list xml:id="list455812899" text:continue-list="list906421829" text:style-name="List_20_1">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
      <text:list xml:id="list1298164944" text:continue-list="list574366352" text:style-name="Heading_20_Numbering">
        <text:list-item>
          <text:list>
            <text:list-item>
              <text:list>
                <text:list-item>
                  <text:h text:style-name="P10" text:outline-level="3"><text:bookmark-start text:name="_Toc396296494"/><text:bookmark-start text:name="__RefHeading__6708_138634379"/>Group.listunits<text:bookmark-end text:name="_Toc396296494"/><text:bookmark-end text:name="__RefHeading__6708_138634379"/></text:h>
                </text:list-item>
              </text:list>
            </text:list-item>
          </text:list>
        </text:list-item>
      </text:list>
      <text:p text:style-name="Text_20_body">        <text:span text:style-name="T1">Syntax:</text:span> listunits</text:p>
      <text:p text:style-name="Text_20_body">   <text:span text:style-name="T1">Comment:</text:span> Will list all units that matches this group's search critera</text:p>
      <text:p text:style-name="Text_20_body">Arguments:</text:p>
      <text:list xml:id="list1137567938" text:continue-list="list455812899"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text:soft-page-break/>(a)lphabetically in an (a)scending order, next sort on the (4)th column (n)umericallay in an (d)escending order. Parts of the argument may be ignored if incorrectly specified.</text:p>
        </text:list-item>
      </text:list>
      <text:list xml:id="list1030576901" text:continue-list="list1298164944" text:style-name="Heading_20_Numbering">
        <text:list-item>
          <text:list>
            <text:list-item>
              <text:list>
                <text:list-item>
                  <text:h text:style-name="P10" text:outline-level="3"><text:bookmark-start text:name="_Toc396296495"/><text:bookmark-start text:name="__RefHeading__6710_138634379"/>Group.listdetails<text:bookmark-end text:name="_Toc396296495"/><text:bookmark-end text:name="__RefHeading__6710_138634379"/></text:h>
                </text:list-item>
              </text:list>
            </text:list-item>
          </text:list>
        </text:list-item>
      </text:list>
      <text:p text:style-name="Text_20_body">        <text:span text:style-name="T1">Syntax:</text:span> listdetails</text:p>
      <text:p text:style-name="Text_20_body">   <text:span text:style-name="T1">Comment:</text:span> Will list detailed information about this group.</text:p>
      <text:list xml:id="list337771650" text:continue-numbering="true" text:style-name="Heading_20_Numbering">
        <text:list-item>
          <text:list>
            <text:list-item>
              <text:h text:style-name="P8" text:outline-level="2"><text:bookmark-start text:name="_Toc396296496"/><text:bookmark-start text:name="__RefHeading__6712_138634379"/>Job menu<text:bookmark-end text:name="_Toc396296496"/><text:bookmark-end text:name="__RefHeading__6712_138634379"/></text:h>
            </text:list-item>
          </text:list>
        </text:list-item>
      </text:list>
      <text:p text:style-name="Text_20_body">List of commands available:</text:p>
      <text:list xml:id="list1417914608" text:continue-list="list1137567938" text:style-name="List_20_1">
        <text:list-item>
          <text:p text:style-name="P13">listdetails</text:p>
        </text:list-item>
        <text:list-item>
          <text:p text:style-name="P13">listparams</text:p>
        </text:list-item>
        <text:list-item>
          <text:p text:style-name="P13">listfailedunits</text:p>
        </text:list-item>
        <text:list-item>
          <text:p text:style-name="P13">delfailedunits</text:p>
        </text:list-item>
        <text:list-item>
          <text:p text:style-name="P13">status</text:p>
        </text:list-item>
        <text:list-item>
          <text:p text:style-name="P13">start</text:p>
        </text:list-item>
        <text:list-item>
          <text:p text:style-name="P13">pause</text:p>
        </text:list-item>
        <text:list-item>
          <text:p text:style-name="P13">finish</text:p>
        </text:list-item>
        <text:list-item>
          <text:p text:style-name="P13">setparam</text:p>
        </text:list-item>
        <text:list-item>
          <text:p text:style-name="P13">delparam</text:p>
        </text:list-item>
        <text:list-item>
          <text:p text:style-name="P13">refresh</text:p>
        </text:list-item>
      </text:list>
      <text:list xml:id="list1358511966" text:continue-list="list337771650" text:style-name="Heading_20_Numbering">
        <text:list-item>
          <text:list>
            <text:list-item>
              <text:list>
                <text:list-item>
                  <text:h text:style-name="P10" text:outline-level="3"><text:bookmark-start text:name="__RefHeading__6714_138634379"/><text:bookmark-start text:name="_Toc396296497"/>Job.listdetails<text:bookmark-end text:name="__RefHeading__6714_138634379"/><text:bookmark-end text:name="_Toc396296497"/></text:h>
                </text:list-item>
              </text:list>
            </text:list-item>
          </text:list>
        </text:list-item>
      </text:list>
      <text:p text:style-name="Text_20_body">        <text:span text:style-name="T1">Syntax:</text:span> listdetails</text:p>
      <text:p text:style-name="Text_20_body">   <text:span text:style-name="T1">Comment:</text:span> List details about this job</text:p>
      <text:list xml:id="list645090578" text:continue-numbering="true" text:style-name="Heading_20_Numbering">
        <text:list-item>
          <text:list>
            <text:list-item>
              <text:list>
                <text:list-item>
                  <text:h text:style-name="P10" text:outline-level="3"><text:bookmark-start text:name="_Toc396296498"/><text:bookmark-start text:name="__RefHeading__6716_138634379"/>Job.listparams<text:bookmark-end text:name="_Toc396296498"/><text:bookmark-end text:name="__RefHeading__6716_138634379"/></text:h>
                </text:list-item>
              </text:list>
            </text:list-item>
          </text:list>
        </text:list-item>
      </text:list>
      <text:p text:style-name="Text_20_body">        <text:span text:style-name="T1">Syntax:</text:span> listparams [DEFAULT|&lt;unitid&gt;]</text:p>
      <text:p text:style-name="Text_20_body">   <text:span text:style-name="T1">Comment:</text:span> List job parameters for this job.</text:p>
      <text:p text:style-name="Text_20_body">Arguments:</text:p>
      <text:list xml:id="list866355426" text:continue-list="list1417914608"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p text:style-name="Text_20_body">Arguments:</text:p>
      <text:list xml:id="list397147679" text:continue-numbering="true" text:style-name="List_20_1">
        <text:list-item>
          <text:p text:style-name="P13"><text:span text:style-name="T1">[DEFAULT|&lt;unitid&gt;]</text:span>: If set to DEFAULT the command will list all job parameters that are common for all units run by this job. If set to a particular unit-id, the command will list only those job parameters set for a particular unit. The job parameters transferred to the unit are the set of DEFAULT job parameters + the unit specific job parameters. If argument is skipped, all job parameters will be listed.</text:p>
        </text:list-item>
      </text:list>
      <text:p text:style-name="Text_20_body">  <text:span text:style-name="T1">Examples:</text:span></text:p>
      <text:list xml:id="list493120082" text:continue-numbering="true" text:style-name="List_20_1">
        <text:list-item>
          <text:p text:style-name="P13">listparams</text:p>
        </text:list-item>
        <text:list-item>
          <text:p text:style-name="P13">listparams DEFAULT</text:p>
        </text:list-item>
        <text:list-item>
          <text:p text:style-name="P13">listparams 123456-Router-123456789AB</text:p>
        </text:list-item>
      </text:list>
      <text:list xml:id="list1603336713" text:continue-list="list645090578" text:style-name="Heading_20_Numbering">
        <text:list-item>
          <text:list>
            <text:list-item>
              <text:list>
                <text:list-item>
                  <text:h text:style-name="P10" text:outline-level="3"><text:bookmark-start text:name="_Toc396296499"/><text:bookmark-start text:name="__RefHeading__6718_138634379"/>Job.listfailedunits<text:bookmark-end text:name="_Toc396296499"/><text:bookmark-end text:name="__RefHeading__6718_138634379"/></text:h>
                </text:list-item>
              </text:list>
            </text:list-item>
          </text:list>
        </text:list-item>
      </text:list>
      <text:p text:style-name="Text_20_body">        <text:span text:style-name="T1">Syntax:</text:span> listfailedunits</text:p>
      <text:p text:style-name="Text_20_body"><text:soft-page-break/>   <text:span text:style-name="T1">Comment:</text:span> Will list all units that has had a failure of sorts when running the job. It might be that the unit in the end has managed to execute the job.</text:p>
      <text:p text:style-name="Text_20_body">Arguments:</text:p>
      <text:list xml:id="list2016396062" text:continue-list="list493120082" text:style-name="List_20_1">
        <text:list-item>
          <text:p text:style-name="P13"><text:span text:style-name="T1">-a</text:span>: Will list all available information about this object to the output. This is useful for export of data.</text:p>
        </text:list-item>
        <text:list-item>
          <text:p text:style-name="P13"><text:span text:style-name="T1">-u</text:span>: Will use the context available from another command (piping) or input-file. The context will be changed before the command is run.</text:p>
        </text:list-item>
        <text:list-item>
          <text:p text:style-name="P13"><text:span text:style-name="T1">-c</text:span>: Will list the current context to the output. This is useful when using this output as input to another command using the -u option.</text:p>
        </text:list-item>
        <text:list-item>
          <text:p text:style-name="P13"><text:span text:style-name="T1">-o</text:span>: Will order the listing of the output. Syntax of the option argument is -o(&lt;columnnumber&gt;&lt;a|n&gt;&lt;a|d&gt;)+ An example might be -o3aa4nd, which is to be read like this: Sort the (3)rd column (a)lphabetically in an (a)scending order, next sort on the (4)th column (n)umericallay in an (d)escending order. Parts of the argument may be ignored if incorrectly specified.</text:p>
        </text:list-item>
      </text:list>
      <text:list xml:id="list1881932726" text:continue-list="list1603336713" text:style-name="Heading_20_Numbering">
        <text:list-item>
          <text:list>
            <text:list-item>
              <text:list>
                <text:list-item>
                  <text:h text:style-name="P10" text:outline-level="3"><text:bookmark-start text:name="_Toc396296500"/><text:bookmark-start text:name="__RefHeading__6720_138634379"/>Job.delfailedunits<text:bookmark-end text:name="_Toc396296500"/><text:bookmark-end text:name="__RefHeading__6720_138634379"/></text:h>
                </text:list-item>
              </text:list>
            </text:list-item>
          </text:list>
        </text:list-item>
      </text:list>
      <text:p text:style-name="Text_20_body">        <text:span text:style-name="T1">Syntax:</text:span> delfailedunits</text:p>
      <text:p text:style-name="Text_20_body">   <text:span text:style-name="T1">Comment:</text:span> Will delete all records of units that failed when running the job. This command is mostly used for export/delete of the entire unittype, but it's also necessary to run this command if you try to delete a job</text:p>
      <text:p text:style-name="Text_20_body">Arguments:</text:p>
      <text:list xml:id="list541254247" text:continue-list="list2016396062" text:style-name="List_20_1">
        <text:list-item>
          <text:p text:style-name="P13"><text:span text:style-name="T1">-u</text:span>: Will use the context available from another command (piping) or input-file. The context will be changed before the command is run.</text:p>
        </text:list-item>
      </text:list>
      <text:list xml:id="list1217828426" text:continue-list="list1881932726" text:style-name="Heading_20_Numbering">
        <text:list-item>
          <text:list>
            <text:list-item>
              <text:list>
                <text:list-item>
                  <text:h text:style-name="P10" text:outline-level="3"><text:bookmark-start text:name="_Toc396296501"/><text:bookmark-start text:name="__RefHeading__6722_138634379"/>Job.status<text:bookmark-end text:name="_Toc396296501"/><text:bookmark-end text:name="__RefHeading__6722_138634379"/></text:h>
                </text:list-item>
              </text:list>
            </text:list-item>
          </text:list>
        </text:list-item>
      </text:list>
      <text:p text:style-name="Text_20_body">        <text:span text:style-name="T1">Syntax:</text:span> status</text:p>
      <text:p text:style-name="Text_20_body">   <text:span text:style-name="T1">Comment:</text:span> Will list status of the job</text:p>
      <text:p text:style-name="Text_20_body">Arguments:</text:p>
      <text:list xml:id="list1546484714" text:continue-list="list541254247" text:style-name="List_20_1">
        <text:list-item>
          <text:p text:style-name="P13"><text:span text:style-name="T1">-u</text:span>: Will use the context available from another command (piping) or input-file. The context will be changed before the command is run.</text:p>
        </text:list-item>
      </text:list>
      <text:list xml:id="list1423684344" text:continue-list="list1217828426" text:style-name="Heading_20_Numbering">
        <text:list-item>
          <text:list>
            <text:list-item>
              <text:list>
                <text:list-item>
                  <text:h text:style-name="P10" text:outline-level="3"><text:bookmark-start text:name="__RefHeading__6724_138634379"/><text:bookmark-start text:name="_Toc396296502"/>Job.start<text:bookmark-end text:name="__RefHeading__6724_138634379"/><text:bookmark-end text:name="_Toc396296502"/></text:h>
                </text:list-item>
              </text:list>
            </text:list-item>
          </text:list>
        </text:list-item>
      </text:list>
      <text:p text:style-name="Text_20_body">        <text:span text:style-name="T1">Syntax:</text:span> start</text:p>
      <text:p text:style-name="Text_20_body">   <text:span text:style-name="T1">Comment:</text:span> Starts the job.</text:p>
      <text:p text:style-name="Text_20_body">Arguments:</text:p>
      <text:list xml:id="list1385165342" text:continue-list="list1546484714" text:style-name="List_20_1">
        <text:list-item>
          <text:p text:style-name="P13"><text:span text:style-name="T1">-u</text:span>: Will use the context available from another command (piping) or input-file. The context will be changed before the command is run.</text:p>
        </text:list-item>
      </text:list>
      <text:list xml:id="list282880546" text:continue-list="list1423684344" text:style-name="Heading_20_Numbering">
        <text:list-item>
          <text:list>
            <text:list-item>
              <text:list>
                <text:list-item>
                  <text:h text:style-name="P10" text:outline-level="3"><text:bookmark-start text:name="_Toc396296503"/><text:bookmark-start text:name="__RefHeading__6726_138634379"/>Job.pause<text:bookmark-end text:name="_Toc396296503"/><text:bookmark-end text:name="__RefHeading__6726_138634379"/></text:h>
                </text:list-item>
              </text:list>
            </text:list-item>
          </text:list>
        </text:list-item>
      </text:list>
      <text:p text:style-name="Text_20_body">        <text:span text:style-name="T1">Syntax:</text:span> pause</text:p>
      <text:p text:style-name="Text_20_body">   <text:span text:style-name="T1">Comment:</text:span> Pause the job. You may start the job again later.</text:p>
      <text:p text:style-name="Text_20_body">Arguments:</text:p>
      <text:list xml:id="list1247188677" text:continue-list="list1385165342" text:style-name="List_20_1">
        <text:list-item>
          <text:p text:style-name="P13"><text:span text:style-name="T1">-u</text:span>: Will use the context available from another command (piping) or input-file. The context will be changed before the command is run.</text:p>
        </text:list-item>
      </text:list>
      <text:list xml:id="list1810932235" text:continue-list="list282880546" text:style-name="Heading_20_Numbering">
        <text:list-item>
          <text:list>
            <text:list-item>
              <text:list>
                <text:list-item>
                  <text:h text:style-name="P10" text:outline-level="3"><text:bookmark-start text:name="_Toc396296504"/><text:bookmark-start text:name="__RefHeading__6728_138634379"/>Job.finish<text:bookmark-end text:name="_Toc396296504"/><text:bookmark-end text:name="__RefHeading__6728_138634379"/></text:h>
                </text:list-item>
              </text:list>
            </text:list-item>
          </text:list>
        </text:list-item>
      </text:list>
      <text:p text:style-name="Text_20_body">        <text:span text:style-name="T1">Syntax:</text:span> finish</text:p>
      <text:p text:style-name="Text_20_body">   <text:span text:style-name="T1">Comment:</text:span> Finishes the job, it cannot be started after this. You cannot finish a job before you have stopped it.</text:p>
      <text:p text:style-name="Text_20_body">Arguments:</text:p>
      <text:list xml:id="list2040775977" text:continue-list="list1247188677" text:style-name="List_20_1">
        <text:list-item>
          <text:p text:style-name="P13"><text:soft-page-break/><text:span text:style-name="T1">-u</text:span>: Will use the context available from another command (piping) or input-file. The context will be changed before the command is run.</text:p>
        </text:list-item>
      </text:list>
      <text:list xml:id="list1849450991" text:continue-list="list1810932235" text:style-name="Heading_20_Numbering">
        <text:list-item>
          <text:list>
            <text:list-item>
              <text:list>
                <text:list-item>
                  <text:h text:style-name="P10" text:outline-level="3"><text:bookmark-start text:name="_Toc396296505"/><text:bookmark-start text:name="__RefHeading__6730_138634379"/>Job.setparam<text:bookmark-end text:name="_Toc396296505"/><text:bookmark-end text:name="__RefHeading__6730_138634379"/></text:h>
                </text:list-item>
              </text:list>
            </text:list-item>
          </text:list>
        </text:list-item>
      </text:list>
      <text:p text:style-name="Text_20_body">        <text:span text:style-name="T1">Syntax:</text:span> setparam DEFAULT|&lt;unitid&gt; &lt;unittype-parameter-name&gt; &lt;value&gt;</text:p>
      <text:p text:style-name="Text_20_body">   <text:span text:style-name="T1">Comment:</text:span> Add/change a job parameter</text:p>
      <text:p text:style-name="Text_20_body">Arguments:</text:p>
      <text:list xml:id="list2026707369" text:continue-list="list2040775977"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2105665438" text:continue-numbering="true" text:style-name="List_20_1">
        <text:list-item>
          <text:p text:style-name="P13"><text:span text:style-name="T1">DEFAULT|&lt;unitid&gt;</text:span>: Set to DEFAULT to create a job parameter that will apply to all units executing this job. Set to &lt;unitid&gt; to create a job parameter specific to a unit.</text:p>
        </text:list-item>
        <text:list-item>
          <text:p text:style-name="P13"><text:span text:style-name="T1">&lt;unittype-parameter-name&gt;</text:span>: Adding: A valid unittype parameter. Changing: A valid job parameter.</text:p>
        </text:list-item>
        <text:list-item>
          <text:p text:style-name="P13"><text:span text:style-name="T1">&lt;value&gt;</text:span>: Any string. Max 255 characters. The value will be set as a unit parameter on the unit executing the job.</text:p>
        </text:list-item>
      </text:list>
      <text:p text:style-name="Text_20_body">  <text:span text:style-name="T1">Examples:</text:span></text:p>
      <text:list xml:id="list609694838" text:continue-numbering="true" text:style-name="List_20_1">
        <text:list-item>
          <text:p text:style-name="P13">setparam DEFAULT Device.ManagementServer.PeriodicInformInterval 1800</text:p>
        </text:list-item>
      </text:list>
      <text:list xml:id="list1709827544" text:continue-list="list1849450991" text:style-name="Heading_20_Numbering">
        <text:list-item>
          <text:list>
            <text:list-item>
              <text:list>
                <text:list-item>
                  <text:h text:style-name="P11" text:outline-level="3"><text:bookmark-start text:name="_Toc396296506"/><text:bookmark-start text:name="__RefHeading__6732_138634379"/>Job.delparam<text:bookmark-end text:name="_Toc396296506"/><text:bookmark-end text:name="__RefHeading__6732_138634379"/></text:h>
                </text:list-item>
              </text:list>
            </text:list-item>
          </text:list>
        </text:list-item>
      </text:list>
      <text:p text:style-name="Text_20_body">        <text:span text:style-name="T1">Syntax:</text:span> delparam DEFAULT|&lt;unitid&gt; &lt;unittype-parameter-name&gt;</text:p>
      <text:p text:style-name="Text_20_body">   <text:span text:style-name="T1">Comment:</text:span> Delete a job parameter</text:p>
      <text:p text:style-name="Text_20_body">Arguments:</text:p>
      <text:list xml:id="list1579634239" text:continue-list="list609694838" text:style-name="List_20_1">
        <text:list-item>
          <text:p text:style-name="P13"><text:span text:style-name="T1">-u</text:span>: Will use the context available from another command (piping) or input-file. The context will be changed before the command is run.</text:p>
        </text:list-item>
      </text:list>
      <text:p text:style-name="Text_20_body">Arguments:</text:p>
      <text:list xml:id="list1475550037" text:continue-numbering="true" text:style-name="List_20_1">
        <text:list-item>
          <text:p text:style-name="P13"><text:span text:style-name="T1">DEFAULT|&lt;unitid&gt;</text:span>: Set to DEFAULT to delete a job parameter that will apply to all units executing this job. Set to &lt;unitid&gt; to delete a job parameter specific to a unit.</text:p>
        </text:list-item>
        <text:list-item>
          <text:p text:style-name="P13"><text:span text:style-name="T1">&lt;unittype-parameter-name&gt;</text:span>: A valid job parameter.</text:p>
        </text:list-item>
      </text:list>
      <text:p text:style-name="Text_20_body">  <text:span text:style-name="T1">Examples:</text:span></text:p>
      <text:list xml:id="list96143619" text:continue-numbering="true" text:style-name="List_20_1">
        <text:list-item>
          <text:p text:style-name="P13">delparam DEFAULT Device.ManagementServer.PeriodicInformInterval</text:p>
        </text:list-item>
      </text:list>
      <text:list xml:id="list1994880509" text:continue-list="list1709827544" text:style-name="Heading_20_Numbering">
        <text:list-item>
          <text:list>
            <text:list-item>
              <text:list>
                <text:list-item>
                  <text:h text:style-name="P10" text:outline-level="3"><text:bookmark-start text:name="_Toc396296507"/><text:bookmark-start text:name="__RefHeading__6734_138634379"/>Job.refresh<text:bookmark-end text:name="_Toc396296507"/><text:bookmark-end text:name="__RefHeading__6734_138634379"/></text:h>
                </text:list-item>
              </text:list>
            </text:list-item>
          </text:list>
        </text:list-item>
      </text:list>
      <text:p text:style-name="Text_20_body">        <text:span text:style-name="T1">Syntax:</text:span> refresh</text:p>
      <text:p text:style-name="Text_20_body">   <text:span text:style-name="T1">Comment:</text:span> Refresh status about a job. Otherwise counters seen in 'listjobdetails' are not updated in this session.</text:p>
      <text:p text:style-name="Text_20_body">Arguments:</text:p>
      <text:list xml:id="list585664703" text:continue-list="list96143619" text:style-name="List_20_1">
        <text:list-item>
          <text:p text:style-name="P13"><text:span text:style-name="T1">-u</text:span>: Will use the context available from another command (piping) or input-file. The context will be changed before the command is ru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2"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2"/>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Shell User Manual</text:title><text:tab/>Version <text:user-defined style:data-style-name="N0" text:name="Product Version">2014R1</text:user-defined></text:p>
      </style:header>
      <style:footer>
        <text:p text:style-name="Footer">Page <text:page-number text:select-page="current">41</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Shell User Manual</dc:title>
    <meta:initial-creator>Erik Larsen</meta:initial-creator>
    <dc:creator>Patrick Fox</dc:creator>
    <meta:editing-cycles>46</meta:editing-cycles>
    <meta:print-date>2014-08-20T09:48:00</meta:print-date>
    <meta:creation-date>2014-08-20T08:56:00</meta:creation-date>
    <dc:date>2015-08-30T20:41:57</dc:date>
    <meta:editing-duration>P3DT22H20M42S</meta:editing-duration>
    <meta:generator>OpenOffice/4.1.1$Unix OpenOffice.org_project/411m6$Build-9775</meta:generator>
    <meta:document-statistic meta:table-count="5" meta:image-count="0" meta:object-count="0" meta:page-count="56" meta:paragraph-count="1760" meta:word-count="18429" meta:character-count="1174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Product Version" meta:value-type="string">2014R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